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23" style:family="table">
      <style:table-properties style:width="6.2993in" table:align="left" style:may-break-between-rows="false" style:writing-mode="lr-tb"/>
    </style:style>
    <style:style style:name="tlim23.A" style:family="table-column">
      <style:table-column-properties style:column-width="6.2993in"/>
    </style:style>
    <style:style style:name="tlim23.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23" style:family="table">
      <style:table-properties style:width="6.2993in" table:align="left" style:may-break-between-rows="false" style:writing-mode="lr-tb"/>
    </style:style>
    <style:style style:name="tp23.A" style:family="table-column">
      <style:table-column-properties style:column-width="6.2993in"/>
    </style:style>
    <style:style style:name="tp23.A1" style:family="table-cell">
      <style:table-cell-properties fo:padding="0in" fo:border="none"/>
    </style:style>
    <style:style style:name="tp24" style:family="table">
      <style:table-properties style:width="6.2993in" table:align="left" style:may-break-between-rows="false" style:writing-mode="lr-tb"/>
    </style:style>
    <style:style style:name="tp24.A" style:family="table-column">
      <style:table-column-properties style:column-width="6.2993in"/>
    </style:style>
    <style:style style:name="tp24.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8" style:family="table-cell">
      <style:table-cell-properties fo:padding="0.0382in" fo:border-left="0.0347in solid #000000" fo:border-right="none" fo:border-top="none" fo:border-bottom="0.0347in solid #000000"/>
    </style:style>
    <style:style style:name="t15.B8"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8" style:family="table-cell">
      <style:table-cell-properties fo:padding="0.0382in" fo:border-left="0.0347in solid #000000" fo:border-right="none" fo:border-top="none" fo:border-bottom="0.0347in solid #000000"/>
    </style:style>
    <style:style style:name="t16.B8" style:family="table-cell">
      <style:table-cell-properties fo:padding="0.0382in" fo:border-left="0.0007in solid #000000" fo:border-right="none" fo:border-top="none" fo:border-bottom="0.0347in solid #000000"/>
    </style:style>
    <style:style style:name="t22" style:family="table">
      <style:table-properties style:width="6.6799in" table:align="center" style:may-break-between-rows="false" style:writing-mode="lr-tb"/>
    </style:style>
    <style:style style:name="t22.A" style:family="table-column">
      <style:table-column-properties style:column-width="0.7917in"/>
    </style:style>
    <style:style style:name="t22.B" style:family="table-column">
      <style:table-column-properties style:column-width="0.5146in"/>
    </style:style>
    <style:style style:name="t22.H" style:family="table-column">
      <style:table-column-properties style:column-width="0.7in"/>
    </style:style>
    <style:style style:name="t22.K" style:family="table-column">
      <style:table-column-properties style:column-width="0.7007in"/>
    </style:style>
    <style:style style:name="t22.1" style:family="table-row">
      <style:table-row-properties style:min-row-height="0.3063in"/>
    </style:style>
    <style:style style:name="t22.A1" style:family="table-cell">
      <style:table-cell-properties style:vertical-align="bottom" fo:padding="0.0382in" fo:border="none"/>
    </style:style>
    <style:style style:name="t22.2" style:family="table-row">
      <style:table-row-properties style:min-row-height="0.5708in"/>
    </style:style>
    <style:style style:name="t22.A2" style:family="table-cell">
      <style:table-cell-properties fo:padding="0.0382in" fo:border-left="0.0347in solid #000000" fo:border-right="none" fo:border-top="0.0347in solid #000000" fo:border-bottom="0.0007in solid #000000"/>
    </style:style>
    <style:style style:name="t22.B2" style:family="table-cell">
      <style:table-cell-properties fo:padding="0.0382in" fo:border-left="0.0007in solid #000000" fo:border-right="none" fo:border-top="0.0347in solid #000000" fo:border-bottom="0.0007in solid #000000"/>
    </style:style>
    <style:style style:name="t22.K2" style:family="table-cell">
      <style:table-cell-properties fo:padding="0.0382in" fo:border-left="0.0007in solid #000000" fo:border-right="0.0347in solid #000000" fo:border-top="0.0347in solid #000000" fo:border-bottom="0.0007in solid #000000"/>
    </style:style>
    <style:style style:name="t22.3" style:family="table-row">
      <style:table-row-properties style:min-row-height="0.2639in"/>
    </style:style>
    <style:style style:name="t22.D3" style:family="table-cell">
      <style:table-cell-properties fo:padding="0.0382in" fo:border-left="0.0007in solid #000000" fo:border-right="none" fo:border-top="none" fo:border-bottom="0.0007in solid #000000"/>
    </style:style>
    <style:style style:name="t22.4" style:family="table-row">
      <style:table-row-properties style:min-row-height="0.3125in"/>
    </style:style>
    <style:style style:name="t22.A5" style:family="table-cell">
      <style:table-cell-properties fo:padding="0.0382in" fo:border-left="0.0347in solid #000000" fo:border-right="none" fo:border-top="none" fo:border-bottom="0.0007in solid #000000"/>
    </style:style>
    <style:style style:name="t22.K5" style:family="table-cell">
      <style:table-cell-properties style:vertical-align="middle" fo:padding="0.0382in" fo:border-left="0.0007in solid #000000" fo:border-right="0.0347in solid #000000" fo:border-top="none" fo:border-bottom="0.0347in solid #000000"/>
    </style:style>
    <style:style style:name="t22.A9" style:family="table-cell">
      <style:table-cell-properties fo:padding="0.0382in" fo:border-left="0.0347in solid #000000" fo:border-right="none" fo:border-top="none" fo:border-bottom="0.0347in solid #000000"/>
    </style:style>
    <style:style style:name="t22.B9" style:family="table-cell">
      <style:table-cell-properties fo:padding="0.0382in" fo:border-left="0.0007in solid #000000" fo:border-right="none" fo:border-top="none" fo:border-bottom="0.0347in solid #000000"/>
    </style:style>
    <style:style style:name="t23" style:family="table">
      <style:table-properties style:width="6.6903in" table:align="center" style:may-break-between-rows="false" style:writing-mode="lr-tb"/>
    </style:style>
    <style:style style:name="t23.A" style:family="table-column">
      <style:table-column-properties style:column-width="0.8236in"/>
    </style:style>
    <style:style style:name="t23.B" style:family="table-column">
      <style:table-column-properties style:column-width="0.5118in"/>
    </style:style>
    <style:style style:name="t23.D" style:family="table-column">
      <style:table-column-properties style:column-width="0.5111in"/>
    </style:style>
    <style:style style:name="t23.E" style:family="table-column">
      <style:table-column-properties style:column-width="0.5028in"/>
    </style:style>
    <style:style style:name="t23.H" style:family="table-column">
      <style:table-column-properties style:column-width="0.7014in"/>
    </style:style>
    <style:style style:name="t23.I" style:family="table-column">
      <style:table-column-properties style:column-width="0.7007in"/>
    </style:style>
    <style:style style:name="t23.K" style:family="table-column">
      <style:table-column-properties style:column-width="0.7028in"/>
    </style:style>
    <style:style style:name="t23.1" style:family="table-row">
      <style:table-row-properties style:min-row-height="0.3063in"/>
    </style:style>
    <style:style style:name="t23.A1" style:family="table-cell">
      <style:table-cell-properties style:vertical-align="bottom" fo:padding="0.0382in" fo:border="none"/>
    </style:style>
    <style:style style:name="t23.2" style:family="table-row">
      <style:table-row-properties style:min-row-height="0.5708in"/>
    </style:style>
    <style:style style:name="t23.A2" style:family="table-cell">
      <style:table-cell-properties fo:padding="0.0382in" fo:border-left="0.0347in solid #000000" fo:border-right="none" fo:border-top="0.0347in solid #000000" fo:border-bottom="0.0007in solid #000000"/>
    </style:style>
    <style:style style:name="t23.B2" style:family="table-cell">
      <style:table-cell-properties fo:padding="0.0382in" fo:border-left="0.0007in solid #000000" fo:border-right="none" fo:border-top="0.0347in solid #000000" fo:border-bottom="0.0007in solid #000000"/>
    </style:style>
    <style:style style:name="t23.K2" style:family="table-cell">
      <style:table-cell-properties fo:padding="0.0382in" fo:border-left="0.0007in solid #000000" fo:border-right="0.0347in solid #000000" fo:border-top="0.0347in solid #000000" fo:border-bottom="0.0007in solid #000000"/>
    </style:style>
    <style:style style:name="t23.3" style:family="table-row">
      <style:table-row-properties style:min-row-height="0.2639in"/>
    </style:style>
    <style:style style:name="t23.D3" style:family="table-cell">
      <style:table-cell-properties fo:padding="0.0382in" fo:border-left="0.0007in solid #000000" fo:border-right="none" fo:border-top="none" fo:border-bottom="0.0007in solid #000000"/>
    </style:style>
    <style:style style:name="t23.4" style:family="table-row">
      <style:table-row-properties style:min-row-height="0.2979in"/>
    </style:style>
    <style:style style:name="t23.A5" style:family="table-cell">
      <style:table-cell-properties fo:padding="0.0382in" fo:border-left="0.0347in solid #000000" fo:border-right="none" fo:border-top="none" fo:border-bottom="0.0007in solid #000000"/>
    </style:style>
    <style:style style:name="t23.K5" style:family="table-cell">
      <style:table-cell-properties style:vertical-align="middle" fo:padding="0.0382in" fo:border-left="0.0007in solid #000000" fo:border-right="0.0347in solid #000000" fo:border-top="none" fo:border-bottom="0.0347in solid #000000"/>
    </style:style>
    <style:style style:name="t23.A9" style:family="table-cell">
      <style:table-cell-properties fo:padding="0.0382in" fo:border-left="0.0347in solid #000000" fo:border-right="none" fo:border-top="none" fo:border-bottom="0.0347in solid #000000"/>
    </style:style>
    <style:style style:name="t23.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9" style:family="table-cell">
      <style:table-cell-properties fo:padding="0.0382in" fo:border-left="0.0347in solid #000000" fo:border-right="none" fo:border-top="none" fo:border-bottom="0.0347in solid #000000"/>
    </style:style>
    <style:style style:name="t3.B9"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8" style:family="paragraph" style:parent-style-name="Standard">
      <style:paragraph-properties style:snap-to-layout-gri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5"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6"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7"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0" style:family="paragraph" style:parent-style-name="Standard">
      <style:paragraph-properties fo:text-align="center" style:justify-single-word="false" style:text-autospace="none"/>
      <style:text-properties fo:font-size="10pt" style:font-size-asian="10pt" style:font-size-complex="10pt"/>
    </style:style>
    <style:style style:name="P31"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7"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4" style:family="paragraph" style:parent-style-name="Table_20_Contents">
      <style:paragraph-properties fo:text-align="center" style:justify-single-word="false"/>
      <style:text-properties fo:font-size="10pt" fo:language="ru" fo:country="RU" style:font-size-asian="10pt" style:font-size-complex="10pt"/>
    </style:style>
    <style:style style:name="P45" style:family="paragraph" style:parent-style-name="Table_20_Contents">
      <style:paragraph-properties fo:text-align="center" style:justify-single-word="false"/>
      <style:text-properties fo:font-size="10pt" fo:language="en" fo:country="US" style:font-size-asian="10pt" style:font-size-complex="10pt"/>
    </style:style>
    <style:style style:name="P4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7" style:family="paragraph" style:parent-style-name="Text_20_body">
      <style:paragraph-properties fo:text-align="center" style:justify-single-word="false"/>
    </style:style>
    <style:style style:name="P48" style:family="paragraph" style:parent-style-name="Text_20_body">
      <style:text-properties style:font-name="Arial" fo:font-size="10pt" style:font-size-asian="10pt" style:font-name-complex="Arial"/>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4"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5"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6" style:family="paragraph" style:parent-style-name="Standard">
      <style:paragraph-properties fo:margin-left="0.3937in" fo:margin-right="0in" fo:text-indent="0in" style:auto-text-indent="false"/>
    </style:style>
    <style:style style:name="P67" style:family="paragraph" style:parent-style-name="Heading_20_2">
      <style:text-properties style:font-name="Arial" fo:font-size="10pt" style:font-size-asian="10pt" style:font-size-complex="10pt"/>
    </style:style>
    <style:style style:name="P68"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P6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70"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71" style:family="paragraph" style:parent-style-name="Standard">
      <style:paragraph-properties fo:text-align="center" style:justify-single-word="false" style:text-autospace="none"/>
      <style:text-properties fo:font-size="10pt" style:font-size-asian="10pt" style:font-size-complex="10pt"/>
    </style:style>
    <style:style style:name="P72"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73"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46in" draw:visible-area-height="1.7579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4">ПРОТОКОЛ ПРОВЕРКИ</text:p>
      <text:p text:style-name="P12"/>
      <text:p text:style-name="P13"/>
      <text:p text:style-name="P14"><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1"/>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4">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22" table:style-name="tlim22">
        <table:table-column table:style-name="tlim22.A"/>
        <table:table-row>
          <table:table-cell table:style-name="tlim22.A1" office:value-type="string">
            <text:p text:style-name="P9">БОИ: 1.0 мкЗв/ч – <text:span text:style-name="T18">100.0</text:span> мЗв/ч;</text:p>
          </table:table-cell>
        </table:table-row>
      </table:table>
      <table:table table:name="tlim23" table:style-name="tlim23">
        <table:table-column table:style-name="tlim23.A"/>
        <table:table-row>
          <table:table-cell table:style-name="tlim23.A1" office:value-type="string">
            <text:p text:style-name="P9">БОИ<text:span text:style-name="T18">-2</text:span>: 1.0 мкЗв/ч – <text:span text:style-name="T18">100.0</text:span> мЗв/ч;</text:p>
          </table:table-cell>
        </table:table-row>
      </table:table>
      <table:table table:name="tlim16" table:style-name="tlim16">
        <table:table-column table:style-name="tlim16.A"/>
        <table:table-row>
          <table:table-cell table:style-name="tlim16.A1" office:value-type="string">
            <text:p text:style-name="P9">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8">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4">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8">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6"><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4">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8">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7"><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4">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8">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4">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8">БДКН-03: 0.1 мкЗв/ч – 10.0 мЗв/ч;</text:p>
          </table:table-cell>
        </table:table-row>
      </table:table>
      <table:table table:name="tml5" table:style-name="tml5">
        <table:table-column table:style-name="tml5.A"/>
        <table:table-row>
          <table:table-cell table:style-name="tml5.A1" office:value-type="string">
            <text:p text:style-name="P64">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8">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ext:p text:style-name="P8"/>
      <table:table table:name="tp16" table:style-name="tp16">
        <table:table-column table:style-name="tp16.A"/>
        <table:table-row>
          <table:table-cell table:style-name="tp16.A1" office:value-type="string">
            <text:p text:style-name="P9">БОИ: ± 20 %;</text:p>
          </table:table-cell>
        </table:table-row>
      </table:table>
      <table:table table:name="tp23" table:style-name="tp23">
        <table:table-column table:style-name="tp23.A"/>
        <table:table-row>
          <table:table-cell table:style-name="tp23.A1" office:value-type="string">
            <text:p text:style-name="P9">БОИ: ± 20 %;</text:p>
          </table:table-cell>
        </table:table-row>
      </table:table>
      <table:table table:name="tp24" table:style-name="tp24">
        <table:table-column table:style-name="tp24.A"/>
        <table:table-row>
          <table:table-cell table:style-name="tp24.A1" office:value-type="string">
            <text:p text:style-name="P9">БОИ<text:span text:style-name="T18">-2</text:span>: ± 20 %;</text:p>
          </table:table-cell>
        </table:table-row>
      </table:table>
      <table:table table:name="tp17" table:style-name="tp17">
        <table:table-column table:style-name="tp17.A"/>
        <table:table-row>
          <table:table-cell table:style-name="tp17.A1" office:value-type="string">
            <text:p text:style-name="P9">БОИ<text:span text:style-name="T18">-2</text:span>: ± 20 %;</text:p>
          </table:table-cell>
        </table:table-row>
      </table:table>
      <table:table table:name="tp18" table:style-name="tp18">
        <table:table-column table:style-name="tp18.A"/>
        <table:table-row>
          <table:table-cell table:style-name="tp18.A1" office:value-type="string">
            <text:p text:style-name="P9">БОИ<text:span text:style-name="T18">-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9">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8">24</text:span>: ± <text:span text:style-name="T18">15</text:span> %;</text:p>
          </table:table-cell>
        </table:table-row>
      </table:table>
      <table:table table:name="tp8" table:style-name="tp8">
        <table:table-column table:style-name="tp8.A"/>
        <text:soft-page-break/>
        <table:table-row>
          <table:table-cell table:style-name="tp8.A1" office:value-type="string">
            <text:p text:style-name="P28">Б<text:span text:style-name="T54">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8">Б<text:span text:style-name="T54">ДКН-01</text:span>: ± 20 %;</text:p>
          </table:table-cell>
        </table:table-row>
      </table:table>
      <table:table table:name="tp11" table:style-name="tp11">
        <table:table-column table:style-name="tp11.A"/>
        <table:table-row>
          <table:table-cell table:style-name="tp11.A1" office:value-type="string">
            <text:p text:style-name="P28">БДКН-03: ± 20 %;</text:p>
          </table:table-cell>
        </table:table-row>
      </table:table>
      <table:table table:name="tp12" table:style-name="tp12">
        <table:table-column table:style-name="tp12.A"/>
        <table:table-row>
          <table:table-cell table:style-name="tp12.A1" office:value-type="string">
            <text:p text:style-name="P28">БДПА-01: ± 20 %;</text:p>
          </table:table-cell>
        </table:table-row>
      </table:table>
      <table:table table:name="tp13" table:style-name="tp13">
        <table:table-column table:style-name="tp13.A"/>
        <table:table-row>
          <table:table-cell table:style-name="tp13.A1" office:value-type="string">
            <text:p text:style-name="P29">БДПА-02: <text:span text:style-name="T16">± 20 %;</text:span></text:p>
          </table:table-cell>
        </table:table-row>
      </table:table>
      <table:table table:name="tp14" table:style-name="tp14">
        <table:table-column table:style-name="tp14.A"/>
        <table:table-row>
          <table:table-cell table:style-name="tp14.A1" office:value-type="string">
            <text:p text:style-name="P28">БДПБ-01: ± 20 %;</text:p>
          </table:table-cell>
        </table:table-row>
      </table:table>
      <table:table table:name="tp15" table:style-name="tp15">
        <table:table-column table:style-name="tp15.A"/>
        <table:table-row>
          <table:table-cell table:style-name="tp15.A1" office:value-type="string">
            <text:p text:style-name="P28">БДПБ-02: ± 20 %;</text:p>
          </table:table-cell>
        </table:table-row>
      </table:table>
      <table:table table:name="tp19" table:style-name="tp19">
        <table:table-column table:style-name="tp19.A"/>
        <table:table-row>
          <table:table-cell table:style-name="tp19.A1" office:value-type="string">
            <text:p text:style-name="P28">Б<text:span text:style-name="T54">ДКР-01</text:span>: ± <text:span text:style-name="T18">15</text:span> %;</text:p>
          </table:table-cell>
        </table:table-row>
      </table:table>
      <table:table table:name="tp20" table:style-name="tp20">
        <table:table-column table:style-name="tp20.A"/>
        <table:table-row>
          <table:table-cell table:style-name="tp20.A1" office:value-type="string">
            <text:h text:style-name="P67"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5"><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6249097638290406397" text:style-name="WW8Num2">
              <text:list-item>
                <text:p text:style-name="P73"><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68"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8"/>
      <text:p text:style-name="P7">Условия эксплуатации:</text:p>
      <text:p text:style-name="P66"><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6"><text:span text:style-name="T11">- <text:s/></text:span><text:span text:style-name="T5">Атмосферное давление<text:tab/><text:tab/><text:tab/><text:tab/>98,5 </text:span><text:span text:style-name="T11">kPa</text:span></text:p>
      <text:p text:style-name="P66"><text:span text:style-name="T11">- <text:s/></text:span><text:span text:style-name="T5">Относительная влажность воздуха<text:tab/><text:tab/><text:tab/></text:span><text:span text:style-name="T11">$vlag</text:span><text:span text:style-name="T5"> %</text:span></text:p>
      <text:p text:style-name="P66"><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6"><text:span text:style-name="Знак_20_примечания"/></text:p>
      <text:p text:style-name="P34"><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3">-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3">-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3">-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3">-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3"><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2"/>
      <table:table table:name="t15" table:style-name="t15">
        <table:table-column table:style-name="t15.A"/>
        <table:table-column table:style-name="t15.B" table:number-columns-repeated="6"/>
        <table:table-column table:style-name="t15.H" table:number-columns-repeated="3"/>
        <table:table-column table:style-name="t15.K"/>
        <text:soft-page-break/>
        <table:table-row table:style-name="t15.1">
          <table:table-cell table:style-name="t15.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1">Номер источ-ника</text:p>
          </table:table-cell>
          <table:table-cell table:style-name="t15.B2" table:number-rows-spanned="3" office:value-type="string">
            <text:p text:style-name="P51">Рассто-яние до источ-ника, </text:p>
            <text:p text:style-name="P52">R, см</text:p>
          </table:table-cell>
          <table:table-cell table:style-name="t1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5.3">
          <table:covered-table-cell/>
          <table:covered-table-cell/>
          <table:covered-table-cell/>
          <table:table-cell table:style-name="t15.D3" table:number-rows-spanned="2" office:value-type="string">
            <text:p text:style-name="P44">Фон, нЗв/ч</text:p>
          </table:table-cell>
          <table:table-cell table:style-name="t15.D3" table:number-columns-spanned="3" office:value-type="string">
            <text:p text:style-name="P44">Измеренное значение </text:p>
          </table:table-cell>
          <table:covered-table-cell/>
          <table:covered-table-cell/>
          <table:table-cell table:style-name="t1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5"><text:span text:style-name="T38">H</text:span><text:span text:style-name="T42">1</text:span></text:p>
          </table:table-cell>
          <table:table-cell table:style-name="t15.D3" office:value-type="string">
            <text:p text:style-name="P44"><text:span text:style-name="T19">H</text:span><text:span text:style-name="T42">2</text:span></text:p>
          </table:table-cell>
          <table:table-cell table:style-name="t1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7"><text:span text:style-name="T18">20</text:span> <text:span text:style-name="T54">мкЗв</text:span>/ч</text:p>
          </table:table-cell>
          <table:table-cell table:style-name="t15.D3" office:value-type="string">
            <text:p text:style-name="P30">$15-30</text:p>
          </table:table-cell>
          <table:table-cell table:style-name="t15.D3" office:value-type="string">
            <text:p text:style-name="P30">$15-40</text:p>
          </table:table-cell>
          <table:table-cell table:style-name="t15.D3" office:value-type="string">
            <text:p text:style-name="P30">$15-50</text:p>
          </table:table-cell>
          <table:table-cell table:style-name="t15.D3" office:value-type="string">
            <text:p text:style-name="P30">$15-60</text:p>
          </table:table-cell>
          <table:table-cell table:style-name="t15.D3" office:value-type="string">
            <text:p text:style-name="P30">$15-70</text:p>
          </table:table-cell>
          <table:table-cell table:style-name="t15.D3" office:value-type="string">
            <text:p text:style-name="P30">$15-80</text:p>
          </table:table-cell>
          <table:table-cell table:style-name="t15.D3" office:value-type="string">
            <text:p text:style-name="P31">$15-00</text:p>
          </table:table-cell>
          <table:table-cell table:style-name="t15.D3" office:value-type="string">
            <text:p text:style-name="P30">$15-10</text:p>
          </table:table-cell>
          <table:table-cell table:style-name="t15.D3" office:value-type="string">
            <text:p text:style-name="P30">$15-20</text:p>
          </table:table-cell>
          <table:table-cell table:style-name="t15.K5" table:number-rows-spanned="4" office:value-type="string">
            <text:p text:style-name="P23">±<text:span text:style-name="T18">15</text:span></text:p>
          </table:table-cell>
        </table:table-row>
        <table:table-row>
          <table:table-cell table:style-name="t15.A5" office:value-type="string">
            <text:p text:style-name="P17">7<text:span text:style-name="T18">0</text:span> <text:span text:style-name="T54">мкЗв</text:span>/ч</text:p>
          </table:table-cell>
          <table:table-cell table:style-name="t15.D3" office:value-type="string">
            <text:p text:style-name="P30">$15-31</text:p>
          </table:table-cell>
          <table:table-cell table:style-name="t15.D3" office:value-type="string">
            <text:p text:style-name="P30">$15-41</text:p>
          </table:table-cell>
          <table:table-cell table:style-name="t15.D3" office:value-type="string">
            <text:p text:style-name="P30">$15-51</text:p>
          </table:table-cell>
          <table:table-cell table:style-name="t15.D3" office:value-type="string">
            <text:p text:style-name="P30">$15-61</text:p>
          </table:table-cell>
          <table:table-cell table:style-name="t15.D3" office:value-type="string">
            <text:p text:style-name="P30">$15-71</text:p>
          </table:table-cell>
          <table:table-cell table:style-name="t15.D3" office:value-type="string">
            <text:p text:style-name="P30">$15-81</text:p>
          </table:table-cell>
          <table:table-cell table:style-name="t15.D3" office:value-type="string">
            <text:p text:style-name="P31">$15-01</text:p>
          </table:table-cell>
          <table:table-cell table:style-name="t15.D3" office:value-type="string">
            <text:p text:style-name="P30">$15-11</text:p>
          </table:table-cell>
          <table:table-cell table:style-name="t15.D3" office:value-type="string">
            <text:p text:style-name="P30">$15-21</text:p>
          </table:table-cell>
          <table:covered-table-cell/>
        </table:table-row>
        <table:table-row>
          <table:table-cell table:style-name="t15.A5" office:value-type="string">
            <text:p text:style-name="P17"><text:span text:style-name="T18">0,</text:span>7 <text:span text:style-name="T54">м</text:span>Зв/ч</text:p>
          </table:table-cell>
          <table:table-cell table:style-name="t15.D3" office:value-type="string">
            <text:p text:style-name="P30">$15-32</text:p>
          </table:table-cell>
          <table:table-cell table:style-name="t15.D3" office:value-type="string">
            <text:p text:style-name="P30">$15-42</text:p>
          </table:table-cell>
          <table:table-cell table:style-name="t15.D3" office:value-type="string">
            <text:p text:style-name="P30">$15-52</text:p>
          </table:table-cell>
          <table:table-cell table:style-name="t15.D3" office:value-type="string">
            <text:p text:style-name="P30">$15-62</text:p>
          </table:table-cell>
          <table:table-cell table:style-name="t15.D3" office:value-type="string">
            <text:p text:style-name="P30">$15-72</text:p>
          </table:table-cell>
          <table:table-cell table:style-name="t15.D3" office:value-type="string">
            <text:p text:style-name="P30">$15-82</text:p>
          </table:table-cell>
          <table:table-cell table:style-name="t15.D3" office:value-type="string">
            <text:p text:style-name="P31">$15-02</text:p>
          </table:table-cell>
          <table:table-cell table:style-name="t15.D3" office:value-type="string">
            <text:p text:style-name="P30">$15-12</text:p>
          </table:table-cell>
          <table:table-cell table:style-name="t15.D3" office:value-type="string">
            <text:p text:style-name="P30">$15-22</text:p>
          </table:table-cell>
          <table:covered-table-cell/>
        </table:table-row>
        <table:table-row>
          <table:table-cell table:style-name="t15.A8" office:value-type="string">
            <text:p text:style-name="P17">7 <text:span text:style-name="T54">м</text:span>Зв/ч</text:p>
          </table:table-cell>
          <table:table-cell table:style-name="t15.B8" office:value-type="string">
            <text:p text:style-name="P30">$15-33</text:p>
          </table:table-cell>
          <table:table-cell table:style-name="t15.B8" office:value-type="string">
            <text:p text:style-name="P30">$15-43</text:p>
          </table:table-cell>
          <table:table-cell table:style-name="t15.B8" office:value-type="string">
            <text:p text:style-name="P30">$15-53</text:p>
          </table:table-cell>
          <table:table-cell table:style-name="t15.B8" office:value-type="string">
            <text:p text:style-name="P30">$15-63</text:p>
          </table:table-cell>
          <table:table-cell table:style-name="t15.B8" office:value-type="string">
            <text:p text:style-name="P30">$15-73</text:p>
          </table:table-cell>
          <table:table-cell table:style-name="t15.B8" office:value-type="string">
            <text:p text:style-name="P30">$15-83</text:p>
          </table:table-cell>
          <table:table-cell table:style-name="t15.B8" office:value-type="string">
            <text:p text:style-name="P31">$15-03</text:p>
          </table:table-cell>
          <table:table-cell table:style-name="t15.B8" office:value-type="string">
            <text:p text:style-name="P30">$15-13</text:p>
          </table:table-cell>
          <table:table-cell table:style-name="t15.B8" office:value-type="string">
            <text:p text:style-name="P30">$15-23</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able:table-row table:style-name="t16.1">
          <table:table-cell table:style-name="t16.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4">Фон, нЗв/ч</text:p>
          </table:table-cell>
          <table:table-cell table:style-name="t16.D3" table:number-columns-spanned="3" office:value-type="string">
            <text:p text:style-name="P44">Измеренное значение </text:p>
          </table:table-cell>
          <table:covered-table-cell/>
          <table:covered-table-cell/>
          <table:table-cell table:style-name="t1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5"><text:span text:style-name="T38">H</text:span><text:span text:style-name="T42">1</text:span></text:p>
          </table:table-cell>
          <table:table-cell table:style-name="t16.D3" office:value-type="string">
            <text:p text:style-name="P44"><text:span text:style-name="T19">H</text:span><text:span text:style-name="T42">2</text:span></text:p>
          </table:table-cell>
          <table:table-cell table:style-name="t1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7"><text:span text:style-name="T18">20</text:span> <text:span text:style-name="T54">мкЗв</text:span>/ч</text:p>
          </table:table-cell>
          <table:table-cell table:style-name="t16.D3" office:value-type="string">
            <text:p text:style-name="P30">$16-30</text:p>
          </table:table-cell>
          <table:table-cell table:style-name="t16.D3" office:value-type="string">
            <text:p text:style-name="P30">$16-40</text:p>
          </table:table-cell>
          <table:table-cell table:style-name="t16.D3" office:value-type="string">
            <text:p text:style-name="P30">$16-50</text:p>
          </table:table-cell>
          <table:table-cell table:style-name="t16.D3" office:value-type="string">
            <text:p text:style-name="P30">$16-60</text:p>
          </table:table-cell>
          <table:table-cell table:style-name="t16.D3" office:value-type="string">
            <text:p text:style-name="P30">$16-70</text:p>
          </table:table-cell>
          <table:table-cell table:style-name="t16.D3" office:value-type="string">
            <text:p text:style-name="P30">$16-80</text:p>
          </table:table-cell>
          <table:table-cell table:style-name="t16.D3" office:value-type="string">
            <text:p text:style-name="P31">$16-00</text:p>
          </table:table-cell>
          <table:table-cell table:style-name="t16.D3" office:value-type="string">
            <text:p text:style-name="P30">$16-10</text:p>
          </table:table-cell>
          <table:table-cell table:style-name="t16.D3" office:value-type="string">
            <text:p text:style-name="P30">$16-20</text:p>
          </table:table-cell>
          <table:table-cell table:style-name="t16.K5" table:number-rows-spanned="4" office:value-type="string">
            <text:p text:style-name="P23">±<text:span text:style-name="T18">15</text:span></text:p>
          </table:table-cell>
        </table:table-row>
        <table:table-row>
          <table:table-cell table:style-name="t16.A5" office:value-type="string">
            <text:p text:style-name="P17">7<text:span text:style-name="T18">0</text:span> <text:span text:style-name="T54">мкЗв</text:span>/ч</text:p>
          </table:table-cell>
          <table:table-cell table:style-name="t16.D3" office:value-type="string">
            <text:p text:style-name="P30">$16-31</text:p>
          </table:table-cell>
          <table:table-cell table:style-name="t16.D3" office:value-type="string">
            <text:p text:style-name="P30">$16-41</text:p>
          </table:table-cell>
          <table:table-cell table:style-name="t16.D3" office:value-type="string">
            <text:p text:style-name="P30">$16-51</text:p>
          </table:table-cell>
          <table:table-cell table:style-name="t16.D3" office:value-type="string">
            <text:p text:style-name="P30">$16-61</text:p>
          </table:table-cell>
          <table:table-cell table:style-name="t16.D3" office:value-type="string">
            <text:p text:style-name="P30">$16-71</text:p>
          </table:table-cell>
          <table:table-cell table:style-name="t16.D3" office:value-type="string">
            <text:p text:style-name="P30">$16-81</text:p>
          </table:table-cell>
          <table:table-cell table:style-name="t16.D3" office:value-type="string">
            <text:p text:style-name="P31">$16-01</text:p>
          </table:table-cell>
          <table:table-cell table:style-name="t16.D3" office:value-type="string">
            <text:p text:style-name="P30">$16-11</text:p>
          </table:table-cell>
          <table:table-cell table:style-name="t16.D3" office:value-type="string">
            <text:p text:style-name="P30">$16-21</text:p>
          </table:table-cell>
          <table:covered-table-cell/>
        </table:table-row>
        <table:table-row>
          <table:table-cell table:style-name="t16.A5" office:value-type="string">
            <text:p text:style-name="P17"><text:span text:style-name="T18">0,</text:span>7 <text:span text:style-name="T54">м</text:span>Зв/ч</text:p>
          </table:table-cell>
          <table:table-cell table:style-name="t16.D3" office:value-type="string">
            <text:p text:style-name="P30">$16-32</text:p>
          </table:table-cell>
          <table:table-cell table:style-name="t16.D3" office:value-type="string">
            <text:p text:style-name="P30">$16-42</text:p>
          </table:table-cell>
          <table:table-cell table:style-name="t16.D3" office:value-type="string">
            <text:p text:style-name="P30">$16-52</text:p>
          </table:table-cell>
          <table:table-cell table:style-name="t16.D3" office:value-type="string">
            <text:p text:style-name="P30">$16-62</text:p>
          </table:table-cell>
          <table:table-cell table:style-name="t16.D3" office:value-type="string">
            <text:p text:style-name="P30">$16-72</text:p>
          </table:table-cell>
          <table:table-cell table:style-name="t16.D3" office:value-type="string">
            <text:p text:style-name="P30">$16-82</text:p>
          </table:table-cell>
          <table:table-cell table:style-name="t16.D3" office:value-type="string">
            <text:p text:style-name="P31">$16-02</text:p>
          </table:table-cell>
          <table:table-cell table:style-name="t16.D3" office:value-type="string">
            <text:p text:style-name="P30">$16-12</text:p>
          </table:table-cell>
          <table:table-cell table:style-name="t16.D3" office:value-type="string">
            <text:p text:style-name="P30">$16-22</text:p>
          </table:table-cell>
          <table:covered-table-cell/>
        </table:table-row>
        <table:table-row>
          <table:table-cell table:style-name="t16.A8" office:value-type="string">
            <text:p text:style-name="P17">7 <text:span text:style-name="T54">м</text:span>Зв/ч</text:p>
          </table:table-cell>
          <table:table-cell table:style-name="t16.B8" office:value-type="string">
            <text:p text:style-name="P30">$16-33</text:p>
          </table:table-cell>
          <table:table-cell table:style-name="t16.B8" office:value-type="string">
            <text:p text:style-name="P30">$16-43</text:p>
          </table:table-cell>
          <table:table-cell table:style-name="t16.B8" office:value-type="string">
            <text:p text:style-name="P30">$16-53</text:p>
          </table:table-cell>
          <table:table-cell table:style-name="t16.B8" office:value-type="string">
            <text:p text:style-name="P30">$16-63</text:p>
          </table:table-cell>
          <table:table-cell table:style-name="t16.B8" office:value-type="string">
            <text:p text:style-name="P30">$16-73</text:p>
          </table:table-cell>
          <table:table-cell table:style-name="t16.B8" office:value-type="string">
            <text:p text:style-name="P30">$16-83</text:p>
          </table:table-cell>
          <table:table-cell table:style-name="t16.B8" office:value-type="string">
            <text:p text:style-name="P31">$16-03</text:p>
          </table:table-cell>
          <table:table-cell table:style-name="t16.B8" office:value-type="string">
            <text:p text:style-name="P30">$16-13</text:p>
          </table:table-cell>
          <table:table-cell table:style-name="t16.B8" office:value-type="string">
            <text:p text:style-name="P30">$16-23</text:p>
          </table:table-cell>
          <table:covered-table-cell/>
        </table:table-row>
      </table:table>
      <table:table table:name="t22" table:style-name="t22">
        <table:table-column table:style-name="t22.A"/>
        <table:table-column table:style-name="t22.B" table:number-columns-repeated="6"/>
        <table:table-column table:style-name="t22.H" table:number-columns-repeated="3"/>
        <table:table-column table:style-name="t22.K"/>
        <table:table-row table:style-name="t22.1">
          <table:table-cell table:style-name="t22.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2">
          <table:table-cell table:style-name="t2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2.B2" table:number-rows-spanned="3" office:value-type="string">
            <text:p text:style-name="P51">Номер источ-ника</text:p>
          </table:table-cell>
          <table:table-cell table:style-name="t22.B2" table:number-rows-spanned="3" office:value-type="string">
            <text:p text:style-name="P51">Рассто-яние до источ-ника, </text:p>
            <text:p text:style-name="P52">R, см</text:p>
          </table:table-cell>
          <table:table-cell table:style-name="t2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2.3">
          <table:covered-table-cell/>
          <table:covered-table-cell/>
          <table:covered-table-cell/>
          <table:table-cell table:style-name="t22.D3" table:number-rows-spanned="2" office:value-type="string">
            <text:p text:style-name="P44">Фон, нЗв/ч</text:p>
          </table:table-cell>
          <table:table-cell table:style-name="t22.D3" table:number-columns-spanned="3" office:value-type="string">
            <text:p text:style-name="P44">Измеренное значение </text:p>
          </table:table-cell>
          <table:covered-table-cell/>
          <table:covered-table-cell/>
          <table:table-cell table:style-name="t2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2.4">
          <table:covered-table-cell/>
          <table:covered-table-cell/>
          <table:covered-table-cell/>
          <table:covered-table-cell/>
          <table:table-cell table:style-name="t22.D3" office:value-type="string">
            <text:p text:style-name="P45"><text:span text:style-name="T38">H</text:span><text:span text:style-name="T42">1</text:span></text:p>
          </table:table-cell>
          <table:table-cell table:style-name="t22.D3" office:value-type="string">
            <text:p text:style-name="P44"><text:span text:style-name="T19">H</text:span><text:span text:style-name="T42">2</text:span></text:p>
          </table:table-cell>
          <table:table-cell table:style-name="t2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2.A5" office:value-type="string">
            <text:p text:style-name="P17"><text:span text:style-name="T18">20</text:span> <text:span text:style-name="T54">мкЗв</text:span>/ч</text:p>
          </table:table-cell>
          <table:table-cell table:style-name="t22.D3" office:value-type="string">
            <text:p text:style-name="P30">$22-30</text:p>
          </table:table-cell>
          <table:table-cell table:style-name="t22.D3" office:value-type="string">
            <text:p text:style-name="P30">$22-40</text:p>
          </table:table-cell>
          <table:table-cell table:style-name="t22.D3" office:value-type="string">
            <text:p text:style-name="P30">$22-50</text:p>
          </table:table-cell>
          <table:table-cell table:style-name="t22.D3" office:value-type="string">
            <text:p text:style-name="P30">$22-60</text:p>
          </table:table-cell>
          <table:table-cell table:style-name="t22.D3" office:value-type="string">
            <text:p text:style-name="P30">$22-70</text:p>
          </table:table-cell>
          <table:table-cell table:style-name="t22.D3" office:value-type="string">
            <text:p text:style-name="P30">$22-80</text:p>
          </table:table-cell>
          <table:table-cell table:style-name="t22.D3" office:value-type="string">
            <text:p text:style-name="P30">$22-00</text:p>
          </table:table-cell>
          <table:table-cell table:style-name="t22.D3" office:value-type="string">
            <text:p text:style-name="P30">$22-10</text:p>
          </table:table-cell>
          <table:table-cell table:style-name="t22.D3" office:value-type="string">
            <text:p text:style-name="P30">$22-20</text:p>
          </table:table-cell>
          <table:table-cell table:style-name="t22.K5" table:number-rows-spanned="5" office:value-type="string">
            <text:p text:style-name="P23">±<text:span text:style-name="T18">15</text:span></text:p>
          </table:table-cell>
        </table:table-row>
        <table:table-row>
          <table:table-cell table:style-name="t22.A5" office:value-type="string">
            <text:p text:style-name="P17">7<text:span text:style-name="T18">0</text:span> <text:span text:style-name="T54">мкЗв</text:span>/ч</text:p>
          </table:table-cell>
          <table:table-cell table:style-name="t22.D3" office:value-type="string">
            <text:p text:style-name="P30">$22-31</text:p>
          </table:table-cell>
          <table:table-cell table:style-name="t22.D3" office:value-type="string">
            <text:p text:style-name="P30">$22-41</text:p>
          </table:table-cell>
          <table:table-cell table:style-name="t22.D3" office:value-type="string">
            <text:p text:style-name="P30">$22-51</text:p>
          </table:table-cell>
          <table:table-cell table:style-name="t22.D3" office:value-type="string">
            <text:p text:style-name="P30">$22-61</text:p>
          </table:table-cell>
          <table:table-cell table:style-name="t22.D3" office:value-type="string">
            <text:p text:style-name="P30">$22-71</text:p>
          </table:table-cell>
          <table:table-cell table:style-name="t22.D3" office:value-type="string">
            <text:p text:style-name="P30">$22-81</text:p>
          </table:table-cell>
          <table:table-cell table:style-name="t22.D3" office:value-type="string">
            <text:p text:style-name="P30">$22-01</text:p>
          </table:table-cell>
          <table:table-cell table:style-name="t22.D3" office:value-type="string">
            <text:p text:style-name="P30">$22-11</text:p>
          </table:table-cell>
          <table:table-cell table:style-name="t22.D3" office:value-type="string">
            <text:p text:style-name="P30">$22-21</text:p>
          </table:table-cell>
          <table:covered-table-cell/>
        </table:table-row>
        <table:table-row>
          <table:table-cell table:style-name="t22.A5" office:value-type="string">
            <text:p text:style-name="P17"><text:span text:style-name="T18">0,</text:span>7 <text:span text:style-name="T54">м</text:span>Зв/ч</text:p>
          </table:table-cell>
          <table:table-cell table:style-name="t22.D3" office:value-type="string">
            <text:p text:style-name="P30">$22-32</text:p>
          </table:table-cell>
          <table:table-cell table:style-name="t22.D3" office:value-type="string">
            <text:p text:style-name="P30">$22-42</text:p>
          </table:table-cell>
          <table:table-cell table:style-name="t22.D3" office:value-type="string">
            <text:p text:style-name="P30">$22-52</text:p>
          </table:table-cell>
          <table:table-cell table:style-name="t22.D3" office:value-type="string">
            <text:p text:style-name="P30">$22-62</text:p>
          </table:table-cell>
          <table:table-cell table:style-name="t22.D3" office:value-type="string">
            <text:p text:style-name="P30">$22-72</text:p>
          </table:table-cell>
          <table:table-cell table:style-name="t22.D3" office:value-type="string">
            <text:p text:style-name="P30">$22-82</text:p>
          </table:table-cell>
          <table:table-cell table:style-name="t22.D3" office:value-type="string">
            <text:p text:style-name="P30">$22-02</text:p>
          </table:table-cell>
          <table:table-cell table:style-name="t22.D3" office:value-type="string">
            <text:p text:style-name="P30">$22-12</text:p>
          </table:table-cell>
          <table:table-cell table:style-name="t22.D3" office:value-type="string">
            <text:p text:style-name="P30">$22-22</text:p>
          </table:table-cell>
          <table:covered-table-cell/>
        </table:table-row>
        <table:table-row>
          <table:table-cell table:style-name="t22.A5" office:value-type="string">
            <text:p text:style-name="P17">7 <text:span text:style-name="T54">м</text:span>Зв/ч</text:p>
          </table:table-cell>
          <table:table-cell table:style-name="t22.D3" office:value-type="string">
            <text:p text:style-name="P30">$22-33</text:p>
          </table:table-cell>
          <table:table-cell table:style-name="t22.D3" office:value-type="string">
            <text:p text:style-name="P30">$22-43</text:p>
          </table:table-cell>
          <table:table-cell table:style-name="t22.D3" office:value-type="string">
            <text:p text:style-name="P30">$22-53</text:p>
          </table:table-cell>
          <table:table-cell table:style-name="t22.D3" office:value-type="string">
            <text:p text:style-name="P30">$22-63</text:p>
          </table:table-cell>
          <table:table-cell table:style-name="t22.D3" office:value-type="string">
            <text:p text:style-name="P30">$22-73</text:p>
          </table:table-cell>
          <table:table-cell table:style-name="t22.D3" office:value-type="string">
            <text:p text:style-name="P30">$22-83</text:p>
          </table:table-cell>
          <table:table-cell table:style-name="t22.D3" office:value-type="string">
            <text:p text:style-name="P30">$22-03</text:p>
          </table:table-cell>
          <table:table-cell table:style-name="t22.D3" office:value-type="string">
            <text:p text:style-name="P30">$22-13</text:p>
          </table:table-cell>
          <table:table-cell table:style-name="t22.D3" office:value-type="string">
            <text:p text:style-name="P30">$22-23</text:p>
          </table:table-cell>
          <table:covered-table-cell/>
        </table:table-row>
        <table:table-row>
          <table:table-cell table:style-name="t22.A9" office:value-type="string">
            <text:p text:style-name="P17"><text:span text:style-name="T18">70</text:span> <text:span text:style-name="T54">м</text:span>Зв/ч</text:p>
          </table:table-cell>
          <table:table-cell table:style-name="t22.B9" office:value-type="string">
            <text:p text:style-name="P30">$22-34</text:p>
          </table:table-cell>
          <table:table-cell table:style-name="t22.B9" office:value-type="string">
            <text:p text:style-name="P30">$22-44</text:p>
          </table:table-cell>
          <table:table-cell table:style-name="t22.B9" office:value-type="string">
            <text:p text:style-name="P30">$22-54</text:p>
          </table:table-cell>
          <table:table-cell table:style-name="t22.B9" office:value-type="string">
            <text:p text:style-name="P30">$22-64</text:p>
          </table:table-cell>
          <table:table-cell table:style-name="t22.B9" office:value-type="string">
            <text:p text:style-name="P30">$22-74</text:p>
          </table:table-cell>
          <table:table-cell table:style-name="t22.B9" office:value-type="string">
            <text:p text:style-name="P30">$22-84</text:p>
          </table:table-cell>
          <table:table-cell table:style-name="t22.B9" office:value-type="string">
            <text:p text:style-name="P30">$22-04</text:p>
          </table:table-cell>
          <table:table-cell table:style-name="t22.B9" office:value-type="string">
            <text:p text:style-name="P30">$22-14</text:p>
          </table:table-cell>
          <table:table-cell table:style-name="t22.B9" office:value-type="string">
            <text:p text:style-name="P30">$22-24</text:p>
          </table:table-cell>
          <table:covered-table-cell/>
        </table:table-row>
      </table:table>
      <table:table table:name="t23" table:style-name="t23">
        <table:table-column table:style-name="t23.A"/>
        <table:table-column table:style-name="t23.B" table:number-columns-repeated="2"/>
        <table:table-column table:style-name="t23.D"/>
        <table:table-column table:style-name="t23.E"/>
        <table:table-column table:style-name="t23.B"/>
        <table:table-column table:style-name="t23.D"/>
        <table:table-column table:style-name="t23.H"/>
        <table:table-column table:style-name="t23.I"/>
        <table:table-column table:style-name="t23.H"/>
        <table:table-column table:style-name="t23.K"/>
        <text:soft-page-break/>
        <table:table-row table:style-name="t23.1">
          <table:table-cell table:style-name="t23.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3.2">
          <table:table-cell table:style-name="t2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3.B2" table:number-rows-spanned="3" office:value-type="string">
            <text:p text:style-name="P51">Номер источ-ника</text:p>
          </table:table-cell>
          <table:table-cell table:style-name="t23.B2" table:number-rows-spanned="3" office:value-type="string">
            <text:p text:style-name="P51">Рассто-яние до источ-ника, </text:p>
            <text:p text:style-name="P52">R, см</text:p>
          </table:table-cell>
          <table:table-cell table:style-name="t2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3">
          <table:covered-table-cell/>
          <table:covered-table-cell/>
          <table:covered-table-cell/>
          <table:table-cell table:style-name="t23.D3" table:number-rows-spanned="2" office:value-type="string">
            <text:p text:style-name="P44">Фон, нЗв/ч</text:p>
          </table:table-cell>
          <table:table-cell table:style-name="t23.D3" table:number-columns-spanned="3" office:value-type="string">
            <text:p text:style-name="P44">Измеренное значение </text:p>
          </table:table-cell>
          <table:covered-table-cell/>
          <table:covered-table-cell/>
          <table:table-cell table:style-name="t2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3.4">
          <table:covered-table-cell/>
          <table:covered-table-cell/>
          <table:covered-table-cell/>
          <table:covered-table-cell/>
          <table:table-cell table:style-name="t23.D3" office:value-type="string">
            <text:p text:style-name="P45"><text:span text:style-name="T38">H</text:span><text:span text:style-name="T42">1</text:span></text:p>
          </table:table-cell>
          <table:table-cell table:style-name="t23.D3" office:value-type="string">
            <text:p text:style-name="P44"><text:span text:style-name="T19">H</text:span><text:span text:style-name="T42">2</text:span></text:p>
          </table:table-cell>
          <table:table-cell table:style-name="t2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3.A5" office:value-type="string">
            <text:p text:style-name="P17"><text:span text:style-name="T18">20</text:span> <text:span text:style-name="T54">мкЗв</text:span>/ч</text:p>
          </table:table-cell>
          <table:table-cell table:style-name="t23.D3" office:value-type="string">
            <text:p text:style-name="P30">$23-30</text:p>
          </table:table-cell>
          <table:table-cell table:style-name="t23.D3" office:value-type="string">
            <text:p text:style-name="P30">$23-40</text:p>
          </table:table-cell>
          <table:table-cell table:style-name="t23.D3" office:value-type="string">
            <text:p text:style-name="P30">$23-50</text:p>
          </table:table-cell>
          <table:table-cell table:style-name="t23.D3" office:value-type="string">
            <text:p text:style-name="P30">$23-60</text:p>
          </table:table-cell>
          <table:table-cell table:style-name="t23.D3" office:value-type="string">
            <text:p text:style-name="P30">$23-70</text:p>
          </table:table-cell>
          <table:table-cell table:style-name="t23.D3" office:value-type="string">
            <text:p text:style-name="P30">$23-80</text:p>
          </table:table-cell>
          <table:table-cell table:style-name="t23.D3" office:value-type="string">
            <text:p text:style-name="P30">$23-00</text:p>
          </table:table-cell>
          <table:table-cell table:style-name="t23.D3" office:value-type="string">
            <text:p text:style-name="P30">$23-10</text:p>
          </table:table-cell>
          <table:table-cell table:style-name="t23.D3" office:value-type="string">
            <text:p text:style-name="P30">$23-20</text:p>
          </table:table-cell>
          <table:table-cell table:style-name="t23.K5" table:number-rows-spanned="5" office:value-type="string">
            <text:p text:style-name="P23">±<text:span text:style-name="T18">15</text:span></text:p>
          </table:table-cell>
        </table:table-row>
        <table:table-row>
          <table:table-cell table:style-name="t23.A5" office:value-type="string">
            <text:p text:style-name="P17">7<text:span text:style-name="T18">0</text:span> <text:span text:style-name="T54">мкЗв</text:span>/ч</text:p>
          </table:table-cell>
          <table:table-cell table:style-name="t23.D3" office:value-type="string">
            <text:p text:style-name="P30">$23-31</text:p>
          </table:table-cell>
          <table:table-cell table:style-name="t23.D3" office:value-type="string">
            <text:p text:style-name="P30">$23-41</text:p>
          </table:table-cell>
          <table:table-cell table:style-name="t23.D3" office:value-type="string">
            <text:p text:style-name="P30">$23-51</text:p>
          </table:table-cell>
          <table:table-cell table:style-name="t23.D3" office:value-type="string">
            <text:p text:style-name="P30">$23-61</text:p>
          </table:table-cell>
          <table:table-cell table:style-name="t23.D3" office:value-type="string">
            <text:p text:style-name="P30">$23-71</text:p>
          </table:table-cell>
          <table:table-cell table:style-name="t23.D3" office:value-type="string">
            <text:p text:style-name="P30">$23-81</text:p>
          </table:table-cell>
          <table:table-cell table:style-name="t23.D3" office:value-type="string">
            <text:p text:style-name="P30">$23-01</text:p>
          </table:table-cell>
          <table:table-cell table:style-name="t23.D3" office:value-type="string">
            <text:p text:style-name="P30">$23-11</text:p>
          </table:table-cell>
          <table:table-cell table:style-name="t23.D3" office:value-type="string">
            <text:p text:style-name="P30">$23-21</text:p>
          </table:table-cell>
          <table:covered-table-cell/>
        </table:table-row>
        <table:table-row>
          <table:table-cell table:style-name="t23.A5" office:value-type="string">
            <text:p text:style-name="P17"><text:span text:style-name="T18">0,</text:span>7 <text:span text:style-name="T54">м</text:span>Зв/ч</text:p>
          </table:table-cell>
          <table:table-cell table:style-name="t23.D3" office:value-type="string">
            <text:p text:style-name="P30">$23-32</text:p>
          </table:table-cell>
          <table:table-cell table:style-name="t23.D3" office:value-type="string">
            <text:p text:style-name="P30">$23-42</text:p>
          </table:table-cell>
          <table:table-cell table:style-name="t23.D3" office:value-type="string">
            <text:p text:style-name="P30">$23-52</text:p>
          </table:table-cell>
          <table:table-cell table:style-name="t23.D3" office:value-type="string">
            <text:p text:style-name="P30">$23-62</text:p>
          </table:table-cell>
          <table:table-cell table:style-name="t23.D3" office:value-type="string">
            <text:p text:style-name="P30">$23-72</text:p>
          </table:table-cell>
          <table:table-cell table:style-name="t23.D3" office:value-type="string">
            <text:p text:style-name="P30">$23-82</text:p>
          </table:table-cell>
          <table:table-cell table:style-name="t23.D3" office:value-type="string">
            <text:p text:style-name="P30">$23-02</text:p>
          </table:table-cell>
          <table:table-cell table:style-name="t23.D3" office:value-type="string">
            <text:p text:style-name="P30">$23-12</text:p>
          </table:table-cell>
          <table:table-cell table:style-name="t23.D3" office:value-type="string">
            <text:p text:style-name="P30">$23-22</text:p>
          </table:table-cell>
          <table:covered-table-cell/>
        </table:table-row>
        <table:table-row>
          <table:table-cell table:style-name="t23.A5" office:value-type="string">
            <text:p text:style-name="P17">7 <text:span text:style-name="T54">м</text:span>Зв/ч</text:p>
          </table:table-cell>
          <table:table-cell table:style-name="t23.D3" office:value-type="string">
            <text:p text:style-name="P30">$23-33</text:p>
          </table:table-cell>
          <table:table-cell table:style-name="t23.D3" office:value-type="string">
            <text:p text:style-name="P30">$23-43</text:p>
          </table:table-cell>
          <table:table-cell table:style-name="t23.D3" office:value-type="string">
            <text:p text:style-name="P30">$23-53</text:p>
          </table:table-cell>
          <table:table-cell table:style-name="t23.D3" office:value-type="string">
            <text:p text:style-name="P30">$23-63</text:p>
          </table:table-cell>
          <table:table-cell table:style-name="t23.D3" office:value-type="string">
            <text:p text:style-name="P30">$23-73</text:p>
          </table:table-cell>
          <table:table-cell table:style-name="t23.D3" office:value-type="string">
            <text:p text:style-name="P30">$23-83</text:p>
          </table:table-cell>
          <table:table-cell table:style-name="t23.D3" office:value-type="string">
            <text:p text:style-name="P30">$23-03</text:p>
          </table:table-cell>
          <table:table-cell table:style-name="t23.D3" office:value-type="string">
            <text:p text:style-name="P30">$23-13</text:p>
          </table:table-cell>
          <table:table-cell table:style-name="t23.D3" office:value-type="string">
            <text:p text:style-name="P30">$23-23</text:p>
          </table:table-cell>
          <table:covered-table-cell/>
        </table:table-row>
        <table:table-row>
          <table:table-cell table:style-name="t23.A9" office:value-type="string">
            <text:p text:style-name="P17"><text:span text:style-name="T18">70</text:span> <text:span text:style-name="T54">м</text:span>Зв/ч</text:p>
          </table:table-cell>
          <table:table-cell table:style-name="t23.B9" office:value-type="string">
            <text:p text:style-name="P30">$23-34</text:p>
          </table:table-cell>
          <table:table-cell table:style-name="t23.B9" office:value-type="string">
            <text:p text:style-name="P30">$23-44</text:p>
          </table:table-cell>
          <table:table-cell table:style-name="t23.B9" office:value-type="string">
            <text:p text:style-name="P30">$23-54</text:p>
          </table:table-cell>
          <table:table-cell table:style-name="t23.B9" office:value-type="string">
            <text:p text:style-name="P30">$23-64</text:p>
          </table:table-cell>
          <table:table-cell table:style-name="t23.B9" office:value-type="string">
            <text:p text:style-name="P30">$23-74</text:p>
          </table:table-cell>
          <table:table-cell table:style-name="t23.B9" office:value-type="string">
            <text:p text:style-name="P30">$23-84</text:p>
          </table:table-cell>
          <table:table-cell table:style-name="t23.B9" office:value-type="string">
            <text:p text:style-name="P30">$23-04</text:p>
          </table:table-cell>
          <table:table-cell table:style-name="t23.B9" office:value-type="string">
            <text:p text:style-name="P30">$23-14</text:p>
          </table:table-cell>
          <table:table-cell table:style-name="t23.B9" office:value-type="string">
            <text:p text:style-name="P30">$23-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39"><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4">Фон, нЗв/ч</text:p>
          </table:table-cell>
          <table:table-cell table:style-name="t17.D3" table:number-columns-spanned="3" office:value-type="string">
            <text:p text:style-name="P44">Измеренное значение </text:p>
          </table:table-cell>
          <table:covered-table-cell/>
          <table:covered-table-cell/>
          <table:table-cell table:style-name="t1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5"><text:span text:style-name="T38">H</text:span><text:span text:style-name="T42">1</text:span></text:p>
          </table:table-cell>
          <table:table-cell table:style-name="t17.D3" office:value-type="string">
            <text:p text:style-name="P44"><text:span text:style-name="T19">H</text:span><text:span text:style-name="T42">2</text:span></text:p>
          </table:table-cell>
          <table:table-cell table:style-name="t1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7">7<text:span text:style-name="T18">0</text:span> <text:span text:style-name="T54">мкЗв</text:span>/ч</text:p>
          </table:table-cell>
          <table:table-cell table:style-name="t17.D3" office:value-type="string">
            <text:p text:style-name="P30">$17-30</text:p>
          </table:table-cell>
          <table:table-cell table:style-name="t17.D3" office:value-type="string">
            <text:p text:style-name="P30">$17-40</text:p>
          </table:table-cell>
          <table:table-cell table:style-name="t17.D3" office:value-type="string">
            <text:p text:style-name="P30">$17-50</text:p>
          </table:table-cell>
          <table:table-cell table:style-name="t17.D3" office:value-type="string">
            <text:p text:style-name="P30">$17-60</text:p>
          </table:table-cell>
          <table:table-cell table:style-name="t17.D3" office:value-type="string">
            <text:p text:style-name="P30">$17-70</text:p>
          </table:table-cell>
          <table:table-cell table:style-name="t17.D3" office:value-type="string">
            <text:p text:style-name="P30">$17-80</text:p>
          </table:table-cell>
          <table:table-cell table:style-name="t17.D3" office:value-type="string">
            <text:p text:style-name="P31">$17-00</text:p>
          </table:table-cell>
          <table:table-cell table:style-name="t17.D3" office:value-type="string">
            <text:p text:style-name="P30">$17-10</text:p>
          </table:table-cell>
          <table:table-cell table:style-name="t17.D3" office:value-type="string">
            <text:p text:style-name="P30">$17-20</text:p>
          </table:table-cell>
          <table:table-cell table:style-name="t17.K5" table:number-rows-spanned="4" office:value-type="string">
            <text:p text:style-name="P23">±<text:span text:style-name="T18">15</text:span></text:p>
          </table:table-cell>
        </table:table-row>
        <table:table-row>
          <table:table-cell table:style-name="t17.A5" office:value-type="string">
            <text:p text:style-name="P17"><text:span text:style-name="T18">0,</text:span>7 <text:span text:style-name="T54">м</text:span>Зв/ч</text:p>
          </table:table-cell>
          <table:table-cell table:style-name="t17.D3" office:value-type="string">
            <text:p text:style-name="P30">$17-31</text:p>
          </table:table-cell>
          <table:table-cell table:style-name="t17.D3" office:value-type="string">
            <text:p text:style-name="P30">$17-41</text:p>
          </table:table-cell>
          <table:table-cell table:style-name="t17.D3" office:value-type="string">
            <text:p text:style-name="P30">$17-51</text:p>
          </table:table-cell>
          <table:table-cell table:style-name="t17.D3" office:value-type="string">
            <text:p text:style-name="P30">$17-61</text:p>
          </table:table-cell>
          <table:table-cell table:style-name="t17.D3" office:value-type="string">
            <text:p text:style-name="P30">$17-71</text:p>
          </table:table-cell>
          <table:table-cell table:style-name="t17.D3" office:value-type="string">
            <text:p text:style-name="P30">$17-81</text:p>
          </table:table-cell>
          <table:table-cell table:style-name="t17.D3" office:value-type="string">
            <text:p text:style-name="P31">$17-01</text:p>
          </table:table-cell>
          <table:table-cell table:style-name="t17.D3" office:value-type="string">
            <text:p text:style-name="P30">$17-11</text:p>
          </table:table-cell>
          <table:table-cell table:style-name="t17.D3" office:value-type="string">
            <text:p text:style-name="P30">$17-21</text:p>
          </table:table-cell>
          <table:covered-table-cell/>
        </table:table-row>
        <table:table-row>
          <table:table-cell table:style-name="t17.A5" office:value-type="string">
            <text:p text:style-name="P17">7 <text:span text:style-name="T54">м</text:span>Зв/ч</text:p>
          </table:table-cell>
          <table:table-cell table:style-name="t17.D3" office:value-type="string">
            <text:p text:style-name="P30">$17-32</text:p>
          </table:table-cell>
          <table:table-cell table:style-name="t17.D3" office:value-type="string">
            <text:p text:style-name="P30">$17-42</text:p>
          </table:table-cell>
          <table:table-cell table:style-name="t17.D3" office:value-type="string">
            <text:p text:style-name="P30">$17-52</text:p>
          </table:table-cell>
          <table:table-cell table:style-name="t17.D3" office:value-type="string">
            <text:p text:style-name="P30">$17-62</text:p>
          </table:table-cell>
          <table:table-cell table:style-name="t17.D3" office:value-type="string">
            <text:p text:style-name="P30">$17-72</text:p>
          </table:table-cell>
          <table:table-cell table:style-name="t17.D3" office:value-type="string">
            <text:p text:style-name="P30">$17-82</text:p>
          </table:table-cell>
          <table:table-cell table:style-name="t17.D3" office:value-type="string">
            <text:p text:style-name="P31">$17-02</text:p>
          </table:table-cell>
          <table:table-cell table:style-name="t17.D3" office:value-type="string">
            <text:p text:style-name="P30">$17-12</text:p>
          </table:table-cell>
          <table:table-cell table:style-name="t17.D3" office:value-type="string">
            <text:p text:style-name="P30">$17-22</text:p>
          </table:table-cell>
          <table:covered-table-cell/>
        </table:table-row>
        <table:table-row>
          <table:table-cell table:style-name="t17.A8" office:value-type="string">
            <text:p text:style-name="P17"><text:span text:style-name="T18">70</text:span> <text:span text:style-name="T54">м</text:span>Зв/ч</text:p>
          </table:table-cell>
          <table:table-cell table:style-name="t17.B8" office:value-type="string">
            <text:p text:style-name="P30">$17-33</text:p>
          </table:table-cell>
          <table:table-cell table:style-name="t17.B8" office:value-type="string">
            <text:p text:style-name="P30">$17-43</text:p>
          </table:table-cell>
          <table:table-cell table:style-name="t17.B8" office:value-type="string">
            <text:p text:style-name="P30">$17-53</text:p>
          </table:table-cell>
          <table:table-cell table:style-name="t17.B8" office:value-type="string">
            <text:p text:style-name="P30">$17-63</text:p>
          </table:table-cell>
          <table:table-cell table:style-name="t17.B8" office:value-type="string">
            <text:p text:style-name="P30">$17-73</text:p>
          </table:table-cell>
          <table:table-cell table:style-name="t17.B8" office:value-type="string">
            <text:p text:style-name="P30">$17-83</text:p>
          </table:table-cell>
          <table:table-cell table:style-name="t17.B8" office:value-type="string">
            <text:p text:style-name="P31">$17-03</text:p>
          </table:table-cell>
          <table:table-cell table:style-name="t17.B8" office:value-type="string">
            <text:p text:style-name="P30">$17-13</text:p>
          </table:table-cell>
          <table:table-cell table:style-name="t17.B8" office:value-type="string">
            <text:p text:style-name="P30">$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40"><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1">Номер источ-ника</text:p>
          </table:table-cell>
          <table:table-cell table:style-name="t0.B2" table:number-rows-spanned="3" office:value-type="string">
            <text:p text:style-name="P51">Рассто-яние до источ-ника, </text:p>
            <text:p text:style-name="P52">R, см</text:p>
          </table:table-cell>
          <table:table-cell table:style-name="t0.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0.3">
          <table:covered-table-cell/>
          <table:covered-table-cell/>
          <table:covered-table-cell/>
          <table:table-cell table:style-name="t0.D3" table:number-rows-spanned="2" office:value-type="string">
            <text:p text:style-name="P44">Фон, нЗв/ч</text:p>
          </table:table-cell>
          <table:table-cell table:style-name="t0.D3" table:number-columns-spanned="3" office:value-type="string">
            <text:p text:style-name="P44">Измеренное значение </text:p>
          </table:table-cell>
          <table:covered-table-cell/>
          <table:covered-table-cell/>
          <table:table-cell table:style-name="t0.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5"><text:span text:style-name="T38">H</text:span><text:span text:style-name="T42">1</text:span></text:p>
          </table:table-cell>
          <table:table-cell table:style-name="t0.D3" office:value-type="string">
            <text:p text:style-name="P44"><text:span text:style-name="T19">H</text:span><text:span text:style-name="T42">2</text:span></text:p>
          </table:table-cell>
          <table:table-cell table:style-name="t0.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7">0,7 мкЗв/ч</text:p>
          </table:table-cell>
          <table:table-cell table:style-name="t0.D3" office:value-type="string">
            <text:p text:style-name="P30">$0-30</text:p>
          </table:table-cell>
          <table:table-cell table:style-name="t0.D3" office:value-type="string">
            <text:p text:style-name="P30">$0-40</text:p>
          </table:table-cell>
          <table:table-cell table:style-name="t0.D3" office:value-type="string">
            <text:p text:style-name="P30">$0-50</text:p>
          </table:table-cell>
          <table:table-cell table:style-name="t0.D3" office:value-type="string">
            <text:p text:style-name="P30">$0-60</text:p>
          </table:table-cell>
          <table:table-cell table:style-name="t0.D3" office:value-type="string">
            <text:p text:style-name="P30">$0-70</text:p>
          </table:table-cell>
          <table:table-cell table:style-name="t0.D3" office:value-type="string">
            <text:p text:style-name="P30">$0-80</text:p>
          </table:table-cell>
          <table:table-cell table:style-name="t0.D3" office:value-type="string">
            <text:p text:style-name="P31">$0-00</text:p>
          </table:table-cell>
          <table:table-cell table:style-name="t0.D3" office:value-type="string">
            <text:p text:style-name="P30">$0-10</text:p>
          </table:table-cell>
          <table:table-cell table:style-name="t0.D3" office:value-type="string">
            <text:p text:style-name="P30">$0-20</text:p>
          </table:table-cell>
          <table:table-cell table:style-name="t0.K5" table:number-rows-spanned="8" office:value-type="string">
            <text:p text:style-name="P23">±<text:span text:style-name="T18">15</text:span></text:p>
          </table:table-cell>
        </table:table-row>
        <table:table-row>
          <table:table-cell table:style-name="t0.A5" office:value-type="string">
            <text:p text:style-name="P17">7 мкЗв/ч</text:p>
          </table:table-cell>
          <table:table-cell table:style-name="t0.D3" office:value-type="string">
            <text:p text:style-name="P30">$0-31</text:p>
          </table:table-cell>
          <table:table-cell table:style-name="t0.D3" office:value-type="string">
            <text:p text:style-name="P30">$0-41</text:p>
          </table:table-cell>
          <table:table-cell table:style-name="t0.D3" office:value-type="string">
            <text:p text:style-name="P30">$0-51</text:p>
          </table:table-cell>
          <table:table-cell table:style-name="t0.D3" office:value-type="string">
            <text:p text:style-name="P30">$0-61</text:p>
          </table:table-cell>
          <table:table-cell table:style-name="t0.D3" office:value-type="string">
            <text:p text:style-name="P30">$0-71</text:p>
          </table:table-cell>
          <table:table-cell table:style-name="t0.D3" office:value-type="string">
            <text:p text:style-name="P30">$0-81</text:p>
          </table:table-cell>
          <table:table-cell table:style-name="t0.D3" office:value-type="string">
            <text:p text:style-name="P31">$0-01</text:p>
          </table:table-cell>
          <table:table-cell table:style-name="t0.D3" office:value-type="string">
            <text:p text:style-name="P30">$0-11</text:p>
          </table:table-cell>
          <table:table-cell table:style-name="t0.D3" office:value-type="string">
            <text:p text:style-name="P30">$0-21</text:p>
          </table:table-cell>
          <table:covered-table-cell/>
        </table:table-row>
        <table:table-row>
          <table:table-cell table:style-name="t0.A5" office:value-type="string">
            <text:p text:style-name="P17">70 мкЗв/ч</text:p>
          </table:table-cell>
          <table:table-cell table:style-name="t0.D3" office:value-type="string">
            <text:p text:style-name="P30">$0-32</text:p>
          </table:table-cell>
          <table:table-cell table:style-name="t0.D3" office:value-type="string">
            <text:p text:style-name="P30">$0-42</text:p>
          </table:table-cell>
          <table:table-cell table:style-name="t0.D3" office:value-type="string">
            <text:p text:style-name="P30">$0-52</text:p>
          </table:table-cell>
          <table:table-cell table:style-name="t0.D3" office:value-type="string">
            <text:p text:style-name="P30">$0-62</text:p>
          </table:table-cell>
          <table:table-cell table:style-name="t0.D3" office:value-type="string">
            <text:p text:style-name="P30">$0-72</text:p>
          </table:table-cell>
          <table:table-cell table:style-name="t0.D3" office:value-type="string">
            <text:p text:style-name="P30">$0-82</text:p>
          </table:table-cell>
          <table:table-cell table:style-name="t0.D3" office:value-type="string">
            <text:p text:style-name="P31">$0-02</text:p>
          </table:table-cell>
          <table:table-cell table:style-name="t0.D3" office:value-type="string">
            <text:p text:style-name="P30">$0-12</text:p>
          </table:table-cell>
          <table:table-cell table:style-name="t0.D3" office:value-type="string">
            <text:p text:style-name="P30">$0-22</text:p>
          </table:table-cell>
          <table:covered-table-cell/>
        </table:table-row>
        <table:table-row>
          <table:table-cell table:style-name="t0.A5" office:value-type="string">
            <text:p text:style-name="P17">0.7 мЗв/ч</text:p>
          </table:table-cell>
          <table:table-cell table:style-name="t0.D3" office:value-type="string">
            <text:p text:style-name="P30">$0-33</text:p>
          </table:table-cell>
          <table:table-cell table:style-name="t0.D3" office:value-type="string">
            <text:p text:style-name="P30">$0-43</text:p>
          </table:table-cell>
          <table:table-cell table:style-name="t0.D3" office:value-type="string">
            <text:p text:style-name="P30">$0-53</text:p>
          </table:table-cell>
          <table:table-cell table:style-name="t0.D3" office:value-type="string">
            <text:p text:style-name="P30">$0-63</text:p>
          </table:table-cell>
          <table:table-cell table:style-name="t0.D3" office:value-type="string">
            <text:p text:style-name="P30">$0-73</text:p>
          </table:table-cell>
          <table:table-cell table:style-name="t0.D3" office:value-type="string">
            <text:p text:style-name="P30">$0-83</text:p>
          </table:table-cell>
          <table:table-cell table:style-name="t0.D3" office:value-type="string">
            <text:p text:style-name="P31">$0-03</text:p>
          </table:table-cell>
          <table:table-cell table:style-name="t0.D3" office:value-type="string">
            <text:p text:style-name="P30">$0-13</text:p>
          </table:table-cell>
          <table:table-cell table:style-name="t0.D3" office:value-type="string">
            <text:p text:style-name="P30">$0-23</text:p>
          </table:table-cell>
          <table:covered-table-cell/>
        </table:table-row>
        <table:table-row>
          <table:table-cell table:style-name="t0.A5" office:value-type="string">
            <text:p text:style-name="P17">7,0 мЗв/ч</text:p>
          </table:table-cell>
          <table:table-cell table:style-name="t0.D3" office:value-type="string">
            <text:p text:style-name="P30">$0-34</text:p>
          </table:table-cell>
          <table:table-cell table:style-name="t0.D3" office:value-type="string">
            <text:p text:style-name="P30">$0-44</text:p>
          </table:table-cell>
          <table:table-cell table:style-name="t0.D3" office:value-type="string">
            <text:p text:style-name="P30">$0-54</text:p>
          </table:table-cell>
          <table:table-cell table:style-name="t0.D3" office:value-type="string">
            <text:p text:style-name="P30">$0-64</text:p>
          </table:table-cell>
          <table:table-cell table:style-name="t0.D3" office:value-type="string">
            <text:p text:style-name="P30">$0-74</text:p>
          </table:table-cell>
          <table:table-cell table:style-name="t0.D3" office:value-type="string">
            <text:p text:style-name="P30">$0-84</text:p>
          </table:table-cell>
          <table:table-cell table:style-name="t0.D3" office:value-type="string">
            <text:p text:style-name="P31">$0-04</text:p>
          </table:table-cell>
          <table:table-cell table:style-name="t0.D3" office:value-type="string">
            <text:p text:style-name="P30">$0-14</text:p>
          </table:table-cell>
          <table:table-cell table:style-name="t0.D3" office:value-type="string">
            <text:p text:style-name="P30">$0-24</text:p>
          </table:table-cell>
          <table:covered-table-cell/>
        </table:table-row>
        <table:table-row>
          <table:table-cell table:style-name="t0.A5" office:value-type="string">
            <text:p text:style-name="P17">70 мЗв/ч</text:p>
          </table:table-cell>
          <table:table-cell table:style-name="t0.D3" office:value-type="string">
            <text:p text:style-name="P30">$0-35</text:p>
          </table:table-cell>
          <table:table-cell table:style-name="t0.D3" office:value-type="string">
            <text:p text:style-name="P30">$0-45</text:p>
          </table:table-cell>
          <table:table-cell table:style-name="t0.D3" office:value-type="string">
            <text:p text:style-name="P30">$0-55</text:p>
          </table:table-cell>
          <table:table-cell table:style-name="t0.D3" office:value-type="string">
            <text:p text:style-name="P30">$0-65</text:p>
          </table:table-cell>
          <table:table-cell table:style-name="t0.D3" office:value-type="string">
            <text:p text:style-name="P30">$0-75</text:p>
          </table:table-cell>
          <table:table-cell table:style-name="t0.D3" office:value-type="string">
            <text:p text:style-name="P30">$0-85</text:p>
          </table:table-cell>
          <table:table-cell table:style-name="t0.D3" office:value-type="string">
            <text:p text:style-name="P31">$0-05</text:p>
          </table:table-cell>
          <table:table-cell table:style-name="t0.D3" office:value-type="string">
            <text:p text:style-name="P30">$0-15</text:p>
          </table:table-cell>
          <table:table-cell table:style-name="t0.D3" office:value-type="string">
            <text:p text:style-name="P30">$0-25</text:p>
          </table:table-cell>
          <table:covered-table-cell/>
        </table:table-row>
        <table:table-row>
          <table:table-cell table:style-name="t0.A5" office:value-type="string">
            <text:p text:style-name="P17"><text:span text:style-name="T54">0,7</text:span> Зв/ч</text:p>
          </table:table-cell>
          <table:table-cell table:style-name="t0.D3" office:value-type="string">
            <text:p text:style-name="P30">$0-36</text:p>
          </table:table-cell>
          <table:table-cell table:style-name="t0.D3" office:value-type="string">
            <text:p text:style-name="P30">$0-46</text:p>
          </table:table-cell>
          <table:table-cell table:style-name="t0.D3" office:value-type="string">
            <text:p text:style-name="P30">$0-56</text:p>
          </table:table-cell>
          <table:table-cell table:style-name="t0.D3" office:value-type="string">
            <text:p text:style-name="P30">$0-66</text:p>
          </table:table-cell>
          <table:table-cell table:style-name="t0.D3" office:value-type="string">
            <text:p text:style-name="P30">$0-76</text:p>
          </table:table-cell>
          <table:table-cell table:style-name="t0.D3" office:value-type="string">
            <text:p text:style-name="P30">$0-86</text:p>
          </table:table-cell>
          <table:table-cell table:style-name="t0.D3" office:value-type="string">
            <text:p text:style-name="P31">$0-06</text:p>
          </table:table-cell>
          <table:table-cell table:style-name="t0.D3" office:value-type="string">
            <text:p text:style-name="P30">$0-16</text:p>
          </table:table-cell>
          <table:table-cell table:style-name="t0.D3" office:value-type="string">
            <text:p text:style-name="P30">$0-26</text:p>
          </table:table-cell>
          <table:covered-table-cell/>
        </table:table-row>
        <table:table-row>
          <table:table-cell table:style-name="t0.A12" office:value-type="string">
            <text:p text:style-name="P17">7 Зв/ч</text:p>
          </table:table-cell>
          <table:table-cell table:style-name="t0.B12" office:value-type="string">
            <text:p text:style-name="P30">$0-37</text:p>
          </table:table-cell>
          <table:table-cell table:style-name="t0.B12" office:value-type="string">
            <text:p text:style-name="P30">$0-47</text:p>
          </table:table-cell>
          <table:table-cell table:style-name="t0.B12" office:value-type="string">
            <text:p text:style-name="P30">$0-57</text:p>
          </table:table-cell>
          <table:table-cell table:style-name="t0.B12" office:value-type="string">
            <text:p text:style-name="P30">$0-67</text:p>
          </table:table-cell>
          <table:table-cell table:style-name="t0.B12" office:value-type="string">
            <text:p text:style-name="P30">$0-77</text:p>
          </table:table-cell>
          <table:table-cell table:style-name="t0.B12" office:value-type="string">
            <text:p text:style-name="P30">$0-87</text:p>
          </table:table-cell>
          <table:table-cell table:style-name="t0.B12" office:value-type="string">
            <text:p text:style-name="P31">$0-07</text:p>
          </table:table-cell>
          <table:table-cell table:style-name="t0.B12" office:value-type="string">
            <text:p text:style-name="P30">$0-17</text:p>
          </table:table-cell>
          <table:table-cell table:style-name="t0.B12" office:value-type="string">
            <text:p text:style-name="P30">$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0"><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4">Фон, нЗв/ч</text:p>
          </table:table-cell>
          <table:table-cell table:style-name="t1.D3" table:number-columns-spanned="3" office:value-type="string">
            <text:p text:style-name="P44">Измеренное значение </text:p>
          </table:table-cell>
          <table:covered-table-cell/>
          <table:covered-table-cell/>
          <table:table-cell table:style-name="t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5"><text:span text:style-name="T38">H</text:span><text:span text:style-name="T42">1</text:span></text:p>
          </table:table-cell>
          <table:table-cell table:style-name="t1.D3" office:value-type="string">
            <text:p text:style-name="P44"><text:span text:style-name="T19">H</text:span><text:span text:style-name="T42">2</text:span></text:p>
          </table:table-cell>
          <table:table-cell table:style-name="t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7"><text:span text:style-name="T18">0,07</text:span> мкЗв/ч</text:p>
          </table:table-cell>
          <table:table-cell table:style-name="t1.D3" office:value-type="string">
            <text:p text:style-name="P30">$1-30</text:p>
          </table:table-cell>
          <table:table-cell table:style-name="t1.D3" office:value-type="string">
            <text:p text:style-name="P30">$1-40</text:p>
          </table:table-cell>
          <table:table-cell table:style-name="t1.D3" office:value-type="string">
            <text:p text:style-name="P30">$1-50</text:p>
          </table:table-cell>
          <table:table-cell table:style-name="t1.D3" office:value-type="string">
            <text:p text:style-name="P30">$1-60</text:p>
          </table:table-cell>
          <table:table-cell table:style-name="t1.D3" office:value-type="string">
            <text:p text:style-name="P30">$1-70</text:p>
          </table:table-cell>
          <table:table-cell table:style-name="t1.D3" office:value-type="string">
            <text:p text:style-name="P30">$1-80</text:p>
          </table:table-cell>
          <table:table-cell table:style-name="t1.D3" office:value-type="string">
            <text:p text:style-name="P31">$1-00</text:p>
          </table:table-cell>
          <table:table-cell table:style-name="t1.D3" office:value-type="string">
            <text:p text:style-name="P30">$1-10</text:p>
          </table:table-cell>
          <table:table-cell table:style-name="t1.D3" office:value-type="string">
            <text:p text:style-name="P30">$1-20</text:p>
          </table:table-cell>
          <table:table-cell table:style-name="t1.K5" table:number-rows-spanned="5" office:value-type="string">
            <text:p text:style-name="P23">±<text:span text:style-name="T18">20</text:span></text:p>
          </table:table-cell>
        </table:table-row>
        <table:table-row>
          <table:table-cell table:style-name="t1.A5" office:value-type="string">
            <text:p text:style-name="P17">0,7 мкЗв/ч</text:p>
          </table:table-cell>
          <table:table-cell table:style-name="t1.D3" office:value-type="string">
            <text:p text:style-name="P30">$1-31</text:p>
          </table:table-cell>
          <table:table-cell table:style-name="t1.D3" office:value-type="string">
            <text:p text:style-name="P30">$1-41</text:p>
          </table:table-cell>
          <table:table-cell table:style-name="t1.D3" office:value-type="string">
            <text:p text:style-name="P30">$1-51</text:p>
          </table:table-cell>
          <table:table-cell table:style-name="t1.D3" office:value-type="string">
            <text:p text:style-name="P30">$1-61</text:p>
          </table:table-cell>
          <table:table-cell table:style-name="t1.D3" office:value-type="string">
            <text:p text:style-name="P30">$1-71</text:p>
          </table:table-cell>
          <table:table-cell table:style-name="t1.D3" office:value-type="string">
            <text:p text:style-name="P30">$1-81</text:p>
          </table:table-cell>
          <table:table-cell table:style-name="t1.D3" office:value-type="string">
            <text:p text:style-name="P31">$1-01</text:p>
          </table:table-cell>
          <table:table-cell table:style-name="t1.D3" office:value-type="string">
            <text:p text:style-name="P30">$1-11</text:p>
          </table:table-cell>
          <table:table-cell table:style-name="t1.D3" office:value-type="string">
            <text:p text:style-name="P30">$1-21</text:p>
          </table:table-cell>
          <table:covered-table-cell/>
        </table:table-row>
        <table:table-row>
          <table:table-cell table:style-name="t1.A5" office:value-type="string">
            <text:p text:style-name="P17">7 мкЗв/ч</text:p>
          </table:table-cell>
          <table:table-cell table:style-name="t1.D3" office:value-type="string">
            <text:p text:style-name="P30">$1-32</text:p>
          </table:table-cell>
          <table:table-cell table:style-name="t1.D3" office:value-type="string">
            <text:p text:style-name="P30">$1-42</text:p>
          </table:table-cell>
          <table:table-cell table:style-name="t1.D3" office:value-type="string">
            <text:p text:style-name="P30">$1-52</text:p>
          </table:table-cell>
          <table:table-cell table:style-name="t1.D3" office:value-type="string">
            <text:p text:style-name="P30">$1-62</text:p>
          </table:table-cell>
          <table:table-cell table:style-name="t1.D3" office:value-type="string">
            <text:p text:style-name="P30">$1-72</text:p>
          </table:table-cell>
          <table:table-cell table:style-name="t1.D3" office:value-type="string">
            <text:p text:style-name="P30">$1-82</text:p>
          </table:table-cell>
          <table:table-cell table:style-name="t1.D3" office:value-type="string">
            <text:p text:style-name="P31">$1-02</text:p>
          </table:table-cell>
          <table:table-cell table:style-name="t1.D3" office:value-type="string">
            <text:p text:style-name="P30">$1-12</text:p>
          </table:table-cell>
          <table:table-cell table:style-name="t1.D3" office:value-type="string">
            <text:p text:style-name="P30">$1-22</text:p>
          </table:table-cell>
          <table:covered-table-cell/>
        </table:table-row>
        <table:table-row>
          <table:table-cell table:style-name="t1.A5" office:value-type="string">
            <text:p text:style-name="P17">70 мкЗв/ч</text:p>
          </table:table-cell>
          <table:table-cell table:style-name="t1.D3" office:value-type="string">
            <text:p text:style-name="P30">$1-33</text:p>
          </table:table-cell>
          <table:table-cell table:style-name="t1.D3" office:value-type="string">
            <text:p text:style-name="P30">$1-43</text:p>
          </table:table-cell>
          <table:table-cell table:style-name="t1.D3" office:value-type="string">
            <text:p text:style-name="P30">$1-53</text:p>
          </table:table-cell>
          <table:table-cell table:style-name="t1.D3" office:value-type="string">
            <text:p text:style-name="P30">$1-63</text:p>
          </table:table-cell>
          <table:table-cell table:style-name="t1.D3" office:value-type="string">
            <text:p text:style-name="P30">$1-73</text:p>
          </table:table-cell>
          <table:table-cell table:style-name="t1.D3" office:value-type="string">
            <text:p text:style-name="P30">$1-83</text:p>
          </table:table-cell>
          <table:table-cell table:style-name="t1.D3" office:value-type="string">
            <text:p text:style-name="P31">$1-03</text:p>
          </table:table-cell>
          <table:table-cell table:style-name="t1.D3" office:value-type="string">
            <text:p text:style-name="P30">$1-13</text:p>
          </table:table-cell>
          <table:table-cell table:style-name="t1.D3" office:value-type="string">
            <text:p text:style-name="P30">$1-23</text:p>
          </table:table-cell>
          <table:covered-table-cell/>
        </table:table-row>
        <table:table-row>
          <table:table-cell table:style-name="t1.A9" office:value-type="string">
            <text:p text:style-name="P17"><text:span text:style-name="T54">240</text:span> <text:span text:style-name="T54">мкЗв</text:span>/ч</text:p>
          </table:table-cell>
          <table:table-cell table:style-name="t1.B9" office:value-type="string">
            <text:p text:style-name="P30">$1-34</text:p>
          </table:table-cell>
          <table:table-cell table:style-name="t1.B9" office:value-type="string">
            <text:p text:style-name="P30">$1-44</text:p>
          </table:table-cell>
          <table:table-cell table:style-name="t1.B9" office:value-type="string">
            <text:p text:style-name="P30">$1-54</text:p>
          </table:table-cell>
          <table:table-cell table:style-name="t1.B9" office:value-type="string">
            <text:p text:style-name="P30">$1-64</text:p>
          </table:table-cell>
          <table:table-cell table:style-name="t1.B9" office:value-type="string">
            <text:p text:style-name="P30">$1-74</text:p>
          </table:table-cell>
          <table:table-cell table:style-name="t1.B9" office:value-type="string">
            <text:p text:style-name="P30">$1-84</text:p>
          </table:table-cell>
          <table:table-cell table:style-name="t1.B9" office:value-type="string">
            <text:p text:style-name="P31">$1-04</text:p>
          </table:table-cell>
          <table:table-cell table:style-name="t1.B9" office:value-type="string">
            <text:p text:style-name="P30">$1-14</text:p>
          </table:table-cell>
          <table:table-cell table:style-name="t1.B9" office:value-type="string">
            <text:p text:style-name="P30">$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0"><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4">Фон, нЗв/ч</text:p>
          </table:table-cell>
          <table:table-cell table:style-name="t2.D3" table:number-columns-spanned="3" office:value-type="string">
            <text:p text:style-name="P44">Измеренное значение </text:p>
          </table:table-cell>
          <table:covered-table-cell/>
          <table:covered-table-cell/>
          <table:table-cell table:style-name="t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5"><text:span text:style-name="T38">H</text:span><text:span text:style-name="T42">1</text:span></text:p>
          </table:table-cell>
          <table:table-cell table:style-name="t2.D3" office:value-type="string">
            <text:p text:style-name="P44"><text:span text:style-name="T19">H</text:span><text:span text:style-name="T42">2</text:span></text:p>
          </table:table-cell>
          <table:table-cell table:style-name="t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7"><text:span text:style-name="T18">0,07</text:span> мкЗв/ч</text:p>
          </table:table-cell>
          <table:table-cell table:style-name="t2.D3" office:value-type="string">
            <text:p text:style-name="P30">$2-30</text:p>
          </table:table-cell>
          <table:table-cell table:style-name="t2.D3" office:value-type="string">
            <text:p text:style-name="P30">$2-40</text:p>
          </table:table-cell>
          <table:table-cell table:style-name="t2.D3" office:value-type="string">
            <text:p text:style-name="P30">$2-50</text:p>
          </table:table-cell>
          <table:table-cell table:style-name="t2.D3" office:value-type="string">
            <text:p text:style-name="P30">$2-60</text:p>
          </table:table-cell>
          <table:table-cell table:style-name="t2.D3" office:value-type="string">
            <text:p text:style-name="P30">$2-70</text:p>
          </table:table-cell>
          <table:table-cell table:style-name="t2.D3" office:value-type="string">
            <text:p text:style-name="P30">$2-80</text:p>
          </table:table-cell>
          <table:table-cell table:style-name="t2.D3" office:value-type="string">
            <text:p text:style-name="P31">$2-00</text:p>
          </table:table-cell>
          <table:table-cell table:style-name="t2.D3" office:value-type="string">
            <text:p text:style-name="P30">$2-10</text:p>
          </table:table-cell>
          <table:table-cell table:style-name="t2.D3" office:value-type="string">
            <text:p text:style-name="P30">$2-20</text:p>
          </table:table-cell>
          <table:table-cell table:style-name="t2.K5" table:number-rows-spanned="9" office:value-type="string">
            <text:p text:style-name="P23">±<text:span text:style-name="T18">15</text:span></text:p>
          </table:table-cell>
        </table:table-row>
        <table:table-row>
          <table:table-cell table:style-name="t2.A5" office:value-type="string">
            <text:p text:style-name="P17">0,7 мкЗв/ч</text:p>
          </table:table-cell>
          <table:table-cell table:style-name="t2.D3" office:value-type="string">
            <text:p text:style-name="P30">$2-31</text:p>
          </table:table-cell>
          <table:table-cell table:style-name="t2.D3" office:value-type="string">
            <text:p text:style-name="P30">$2-41</text:p>
          </table:table-cell>
          <table:table-cell table:style-name="t2.D3" office:value-type="string">
            <text:p text:style-name="P30">$2-51</text:p>
          </table:table-cell>
          <table:table-cell table:style-name="t2.D3" office:value-type="string">
            <text:p text:style-name="P30">$2-61</text:p>
          </table:table-cell>
          <table:table-cell table:style-name="t2.D3" office:value-type="string">
            <text:p text:style-name="P30">$2-71</text:p>
          </table:table-cell>
          <table:table-cell table:style-name="t2.D3" office:value-type="string">
            <text:p text:style-name="P30">$2-81</text:p>
          </table:table-cell>
          <table:table-cell table:style-name="t2.D3" office:value-type="string">
            <text:p text:style-name="P31">$2-01</text:p>
          </table:table-cell>
          <table:table-cell table:style-name="t2.D3" office:value-type="string">
            <text:p text:style-name="P30">$2-11</text:p>
          </table:table-cell>
          <table:table-cell table:style-name="t2.D3" office:value-type="string">
            <text:p text:style-name="P30">$2-21</text:p>
          </table:table-cell>
          <table:covered-table-cell/>
        </table:table-row>
        <table:table-row>
          <table:table-cell table:style-name="t2.A5" office:value-type="string">
            <text:p text:style-name="P17">7 мкЗв/ч</text:p>
          </table:table-cell>
          <table:table-cell table:style-name="t2.D3" office:value-type="string">
            <text:p text:style-name="P30">$2-32</text:p>
          </table:table-cell>
          <table:table-cell table:style-name="t2.D3" office:value-type="string">
            <text:p text:style-name="P30">$2-42</text:p>
          </table:table-cell>
          <table:table-cell table:style-name="t2.D3" office:value-type="string">
            <text:p text:style-name="P30">$2-52</text:p>
          </table:table-cell>
          <table:table-cell table:style-name="t2.D3" office:value-type="string">
            <text:p text:style-name="P30">$2-62</text:p>
          </table:table-cell>
          <table:table-cell table:style-name="t2.D3" office:value-type="string">
            <text:p text:style-name="P30">$2-72</text:p>
          </table:table-cell>
          <table:table-cell table:style-name="t2.D3" office:value-type="string">
            <text:p text:style-name="P30">$2-82</text:p>
          </table:table-cell>
          <table:table-cell table:style-name="t2.D3" office:value-type="string">
            <text:p text:style-name="P31">$2-02</text:p>
          </table:table-cell>
          <table:table-cell table:style-name="t2.D3" office:value-type="string">
            <text:p text:style-name="P30">$2-12</text:p>
          </table:table-cell>
          <table:table-cell table:style-name="t2.D3" office:value-type="string">
            <text:p text:style-name="P30">$2-22</text:p>
          </table:table-cell>
          <table:covered-table-cell/>
        </table:table-row>
        <table:table-row>
          <table:table-cell table:style-name="t2.A5" office:value-type="string">
            <text:p text:style-name="P17">70 мкЗв/ч</text:p>
          </table:table-cell>
          <table:table-cell table:style-name="t2.D3" office:value-type="string">
            <text:p text:style-name="P30">$2-33</text:p>
          </table:table-cell>
          <table:table-cell table:style-name="t2.D3" office:value-type="string">
            <text:p text:style-name="P30">$2-43</text:p>
          </table:table-cell>
          <table:table-cell table:style-name="t2.D3" office:value-type="string">
            <text:p text:style-name="P30">$2-53</text:p>
          </table:table-cell>
          <table:table-cell table:style-name="t2.D3" office:value-type="string">
            <text:p text:style-name="P30">$2-63</text:p>
          </table:table-cell>
          <table:table-cell table:style-name="t2.D3" office:value-type="string">
            <text:p text:style-name="P30">$2-73</text:p>
          </table:table-cell>
          <table:table-cell table:style-name="t2.D3" office:value-type="string">
            <text:p text:style-name="P30">$2-83</text:p>
          </table:table-cell>
          <table:table-cell table:style-name="t2.D3" office:value-type="string">
            <text:p text:style-name="P31">$2-03</text:p>
          </table:table-cell>
          <table:table-cell table:style-name="t2.D3" office:value-type="string">
            <text:p text:style-name="P30">$2-13</text:p>
          </table:table-cell>
          <table:table-cell table:style-name="t2.D3" office:value-type="string">
            <text:p text:style-name="P30">$2-23</text:p>
          </table:table-cell>
          <table:covered-table-cell/>
        </table:table-row>
        <table:table-row>
          <table:table-cell table:style-name="t2.A5" office:value-type="string">
            <text:p text:style-name="P17">0.7 мЗв/ч</text:p>
          </table:table-cell>
          <table:table-cell table:style-name="t2.D3" office:value-type="string">
            <text:p text:style-name="P30">$2-34</text:p>
          </table:table-cell>
          <table:table-cell table:style-name="t2.D3" office:value-type="string">
            <text:p text:style-name="P30">$2-44</text:p>
          </table:table-cell>
          <table:table-cell table:style-name="t2.D3" office:value-type="string">
            <text:p text:style-name="P30">$2-54</text:p>
          </table:table-cell>
          <table:table-cell table:style-name="t2.D3" office:value-type="string">
            <text:p text:style-name="P30">$2-64</text:p>
          </table:table-cell>
          <table:table-cell table:style-name="t2.D3" office:value-type="string">
            <text:p text:style-name="P30">$2-74</text:p>
          </table:table-cell>
          <table:table-cell table:style-name="t2.D3" office:value-type="string">
            <text:p text:style-name="P30">$2-84</text:p>
          </table:table-cell>
          <table:table-cell table:style-name="t2.D3" office:value-type="string">
            <text:p text:style-name="P31">$2-04</text:p>
          </table:table-cell>
          <table:table-cell table:style-name="t2.D3" office:value-type="string">
            <text:p text:style-name="P30">$2-14</text:p>
          </table:table-cell>
          <table:table-cell table:style-name="t2.D3" office:value-type="string">
            <text:p text:style-name="P30">$2-24</text:p>
          </table:table-cell>
          <table:covered-table-cell/>
        </table:table-row>
        <table:table-row>
          <table:table-cell table:style-name="t2.A5" office:value-type="string">
            <text:p text:style-name="P17">7,0 мЗв/ч</text:p>
          </table:table-cell>
          <table:table-cell table:style-name="t2.D3" office:value-type="string">
            <text:p text:style-name="P30">$2-35</text:p>
          </table:table-cell>
          <table:table-cell table:style-name="t2.D3" office:value-type="string">
            <text:p text:style-name="P30">$2-45</text:p>
          </table:table-cell>
          <table:table-cell table:style-name="t2.D3" office:value-type="string">
            <text:p text:style-name="P30">$2-55</text:p>
          </table:table-cell>
          <table:table-cell table:style-name="t2.D3" office:value-type="string">
            <text:p text:style-name="P30">$2-65</text:p>
          </table:table-cell>
          <table:table-cell table:style-name="t2.D3" office:value-type="string">
            <text:p text:style-name="P30">$2-75</text:p>
          </table:table-cell>
          <table:table-cell table:style-name="t2.D3" office:value-type="string">
            <text:p text:style-name="P30">$2-85</text:p>
          </table:table-cell>
          <table:table-cell table:style-name="t2.D3" office:value-type="string">
            <text:p text:style-name="P31">$2-05</text:p>
          </table:table-cell>
          <table:table-cell table:style-name="t2.D3" office:value-type="string">
            <text:p text:style-name="P30">$2-15</text:p>
          </table:table-cell>
          <table:table-cell table:style-name="t2.D3" office:value-type="string">
            <text:p text:style-name="P30">$2-25</text:p>
          </table:table-cell>
          <table:covered-table-cell/>
        </table:table-row>
        <table:table-row>
          <table:table-cell table:style-name="t2.A5" office:value-type="string">
            <text:p text:style-name="P17">70 мЗв/ч</text:p>
          </table:table-cell>
          <table:table-cell table:style-name="t2.D3" office:value-type="string">
            <text:p text:style-name="P30">$2-36</text:p>
          </table:table-cell>
          <table:table-cell table:style-name="t2.D3" office:value-type="string">
            <text:p text:style-name="P30">$2-46</text:p>
          </table:table-cell>
          <table:table-cell table:style-name="t2.D3" office:value-type="string">
            <text:p text:style-name="P30">$2-56</text:p>
          </table:table-cell>
          <table:table-cell table:style-name="t2.D3" office:value-type="string">
            <text:p text:style-name="P30">$2-66</text:p>
          </table:table-cell>
          <table:table-cell table:style-name="t2.D3" office:value-type="string">
            <text:p text:style-name="P30">$2-76</text:p>
          </table:table-cell>
          <table:table-cell table:style-name="t2.D3" office:value-type="string">
            <text:p text:style-name="P30">$2-86</text:p>
          </table:table-cell>
          <table:table-cell table:style-name="t2.D3" office:value-type="string">
            <text:p text:style-name="P31">$2-06</text:p>
          </table:table-cell>
          <table:table-cell table:style-name="t2.D3" office:value-type="string">
            <text:p text:style-name="P30">$2-16</text:p>
          </table:table-cell>
          <table:table-cell table:style-name="t2.D3" office:value-type="string">
            <text:p text:style-name="P30">$2-26</text:p>
          </table:table-cell>
          <table:covered-table-cell/>
        </table:table-row>
        <table:table-row>
          <table:table-cell table:style-name="t2.A5" office:value-type="string">
            <text:p text:style-name="P17"><text:span text:style-name="T54">0,7</text:span> Зв/ч</text:p>
          </table:table-cell>
          <table:table-cell table:style-name="t2.D3" office:value-type="string">
            <text:p text:style-name="P30">$2-37</text:p>
          </table:table-cell>
          <table:table-cell table:style-name="t2.D3" office:value-type="string">
            <text:p text:style-name="P30">$2-47</text:p>
          </table:table-cell>
          <table:table-cell table:style-name="t2.D3" office:value-type="string">
            <text:p text:style-name="P30">$2-57</text:p>
          </table:table-cell>
          <table:table-cell table:style-name="t2.D3" office:value-type="string">
            <text:p text:style-name="P30">$2-67</text:p>
          </table:table-cell>
          <table:table-cell table:style-name="t2.D3" office:value-type="string">
            <text:p text:style-name="P30">$2-77</text:p>
          </table:table-cell>
          <table:table-cell table:style-name="t2.D3" office:value-type="string">
            <text:p text:style-name="P30">$2-87</text:p>
          </table:table-cell>
          <table:table-cell table:style-name="t2.D3" office:value-type="string">
            <text:p text:style-name="P31">$2-07</text:p>
          </table:table-cell>
          <table:table-cell table:style-name="t2.D3" office:value-type="string">
            <text:p text:style-name="P30">$2-17</text:p>
          </table:table-cell>
          <table:table-cell table:style-name="t2.D3" office:value-type="string">
            <text:p text:style-name="P30">$2-27</text:p>
          </table:table-cell>
          <table:covered-table-cell/>
        </table:table-row>
        <table:table-row>
          <table:table-cell table:style-name="t2.A13" office:value-type="string">
            <text:p text:style-name="P17">7 Зв/ч</text:p>
          </table:table-cell>
          <table:table-cell table:style-name="t2.B13" office:value-type="string">
            <text:p text:style-name="P30">$2-3<text:span text:style-name="T18">8</text:span></text:p>
          </table:table-cell>
          <table:table-cell table:style-name="t2.B13" office:value-type="string">
            <text:p text:style-name="P30">$2-4<text:span text:style-name="T18">8</text:span></text:p>
          </table:table-cell>
          <table:table-cell table:style-name="t2.B13" office:value-type="string">
            <text:p text:style-name="P30">$2-5<text:span text:style-name="T18">8</text:span></text:p>
          </table:table-cell>
          <table:table-cell table:style-name="t2.B13" office:value-type="string">
            <text:p text:style-name="P30">$2-6<text:span text:style-name="T18">8</text:span></text:p>
          </table:table-cell>
          <table:table-cell table:style-name="t2.B13" office:value-type="string">
            <text:p text:style-name="P30">$2-7<text:span text:style-name="T18">8</text:span></text:p>
          </table:table-cell>
          <table:table-cell table:style-name="t2.B13" office:value-type="string">
            <text:p text:style-name="P30">$2-8<text:span text:style-name="T18">8</text:span></text:p>
          </table:table-cell>
          <table:table-cell table:style-name="t2.B13" office:value-type="string">
            <text:p text:style-name="P31">$2-08</text:p>
          </table:table-cell>
          <table:table-cell table:style-name="t2.B13" office:value-type="string">
            <text:p text:style-name="P30">$2-1<text:span text:style-name="T18">8</text:span></text:p>
          </table:table-cell>
          <table:table-cell table:style-name="t2.B13" office:value-type="string">
            <text:p text:style-name="P30">$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0"><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4">Фон, нЗв/ч</text:p>
          </table:table-cell>
          <table:table-cell table:style-name="t3.D3" table:number-columns-spanned="3" office:value-type="string">
            <text:p text:style-name="P44">Измеренное значение </text:p>
          </table:table-cell>
          <table:covered-table-cell/>
          <table:covered-table-cell/>
          <table:table-cell table:style-name="t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5"><text:span text:style-name="T38">H</text:span><text:span text:style-name="T42">1</text:span></text:p>
          </table:table-cell>
          <table:table-cell table:style-name="t3.D3" office:value-type="string">
            <text:p text:style-name="P44"><text:span text:style-name="T19">H</text:span><text:span text:style-name="T42">2</text:span></text:p>
          </table:table-cell>
          <table:table-cell table:style-name="t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7"><text:span text:style-name="T18">0,07</text:span> мкЗв/ч</text:p>
          </table:table-cell>
          <table:table-cell table:style-name="t3.D3" office:value-type="string">
            <text:p text:style-name="P30">$3-30</text:p>
          </table:table-cell>
          <table:table-cell table:style-name="t3.D3" office:value-type="string">
            <text:p text:style-name="P30">$3-40</text:p>
          </table:table-cell>
          <table:table-cell table:style-name="t3.D3" office:value-type="string">
            <text:p text:style-name="P30">$3-50</text:p>
          </table:table-cell>
          <table:table-cell table:style-name="t3.D3" office:value-type="string">
            <text:p text:style-name="P30">$3-60</text:p>
          </table:table-cell>
          <table:table-cell table:style-name="t3.D3" office:value-type="string">
            <text:p text:style-name="P30">$3-70</text:p>
          </table:table-cell>
          <table:table-cell table:style-name="t3.D3" office:value-type="string">
            <text:p text:style-name="P30">$3-80</text:p>
          </table:table-cell>
          <table:table-cell table:style-name="t3.D3" office:value-type="string">
            <text:p text:style-name="P31">$3-00</text:p>
          </table:table-cell>
          <table:table-cell table:style-name="t3.D3" office:value-type="string">
            <text:p text:style-name="P30">$3-10</text:p>
          </table:table-cell>
          <table:table-cell table:style-name="t3.D3" office:value-type="string">
            <text:p text:style-name="P30">$3-20</text:p>
          </table:table-cell>
          <table:table-cell table:style-name="t3.K5" table:number-rows-spanned="5" office:value-type="string">
            <text:p text:style-name="P23">±<text:span text:style-name="T18">15</text:span></text:p>
          </table:table-cell>
        </table:table-row>
        <table:table-row>
          <table:table-cell table:style-name="t3.A5" office:value-type="string">
            <text:p text:style-name="P17">0,7 мкЗв/ч</text:p>
          </table:table-cell>
          <table:table-cell table:style-name="t3.D3" office:value-type="string">
            <text:p text:style-name="P30">$3-31</text:p>
          </table:table-cell>
          <table:table-cell table:style-name="t3.D3" office:value-type="string">
            <text:p text:style-name="P30">$3-41</text:p>
          </table:table-cell>
          <table:table-cell table:style-name="t3.D3" office:value-type="string">
            <text:p text:style-name="P30">$3-51</text:p>
          </table:table-cell>
          <table:table-cell table:style-name="t3.D3" office:value-type="string">
            <text:p text:style-name="P30">$3-61</text:p>
          </table:table-cell>
          <table:table-cell table:style-name="t3.D3" office:value-type="string">
            <text:p text:style-name="P30">$3-71</text:p>
          </table:table-cell>
          <table:table-cell table:style-name="t3.D3" office:value-type="string">
            <text:p text:style-name="P30">$3-81</text:p>
          </table:table-cell>
          <table:table-cell table:style-name="t3.D3" office:value-type="string">
            <text:p text:style-name="P31">$3-01</text:p>
          </table:table-cell>
          <table:table-cell table:style-name="t3.D3" office:value-type="string">
            <text:p text:style-name="P30">$3-11</text:p>
          </table:table-cell>
          <table:table-cell table:style-name="t3.D3" office:value-type="string">
            <text:p text:style-name="P30">$3-21</text:p>
          </table:table-cell>
          <table:covered-table-cell/>
        </table:table-row>
        <table:table-row>
          <table:table-cell table:style-name="t3.A5" office:value-type="string">
            <text:p text:style-name="P17">7 мкЗв/ч</text:p>
          </table:table-cell>
          <table:table-cell table:style-name="t3.D3" office:value-type="string">
            <text:p text:style-name="P30">$3-32</text:p>
          </table:table-cell>
          <table:table-cell table:style-name="t3.D3" office:value-type="string">
            <text:p text:style-name="P30">$3-42</text:p>
          </table:table-cell>
          <table:table-cell table:style-name="t3.D3" office:value-type="string">
            <text:p text:style-name="P30">$3-52</text:p>
          </table:table-cell>
          <table:table-cell table:style-name="t3.D3" office:value-type="string">
            <text:p text:style-name="P30">$3-62</text:p>
          </table:table-cell>
          <table:table-cell table:style-name="t3.D3" office:value-type="string">
            <text:p text:style-name="P30">$3-72</text:p>
          </table:table-cell>
          <table:table-cell table:style-name="t3.D3" office:value-type="string">
            <text:p text:style-name="P30">$3-82</text:p>
          </table:table-cell>
          <table:table-cell table:style-name="t3.D3" office:value-type="string">
            <text:p text:style-name="P31">$3-02</text:p>
          </table:table-cell>
          <table:table-cell table:style-name="t3.D3" office:value-type="string">
            <text:p text:style-name="P30">$3-12</text:p>
          </table:table-cell>
          <table:table-cell table:style-name="t3.D3" office:value-type="string">
            <text:p text:style-name="P30">$3-22</text:p>
          </table:table-cell>
          <table:covered-table-cell/>
        </table:table-row>
        <table:table-row>
          <table:table-cell table:style-name="t3.A5" office:value-type="string">
            <text:p text:style-name="P17">70 мкЗв/ч</text:p>
          </table:table-cell>
          <table:table-cell table:style-name="t3.D3" office:value-type="string">
            <text:p text:style-name="P30">$3-33</text:p>
          </table:table-cell>
          <table:table-cell table:style-name="t3.D3" office:value-type="string">
            <text:p text:style-name="P30">$3-43</text:p>
          </table:table-cell>
          <table:table-cell table:style-name="t3.D3" office:value-type="string">
            <text:p text:style-name="P30">$3-53</text:p>
          </table:table-cell>
          <table:table-cell table:style-name="t3.D3" office:value-type="string">
            <text:p text:style-name="P30">$3-63</text:p>
          </table:table-cell>
          <table:table-cell table:style-name="t3.D3" office:value-type="string">
            <text:p text:style-name="P30">$3-73</text:p>
          </table:table-cell>
          <table:table-cell table:style-name="t3.D3" office:value-type="string">
            <text:p text:style-name="P30">$3-83</text:p>
          </table:table-cell>
          <table:table-cell table:style-name="t3.D3" office:value-type="string">
            <text:p text:style-name="P31">$3-03</text:p>
          </table:table-cell>
          <table:table-cell table:style-name="t3.D3" office:value-type="string">
            <text:p text:style-name="P30">$3-13</text:p>
          </table:table-cell>
          <table:table-cell table:style-name="t3.D3" office:value-type="string">
            <text:p text:style-name="P30">$3-23</text:p>
          </table:table-cell>
          <table:covered-table-cell/>
        </table:table-row>
        <table:table-row>
          <table:table-cell table:style-name="t3.A9" office:value-type="string">
            <text:p text:style-name="P17">240 мкЗв/ч</text:p>
          </table:table-cell>
          <table:table-cell table:style-name="t3.B9" office:value-type="string">
            <text:p text:style-name="P30">$3-34</text:p>
          </table:table-cell>
          <table:table-cell table:style-name="t3.B9" office:value-type="string">
            <text:p text:style-name="P30">$3-44</text:p>
          </table:table-cell>
          <table:table-cell table:style-name="t3.B9" office:value-type="string">
            <text:p text:style-name="P30">$3-54</text:p>
          </table:table-cell>
          <table:table-cell table:style-name="t3.B9" office:value-type="string">
            <text:p text:style-name="P30">$3-64</text:p>
          </table:table-cell>
          <table:table-cell table:style-name="t3.B9" office:value-type="string">
            <text:p text:style-name="P30">$3-74</text:p>
          </table:table-cell>
          <table:table-cell table:style-name="t3.B9" office:value-type="string">
            <text:p text:style-name="P30">$3-84</text:p>
          </table:table-cell>
          <table:table-cell table:style-name="t3.B9" office:value-type="string">
            <text:p text:style-name="P31">$3-04</text:p>
          </table:table-cell>
          <table:table-cell table:style-name="t3.B9" office:value-type="string">
            <text:p text:style-name="P30">$3-14</text:p>
          </table:table-cell>
          <table:table-cell table:style-name="t3.B9" office:value-type="string">
            <text:p text:style-name="P30">$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0"><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4">Фон, нЗв/ч</text:p>
          </table:table-cell>
          <table:table-cell table:style-name="t4.D3" table:number-columns-spanned="3" office:value-type="string">
            <text:p text:style-name="P44">Измеренное значение </text:p>
          </table:table-cell>
          <table:covered-table-cell/>
          <table:covered-table-cell/>
          <table:table-cell table:style-name="t4.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5"><text:span text:style-name="T38">H</text:span><text:span text:style-name="T42">1</text:span></text:p>
          </table:table-cell>
          <table:table-cell table:style-name="t4.D3" office:value-type="string">
            <text:p text:style-name="P44"><text:span text:style-name="T19">H</text:span><text:span text:style-name="T42">2</text:span></text:p>
          </table:table-cell>
          <table:table-cell table:style-name="t4.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7"><text:span text:style-name="T18">0,07</text:span> мкЗв/ч</text:p>
          </table:table-cell>
          <table:table-cell table:style-name="t4.D3" office:value-type="string">
            <text:p text:style-name="P30">$4-30</text:p>
          </table:table-cell>
          <table:table-cell table:style-name="t4.D3" office:value-type="string">
            <text:p text:style-name="P30">$4-40</text:p>
          </table:table-cell>
          <table:table-cell table:style-name="t4.D3" office:value-type="string">
            <text:p text:style-name="P30">$4-50</text:p>
          </table:table-cell>
          <table:table-cell table:style-name="t4.D3" office:value-type="string">
            <text:p text:style-name="P30">$4-60</text:p>
          </table:table-cell>
          <table:table-cell table:style-name="t4.D3" office:value-type="string">
            <text:p text:style-name="P30">$4-70</text:p>
          </table:table-cell>
          <table:table-cell table:style-name="t4.D3" office:value-type="string">
            <text:p text:style-name="P30">$4-80</text:p>
          </table:table-cell>
          <table:table-cell table:style-name="t4.D3" office:value-type="string">
            <text:p text:style-name="P31">$4-00</text:p>
          </table:table-cell>
          <table:table-cell table:style-name="t4.D3" office:value-type="string">
            <text:p text:style-name="P30">$4-10</text:p>
          </table:table-cell>
          <table:table-cell table:style-name="t4.D3" office:value-type="string">
            <text:p text:style-name="P30">$4-20</text:p>
          </table:table-cell>
          <table:table-cell table:style-name="t4.K5" table:number-rows-spanned="4" office:value-type="string">
            <text:p text:style-name="P23">±<text:span text:style-name="T18">15</text:span></text:p>
          </table:table-cell>
        </table:table-row>
        <table:table-row>
          <table:table-cell table:style-name="t4.A5" office:value-type="string">
            <text:p text:style-name="P17">0,7 мкЗв/ч</text:p>
          </table:table-cell>
          <table:table-cell table:style-name="t4.D3" office:value-type="string">
            <text:p text:style-name="P30">$4-31</text:p>
          </table:table-cell>
          <table:table-cell table:style-name="t4.D3" office:value-type="string">
            <text:p text:style-name="P30">$4-41</text:p>
          </table:table-cell>
          <table:table-cell table:style-name="t4.D3" office:value-type="string">
            <text:p text:style-name="P30">$4-51</text:p>
          </table:table-cell>
          <table:table-cell table:style-name="t4.D3" office:value-type="string">
            <text:p text:style-name="P30">$4-61</text:p>
          </table:table-cell>
          <table:table-cell table:style-name="t4.D3" office:value-type="string">
            <text:p text:style-name="P30">$4-71</text:p>
          </table:table-cell>
          <table:table-cell table:style-name="t4.D3" office:value-type="string">
            <text:p text:style-name="P30">$4-81</text:p>
          </table:table-cell>
          <table:table-cell table:style-name="t4.D3" office:value-type="string">
            <text:p text:style-name="P31">$4-01</text:p>
          </table:table-cell>
          <table:table-cell table:style-name="t4.D3" office:value-type="string">
            <text:p text:style-name="P30">$4-11</text:p>
          </table:table-cell>
          <table:table-cell table:style-name="t4.D3" office:value-type="string">
            <text:p text:style-name="P30">$4-21</text:p>
          </table:table-cell>
          <table:covered-table-cell/>
        </table:table-row>
        <table:table-row>
          <table:table-cell table:style-name="t4.A5" office:value-type="string">
            <text:p text:style-name="P17">7 мкЗв/ч</text:p>
          </table:table-cell>
          <table:table-cell table:style-name="t4.D3" office:value-type="string">
            <text:p text:style-name="P30">$4-32</text:p>
          </table:table-cell>
          <table:table-cell table:style-name="t4.D3" office:value-type="string">
            <text:p text:style-name="P30">$4-42</text:p>
          </table:table-cell>
          <table:table-cell table:style-name="t4.D3" office:value-type="string">
            <text:p text:style-name="P30">$4-52</text:p>
          </table:table-cell>
          <table:table-cell table:style-name="t4.D3" office:value-type="string">
            <text:p text:style-name="P30">$4-62</text:p>
          </table:table-cell>
          <table:table-cell table:style-name="t4.D3" office:value-type="string">
            <text:p text:style-name="P30">$4-72</text:p>
          </table:table-cell>
          <table:table-cell table:style-name="t4.D3" office:value-type="string">
            <text:p text:style-name="P30">$4-82</text:p>
          </table:table-cell>
          <table:table-cell table:style-name="t4.D3" office:value-type="string">
            <text:p text:style-name="P31">$4-02</text:p>
          </table:table-cell>
          <table:table-cell table:style-name="t4.D3" office:value-type="string">
            <text:p text:style-name="P30">$4-12</text:p>
          </table:table-cell>
          <table:table-cell table:style-name="t4.D3" office:value-type="string">
            <text:p text:style-name="P30">$4-22</text:p>
          </table:table-cell>
          <table:covered-table-cell/>
        </table:table-row>
        <table:table-row>
          <table:table-cell table:style-name="t4.A8" office:value-type="string">
            <text:p text:style-name="P17">70 мкЗв/ч</text:p>
          </table:table-cell>
          <table:table-cell table:style-name="t4.B8" office:value-type="string">
            <text:p text:style-name="P30">$4-33</text:p>
          </table:table-cell>
          <table:table-cell table:style-name="t4.B8" office:value-type="string">
            <text:p text:style-name="P30">$4-43</text:p>
          </table:table-cell>
          <table:table-cell table:style-name="t4.B8" office:value-type="string">
            <text:p text:style-name="P30">$4-53</text:p>
          </table:table-cell>
          <table:table-cell table:style-name="t4.B8" office:value-type="string">
            <text:p text:style-name="P30">$4-63</text:p>
          </table:table-cell>
          <table:table-cell table:style-name="t4.B8" office:value-type="string">
            <text:p text:style-name="P30">$4-73</text:p>
          </table:table-cell>
          <table:table-cell table:style-name="t4.B8" office:value-type="string">
            <text:p text:style-name="P30">$4-83</text:p>
          </table:table-cell>
          <table:table-cell table:style-name="t4.B8" office:value-type="string">
            <text:p text:style-name="P31">$4-03</text:p>
          </table:table-cell>
          <table:table-cell table:style-name="t4.B8" office:value-type="string">
            <text:p text:style-name="P30">$4-13</text:p>
          </table:table-cell>
          <table:table-cell table:style-name="t4.B8" office:value-type="string">
            <text:p text:style-name="P30">$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0"><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4">Фон, нЗв/ч</text:p>
          </table:table-cell>
          <table:table-cell table:style-name="t5.D3" table:number-columns-spanned="3" office:value-type="string">
            <text:p text:style-name="P44">Измеренное значение </text:p>
          </table:table-cell>
          <table:covered-table-cell/>
          <table:covered-table-cell/>
          <table:table-cell table:style-name="t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5"><text:span text:style-name="T38">H</text:span><text:span text:style-name="T42">1</text:span></text:p>
          </table:table-cell>
          <table:table-cell table:style-name="t5.D3" office:value-type="string">
            <text:p text:style-name="P44"><text:span text:style-name="T19">H</text:span><text:span text:style-name="T42">2</text:span></text:p>
          </table:table-cell>
          <table:table-cell table:style-name="t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7"><text:span text:style-name="T18">7,0</text:span> мЗв/ч</text:p>
          </table:table-cell>
          <table:table-cell table:style-name="t5.D3" office:value-type="string">
            <text:p text:style-name="P30">$5-30</text:p>
          </table:table-cell>
          <table:table-cell table:style-name="t5.D3" office:value-type="string">
            <text:p text:style-name="P30">$5-40</text:p>
          </table:table-cell>
          <table:table-cell table:style-name="t5.D3" office:value-type="string">
            <text:p text:style-name="P30">$5-50</text:p>
          </table:table-cell>
          <table:table-cell table:style-name="t5.D3" office:value-type="string">
            <text:p text:style-name="P30">$5-60</text:p>
          </table:table-cell>
          <table:table-cell table:style-name="t5.D3" office:value-type="string">
            <text:p text:style-name="P30">$5-70</text:p>
          </table:table-cell>
          <table:table-cell table:style-name="t5.D3" office:value-type="string">
            <text:p text:style-name="P30">$5-80</text:p>
          </table:table-cell>
          <table:table-cell table:style-name="t5.D3" office:value-type="string">
            <text:p text:style-name="P31">$5-00</text:p>
          </table:table-cell>
          <table:table-cell table:style-name="t5.D3" office:value-type="string">
            <text:p text:style-name="P30">$5-10</text:p>
          </table:table-cell>
          <table:table-cell table:style-name="t5.D3" office:value-type="string">
            <text:p text:style-name="P30">$5-20</text:p>
          </table:table-cell>
          <table:table-cell table:style-name="t5.K5" table:number-rows-spanned="5" office:value-type="string">
            <text:p text:style-name="P23">±<text:span text:style-name="T18">20</text:span></text:p>
          </table:table-cell>
        </table:table-row>
        <table:table-row>
          <table:table-cell table:style-name="t5.A5" office:value-type="string">
            <text:p text:style-name="P17">7<text:span text:style-name="T18">0</text:span> мЗв/ч</text:p>
          </table:table-cell>
          <table:table-cell table:style-name="t5.D3" office:value-type="string">
            <text:p text:style-name="P30">$5-31</text:p>
          </table:table-cell>
          <table:table-cell table:style-name="t5.D3" office:value-type="string">
            <text:p text:style-name="P30">$5-41</text:p>
          </table:table-cell>
          <table:table-cell table:style-name="t5.D3" office:value-type="string">
            <text:p text:style-name="P30">$5-51</text:p>
          </table:table-cell>
          <table:table-cell table:style-name="t5.D3" office:value-type="string">
            <text:p text:style-name="P30">$5-61</text:p>
          </table:table-cell>
          <table:table-cell table:style-name="t5.D3" office:value-type="string">
            <text:p text:style-name="P30">$5-71</text:p>
          </table:table-cell>
          <table:table-cell table:style-name="t5.D3" office:value-type="string">
            <text:p text:style-name="P30">$5-81</text:p>
          </table:table-cell>
          <table:table-cell table:style-name="t5.D3" office:value-type="string">
            <text:p text:style-name="P31">$5-01</text:p>
          </table:table-cell>
          <table:table-cell table:style-name="t5.D3" office:value-type="string">
            <text:p text:style-name="P30">$5-11</text:p>
          </table:table-cell>
          <table:table-cell table:style-name="t5.D3" office:value-type="string">
            <text:p text:style-name="P30">$5-21</text:p>
          </table:table-cell>
          <table:covered-table-cell/>
        </table:table-row>
        <table:table-row>
          <table:table-cell table:style-name="t5.A5" office:value-type="string">
            <text:p text:style-name="P17"><text:span text:style-name="T18">0,</text:span>7 Зв/ч</text:p>
          </table:table-cell>
          <table:table-cell table:style-name="t5.D3" office:value-type="string">
            <text:p text:style-name="P30">$5-32</text:p>
          </table:table-cell>
          <table:table-cell table:style-name="t5.D3" office:value-type="string">
            <text:p text:style-name="P30">$5-42</text:p>
          </table:table-cell>
          <table:table-cell table:style-name="t5.D3" office:value-type="string">
            <text:p text:style-name="P30">$5-52</text:p>
          </table:table-cell>
          <table:table-cell table:style-name="t5.D3" office:value-type="string">
            <text:p text:style-name="P30">$5-62</text:p>
          </table:table-cell>
          <table:table-cell table:style-name="t5.D3" office:value-type="string">
            <text:p text:style-name="P30">$5-72</text:p>
          </table:table-cell>
          <table:table-cell table:style-name="t5.D3" office:value-type="string">
            <text:p text:style-name="P30">$5-82</text:p>
          </table:table-cell>
          <table:table-cell table:style-name="t5.D3" office:value-type="string">
            <text:p text:style-name="P31">$5-02</text:p>
          </table:table-cell>
          <table:table-cell table:style-name="t5.D3" office:value-type="string">
            <text:p text:style-name="P30">$5-12</text:p>
          </table:table-cell>
          <table:table-cell table:style-name="t5.D3" office:value-type="string">
            <text:p text:style-name="P30">$5-22</text:p>
          </table:table-cell>
          <table:covered-table-cell/>
        </table:table-row>
        <table:table-row>
          <table:table-cell table:style-name="t5.A5" office:value-type="string">
            <text:p text:style-name="P17">7 Зв/ч</text:p>
          </table:table-cell>
          <table:table-cell table:style-name="t5.D3" office:value-type="string">
            <text:p text:style-name="P30">$5-33</text:p>
          </table:table-cell>
          <table:table-cell table:style-name="t5.D3" office:value-type="string">
            <text:p text:style-name="P30">$5-43</text:p>
          </table:table-cell>
          <table:table-cell table:style-name="t5.D3" office:value-type="string">
            <text:p text:style-name="P30">$5-53</text:p>
          </table:table-cell>
          <table:table-cell table:style-name="t5.D3" office:value-type="string">
            <text:p text:style-name="P30">$5-63</text:p>
          </table:table-cell>
          <table:table-cell table:style-name="t5.D3" office:value-type="string">
            <text:p text:style-name="P30">$5-73</text:p>
          </table:table-cell>
          <table:table-cell table:style-name="t5.D3" office:value-type="string">
            <text:p text:style-name="P30">$5-83</text:p>
          </table:table-cell>
          <table:table-cell table:style-name="t5.D3" office:value-type="string">
            <text:p text:style-name="P31">$5-03</text:p>
          </table:table-cell>
          <table:table-cell table:style-name="t5.D3" office:value-type="string">
            <text:p text:style-name="P30">$5-13</text:p>
          </table:table-cell>
          <table:table-cell table:style-name="t5.D3" office:value-type="string">
            <text:p text:style-name="P30">$5-23</text:p>
          </table:table-cell>
          <table:covered-table-cell/>
        </table:table-row>
        <table:table-row>
          <table:table-cell table:style-name="t5.A9" office:value-type="string">
            <text:p text:style-name="P17"><text:span text:style-name="T18">40</text:span> Зв/ч</text:p>
          </table:table-cell>
          <table:table-cell table:style-name="t5.B9" office:value-type="string">
            <text:p text:style-name="P30">$5-34</text:p>
          </table:table-cell>
          <table:table-cell table:style-name="t5.B9" office:value-type="string">
            <text:p text:style-name="P30">$5-44</text:p>
          </table:table-cell>
          <table:table-cell table:style-name="t5.B9" office:value-type="string">
            <text:p text:style-name="P30">$5-54</text:p>
          </table:table-cell>
          <table:table-cell table:style-name="t5.B9" office:value-type="string">
            <text:p text:style-name="P30">$5-64</text:p>
          </table:table-cell>
          <table:table-cell table:style-name="t5.B9" office:value-type="string">
            <text:p text:style-name="P30">$5-74</text:p>
          </table:table-cell>
          <table:table-cell table:style-name="t5.B9" office:value-type="string">
            <text:p text:style-name="P30">$5-84</text:p>
          </table:table-cell>
          <table:table-cell table:style-name="t5.B9" office:value-type="string">
            <text:p text:style-name="P31">$5-04</text:p>
          </table:table-cell>
          <table:table-cell table:style-name="t5.B9" office:value-type="string">
            <text:p text:style-name="P30">$5-14</text:p>
          </table:table-cell>
          <table:table-cell table:style-name="t5.B9" office:value-type="string">
            <text:p text:style-name="P30">$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40"><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4">Фон, нЗв/ч</text:p>
          </table:table-cell>
          <table:table-cell table:style-name="t6.D3" table:number-columns-spanned="3" office:value-type="string">
            <text:p text:style-name="P44">Измеренное значение </text:p>
          </table:table-cell>
          <table:covered-table-cell/>
          <table:covered-table-cell/>
          <table:table-cell table:style-name="t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5"><text:span text:style-name="T38">H</text:span><text:span text:style-name="T42">1</text:span></text:p>
          </table:table-cell>
          <table:table-cell table:style-name="t6.D3" office:value-type="string">
            <text:p text:style-name="P44"><text:span text:style-name="T19">H</text:span><text:span text:style-name="T42">2</text:span></text:p>
          </table:table-cell>
          <table:table-cell table:style-name="t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7"><text:span text:style-name="T54">0,07</text:span> мкЗв/ч</text:p>
          </table:table-cell>
          <table:table-cell table:style-name="t6.D3" office:value-type="string">
            <text:p text:style-name="P30">$6-30</text:p>
          </table:table-cell>
          <table:table-cell table:style-name="t6.D3" office:value-type="string">
            <text:p text:style-name="P30">$6-40</text:p>
          </table:table-cell>
          <table:table-cell table:style-name="t6.D3" office:value-type="string">
            <text:p text:style-name="P30">$6-50</text:p>
          </table:table-cell>
          <table:table-cell table:style-name="t6.D3" office:value-type="string">
            <text:p text:style-name="P30">$6-60</text:p>
          </table:table-cell>
          <table:table-cell table:style-name="t6.D3" office:value-type="string">
            <text:p text:style-name="P30">$6-70</text:p>
          </table:table-cell>
          <table:table-cell table:style-name="t6.D3" office:value-type="string">
            <text:p text:style-name="P30">$6-80</text:p>
          </table:table-cell>
          <table:table-cell table:style-name="t6.D3" office:value-type="string">
            <text:p text:style-name="P31">$6-00</text:p>
          </table:table-cell>
          <table:table-cell table:style-name="t6.D3" office:value-type="string">
            <text:p text:style-name="P30">$6-10</text:p>
          </table:table-cell>
          <table:table-cell table:style-name="t6.D3" office:value-type="string">
            <text:p text:style-name="P30">$6-20</text:p>
          </table:table-cell>
          <table:table-cell table:style-name="t6.K5" table:number-rows-spanned="8" office:value-type="string">
            <text:p text:style-name="P23">±<text:span text:style-name="T18">15</text:span></text:p>
          </table:table-cell>
        </table:table-row>
        <table:table-row>
          <table:table-cell table:style-name="t6.A5" office:value-type="string">
            <text:p text:style-name="P17">0,7 мкЗв/ч</text:p>
          </table:table-cell>
          <table:table-cell table:style-name="t6.D3" office:value-type="string">
            <text:p text:style-name="P30">$6-31</text:p>
          </table:table-cell>
          <table:table-cell table:style-name="t6.D3" office:value-type="string">
            <text:p text:style-name="P30">$6-41</text:p>
          </table:table-cell>
          <table:table-cell table:style-name="t6.D3" office:value-type="string">
            <text:p text:style-name="P30">$6-51</text:p>
          </table:table-cell>
          <table:table-cell table:style-name="t6.D3" office:value-type="string">
            <text:p text:style-name="P30">$6-61</text:p>
          </table:table-cell>
          <table:table-cell table:style-name="t6.D3" office:value-type="string">
            <text:p text:style-name="P30">$6-71</text:p>
          </table:table-cell>
          <table:table-cell table:style-name="t6.D3" office:value-type="string">
            <text:p text:style-name="P30">$6-81</text:p>
          </table:table-cell>
          <table:table-cell table:style-name="t6.D3" office:value-type="string">
            <text:p text:style-name="P31">$6-01</text:p>
          </table:table-cell>
          <table:table-cell table:style-name="t6.D3" office:value-type="string">
            <text:p text:style-name="P30">$6-11</text:p>
          </table:table-cell>
          <table:table-cell table:style-name="t6.D3" office:value-type="string">
            <text:p text:style-name="P30">$6-21</text:p>
          </table:table-cell>
          <table:covered-table-cell/>
        </table:table-row>
        <table:table-row>
          <table:table-cell table:style-name="t6.A5" office:value-type="string">
            <text:p text:style-name="P17">7 мкЗв/ч</text:p>
          </table:table-cell>
          <table:table-cell table:style-name="t6.D3" office:value-type="string">
            <text:p text:style-name="P30">$6-32</text:p>
          </table:table-cell>
          <table:table-cell table:style-name="t6.D3" office:value-type="string">
            <text:p text:style-name="P30">$6-42</text:p>
          </table:table-cell>
          <table:table-cell table:style-name="t6.D3" office:value-type="string">
            <text:p text:style-name="P30">$6-52</text:p>
          </table:table-cell>
          <table:table-cell table:style-name="t6.D3" office:value-type="string">
            <text:p text:style-name="P30">$6-62</text:p>
          </table:table-cell>
          <table:table-cell table:style-name="t6.D3" office:value-type="string">
            <text:p text:style-name="P30">$6-72</text:p>
          </table:table-cell>
          <table:table-cell table:style-name="t6.D3" office:value-type="string">
            <text:p text:style-name="P30">$6-82</text:p>
          </table:table-cell>
          <table:table-cell table:style-name="t6.D3" office:value-type="string">
            <text:p text:style-name="P31">$6-02</text:p>
          </table:table-cell>
          <table:table-cell table:style-name="t6.D3" office:value-type="string">
            <text:p text:style-name="P30">$6-12</text:p>
          </table:table-cell>
          <table:table-cell table:style-name="t6.D3" office:value-type="string">
            <text:p text:style-name="P30">$6-22</text:p>
          </table:table-cell>
          <table:covered-table-cell/>
        </table:table-row>
        <table:table-row>
          <table:table-cell table:style-name="t6.A5" office:value-type="string">
            <text:p text:style-name="P17">70 мкЗв/ч</text:p>
          </table:table-cell>
          <table:table-cell table:style-name="t6.D3" office:value-type="string">
            <text:p text:style-name="P30">$6-33</text:p>
          </table:table-cell>
          <table:table-cell table:style-name="t6.D3" office:value-type="string">
            <text:p text:style-name="P30">$6-43</text:p>
          </table:table-cell>
          <table:table-cell table:style-name="t6.D3" office:value-type="string">
            <text:p text:style-name="P30">$6-53</text:p>
          </table:table-cell>
          <table:table-cell table:style-name="t6.D3" office:value-type="string">
            <text:p text:style-name="P30">$6-63</text:p>
          </table:table-cell>
          <table:table-cell table:style-name="t6.D3" office:value-type="string">
            <text:p text:style-name="P30">$6-73</text:p>
          </table:table-cell>
          <table:table-cell table:style-name="t6.D3" office:value-type="string">
            <text:p text:style-name="P30">$6-83</text:p>
          </table:table-cell>
          <table:table-cell table:style-name="t6.D3" office:value-type="string">
            <text:p text:style-name="P31">$6-03</text:p>
          </table:table-cell>
          <table:table-cell table:style-name="t6.D3" office:value-type="string">
            <text:p text:style-name="P30">$6-13</text:p>
          </table:table-cell>
          <table:table-cell table:style-name="t6.D3" office:value-type="string">
            <text:p text:style-name="P30">$6-23</text:p>
          </table:table-cell>
          <table:covered-table-cell/>
        </table:table-row>
        <table:table-row>
          <table:table-cell table:style-name="t6.A5" office:value-type="string">
            <text:p text:style-name="P17">0.7 мЗв/ч</text:p>
          </table:table-cell>
          <table:table-cell table:style-name="t6.D3" office:value-type="string">
            <text:p text:style-name="P30">$6-34</text:p>
          </table:table-cell>
          <table:table-cell table:style-name="t6.D3" office:value-type="string">
            <text:p text:style-name="P30">$6-44</text:p>
          </table:table-cell>
          <table:table-cell table:style-name="t6.D3" office:value-type="string">
            <text:p text:style-name="P30">$6-54</text:p>
          </table:table-cell>
          <table:table-cell table:style-name="t6.D3" office:value-type="string">
            <text:p text:style-name="P30">$6-64</text:p>
          </table:table-cell>
          <table:table-cell table:style-name="t6.D3" office:value-type="string">
            <text:p text:style-name="P30">$6-74</text:p>
          </table:table-cell>
          <table:table-cell table:style-name="t6.D3" office:value-type="string">
            <text:p text:style-name="P30">$6-84</text:p>
          </table:table-cell>
          <table:table-cell table:style-name="t6.D3" office:value-type="string">
            <text:p text:style-name="P31">$6-04</text:p>
          </table:table-cell>
          <table:table-cell table:style-name="t6.D3" office:value-type="string">
            <text:p text:style-name="P30">$6-14</text:p>
          </table:table-cell>
          <table:table-cell table:style-name="t6.D3" office:value-type="string">
            <text:p text:style-name="P30">$6-24</text:p>
          </table:table-cell>
          <table:covered-table-cell/>
        </table:table-row>
        <table:table-row>
          <table:table-cell table:style-name="t6.A5" office:value-type="string">
            <text:p text:style-name="P17">7,0 мЗв/ч</text:p>
          </table:table-cell>
          <table:table-cell table:style-name="t6.D3" office:value-type="string">
            <text:p text:style-name="P30">$6-35</text:p>
          </table:table-cell>
          <table:table-cell table:style-name="t6.D3" office:value-type="string">
            <text:p text:style-name="P30">$6-45</text:p>
          </table:table-cell>
          <table:table-cell table:style-name="t6.D3" office:value-type="string">
            <text:p text:style-name="P30">$6-55</text:p>
          </table:table-cell>
          <table:table-cell table:style-name="t6.D3" office:value-type="string">
            <text:p text:style-name="P30">$6-65</text:p>
          </table:table-cell>
          <table:table-cell table:style-name="t6.D3" office:value-type="string">
            <text:p text:style-name="P30">$6-75</text:p>
          </table:table-cell>
          <table:table-cell table:style-name="t6.D3" office:value-type="string">
            <text:p text:style-name="P30">$6-85</text:p>
          </table:table-cell>
          <table:table-cell table:style-name="t6.D3" office:value-type="string">
            <text:p text:style-name="P31">$6-05</text:p>
          </table:table-cell>
          <table:table-cell table:style-name="t6.D3" office:value-type="string">
            <text:p text:style-name="P30">$6-15</text:p>
          </table:table-cell>
          <table:table-cell table:style-name="t6.D3" office:value-type="string">
            <text:p text:style-name="P30">$6-25</text:p>
          </table:table-cell>
          <table:covered-table-cell/>
        </table:table-row>
        <table:table-row>
          <table:table-cell table:style-name="t6.A5" office:value-type="string">
            <text:p text:style-name="P17">70 мЗв/ч</text:p>
          </table:table-cell>
          <table:table-cell table:style-name="t6.D3" office:value-type="string">
            <text:p text:style-name="P30">$6-36</text:p>
          </table:table-cell>
          <table:table-cell table:style-name="t6.D3" office:value-type="string">
            <text:p text:style-name="P30">$6-46</text:p>
          </table:table-cell>
          <table:table-cell table:style-name="t6.D3" office:value-type="string">
            <text:p text:style-name="P30">$6-56</text:p>
          </table:table-cell>
          <table:table-cell table:style-name="t6.D3" office:value-type="string">
            <text:p text:style-name="P30">$6-66</text:p>
          </table:table-cell>
          <table:table-cell table:style-name="t6.D3" office:value-type="string">
            <text:p text:style-name="P30">$6-76</text:p>
          </table:table-cell>
          <table:table-cell table:style-name="t6.D3" office:value-type="string">
            <text:p text:style-name="P30">$6-86</text:p>
          </table:table-cell>
          <table:table-cell table:style-name="t6.D3" office:value-type="string">
            <text:p text:style-name="P31">$6-06</text:p>
          </table:table-cell>
          <table:table-cell table:style-name="t6.D3" office:value-type="string">
            <text:p text:style-name="P30">$6-16</text:p>
          </table:table-cell>
          <table:table-cell table:style-name="t6.D3" office:value-type="string">
            <text:p text:style-name="P30">$6-26</text:p>
          </table:table-cell>
          <table:covered-table-cell/>
        </table:table-row>
        <table:table-row>
          <table:table-cell table:style-name="t6.A12" office:value-type="string">
            <text:p text:style-name="P17">0,7 Зв/ч</text:p>
          </table:table-cell>
          <table:table-cell table:style-name="t6.B12" office:value-type="string">
            <text:p text:style-name="P30">$6-3<text:span text:style-name="T54">7</text:span></text:p>
          </table:table-cell>
          <table:table-cell table:style-name="t6.B12" office:value-type="string">
            <text:p text:style-name="P30">$6-4<text:span text:style-name="T54">7</text:span></text:p>
          </table:table-cell>
          <table:table-cell table:style-name="t6.B12" office:value-type="string">
            <text:p text:style-name="P30">$6-5<text:span text:style-name="T54">7</text:span></text:p>
          </table:table-cell>
          <table:table-cell table:style-name="t6.B12" office:value-type="string">
            <text:p text:style-name="P30">$6-6<text:span text:style-name="T54">7</text:span></text:p>
          </table:table-cell>
          <table:table-cell table:style-name="t6.B12" office:value-type="string">
            <text:p text:style-name="P30">$6-7<text:span text:style-name="T54">7</text:span></text:p>
          </table:table-cell>
          <table:table-cell table:style-name="t6.B12" office:value-type="string">
            <text:p text:style-name="P30">$6-8<text:span text:style-name="T54">7</text:span></text:p>
          </table:table-cell>
          <table:table-cell table:style-name="t6.B12" office:value-type="string">
            <text:p text:style-name="P31">$6-0<text:span text:style-name="T54">7</text:span></text:p>
          </table:table-cell>
          <table:table-cell table:style-name="t6.B12" office:value-type="string">
            <text:p text:style-name="P30">$6-1<text:span text:style-name="T54">7</text:span></text:p>
          </table:table-cell>
          <table:table-cell table:style-name="t6.B12" office:value-type="string">
            <text:p text:style-name="P30">$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40"><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4">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4">Фон, н<text:span text:style-name="T62">Гр/ч</text:span></text:p>
          </table:table-cell>
          <table:table-cell table:style-name="t7.D3" table:number-columns-spanned="3" office:value-type="string">
            <text:p text:style-name="P44">Измеренное значение </text:p>
          </table:table-cell>
          <table:covered-table-cell/>
          <table:covered-table-cell/>
          <table:table-cell table:style-name="t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5"><text:span text:style-name="T38">H</text:span><text:span text:style-name="T42">1</text:span></text:p>
          </table:table-cell>
          <table:table-cell table:style-name="t7.D3" office:value-type="string">
            <text:p text:style-name="P44"><text:span text:style-name="T19">H</text:span><text:span text:style-name="T42">2</text:span></text:p>
          </table:table-cell>
          <table:table-cell table:style-name="t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7">0,<text:span text:style-name="T18">03</text:span> мк<text:span text:style-name="T54">Гр</text:span>/ч</text:p>
          </table:table-cell>
          <table:table-cell table:style-name="t7.D3" office:value-type="string">
            <text:p text:style-name="P30">$7-30</text:p>
          </table:table-cell>
          <table:table-cell table:style-name="t7.D3" office:value-type="string">
            <text:p text:style-name="P30">$7-40</text:p>
          </table:table-cell>
          <table:table-cell table:style-name="t7.D3" office:value-type="string">
            <text:p text:style-name="P30">$7-50</text:p>
          </table:table-cell>
          <table:table-cell table:style-name="t7.D3" office:value-type="string">
            <text:p text:style-name="P30">$7-60</text:p>
          </table:table-cell>
          <table:table-cell table:style-name="t7.D3" office:value-type="string">
            <text:p text:style-name="P30">$7-70</text:p>
          </table:table-cell>
          <table:table-cell table:style-name="t7.D3" office:value-type="string">
            <text:p text:style-name="P30">$7-80</text:p>
          </table:table-cell>
          <table:table-cell table:style-name="t7.D3" office:value-type="string">
            <text:p text:style-name="P31">$7-00</text:p>
          </table:table-cell>
          <table:table-cell table:style-name="t7.D3" office:value-type="string">
            <text:p text:style-name="P30">$7-10</text:p>
          </table:table-cell>
          <table:table-cell table:style-name="t7.D3" office:value-type="string">
            <text:p text:style-name="P30">$7-20</text:p>
          </table:table-cell>
          <table:table-cell table:style-name="t7.K5" table:number-rows-spanned="8" office:value-type="string">
            <text:p text:style-name="P23">±<text:span text:style-name="T18">15</text:span></text:p>
          </table:table-cell>
        </table:table-row>
        <table:table-row>
          <table:table-cell table:style-name="t7.A5" office:value-type="string">
            <text:p text:style-name="P17">0,<text:span text:style-name="T54">7</text:span> мк<text:span text:style-name="T54">Гр</text:span>/ч</text:p>
          </table:table-cell>
          <table:table-cell table:style-name="t7.D3" office:value-type="string">
            <text:p text:style-name="P30">$7-31</text:p>
          </table:table-cell>
          <table:table-cell table:style-name="t7.D3" office:value-type="string">
            <text:p text:style-name="P30">$7-41</text:p>
          </table:table-cell>
          <table:table-cell table:style-name="t7.D3" office:value-type="string">
            <text:p text:style-name="P30">$7-51</text:p>
          </table:table-cell>
          <table:table-cell table:style-name="t7.D3" office:value-type="string">
            <text:p text:style-name="P30">$7-61</text:p>
          </table:table-cell>
          <table:table-cell table:style-name="t7.D3" office:value-type="string">
            <text:p text:style-name="P30">$7-71</text:p>
          </table:table-cell>
          <table:table-cell table:style-name="t7.D3" office:value-type="string">
            <text:p text:style-name="P30">$7-81</text:p>
          </table:table-cell>
          <table:table-cell table:style-name="t7.D3" office:value-type="string">
            <text:p text:style-name="P31">$7-01</text:p>
          </table:table-cell>
          <table:table-cell table:style-name="t7.D3" office:value-type="string">
            <text:p text:style-name="P30">$7-11</text:p>
          </table:table-cell>
          <table:table-cell table:style-name="t7.D3" office:value-type="string">
            <text:p text:style-name="P30">$7-21</text:p>
          </table:table-cell>
          <table:covered-table-cell/>
        </table:table-row>
        <table:table-row>
          <table:table-cell table:style-name="t7.A5" office:value-type="string">
            <text:p text:style-name="P17">7 мк<text:span text:style-name="T54">Гр</text:span>/ч</text:p>
          </table:table-cell>
          <table:table-cell table:style-name="t7.D3" office:value-type="string">
            <text:p text:style-name="P30">$7-32</text:p>
          </table:table-cell>
          <table:table-cell table:style-name="t7.D3" office:value-type="string">
            <text:p text:style-name="P30">$7-42</text:p>
          </table:table-cell>
          <table:table-cell table:style-name="t7.D3" office:value-type="string">
            <text:p text:style-name="P30">$7-52</text:p>
          </table:table-cell>
          <table:table-cell table:style-name="t7.D3" office:value-type="string">
            <text:p text:style-name="P30">$7-62</text:p>
          </table:table-cell>
          <table:table-cell table:style-name="t7.D3" office:value-type="string">
            <text:p text:style-name="P30">$7-72</text:p>
          </table:table-cell>
          <table:table-cell table:style-name="t7.D3" office:value-type="string">
            <text:p text:style-name="P30">$7-82</text:p>
          </table:table-cell>
          <table:table-cell table:style-name="t7.D3" office:value-type="string">
            <text:p text:style-name="P31">$7-02</text:p>
          </table:table-cell>
          <table:table-cell table:style-name="t7.D3" office:value-type="string">
            <text:p text:style-name="P30">$7-12</text:p>
          </table:table-cell>
          <table:table-cell table:style-name="t7.D3" office:value-type="string">
            <text:p text:style-name="P30">$7-22</text:p>
          </table:table-cell>
          <table:covered-table-cell/>
        </table:table-row>
        <table:table-row>
          <table:table-cell table:style-name="t7.A5" office:value-type="string">
            <text:p text:style-name="P17">70 мк<text:span text:style-name="T54">Гр</text:span>/ч</text:p>
          </table:table-cell>
          <table:table-cell table:style-name="t7.D3" office:value-type="string">
            <text:p text:style-name="P30">$7-33</text:p>
          </table:table-cell>
          <table:table-cell table:style-name="t7.D3" office:value-type="string">
            <text:p text:style-name="P30">$7-43</text:p>
          </table:table-cell>
          <table:table-cell table:style-name="t7.D3" office:value-type="string">
            <text:p text:style-name="P30">$7-53</text:p>
          </table:table-cell>
          <table:table-cell table:style-name="t7.D3" office:value-type="string">
            <text:p text:style-name="P30">$7-63</text:p>
          </table:table-cell>
          <table:table-cell table:style-name="t7.D3" office:value-type="string">
            <text:p text:style-name="P30">$7-73</text:p>
          </table:table-cell>
          <table:table-cell table:style-name="t7.D3" office:value-type="string">
            <text:p text:style-name="P30">$7-83</text:p>
          </table:table-cell>
          <table:table-cell table:style-name="t7.D3" office:value-type="string">
            <text:p text:style-name="P31">$7-03</text:p>
          </table:table-cell>
          <table:table-cell table:style-name="t7.D3" office:value-type="string">
            <text:p text:style-name="P30">$7-13</text:p>
          </table:table-cell>
          <table:table-cell table:style-name="t7.D3" office:value-type="string">
            <text:p text:style-name="P30">$7-23</text:p>
          </table:table-cell>
          <table:covered-table-cell/>
        </table:table-row>
        <table:table-row>
          <table:table-cell table:style-name="t7.A5" office:value-type="string">
            <text:p text:style-name="P17">0.7 м<text:span text:style-name="T54">Гр</text:span>/ч</text:p>
          </table:table-cell>
          <table:table-cell table:style-name="t7.D3" office:value-type="string">
            <text:p text:style-name="P30">$7-34</text:p>
          </table:table-cell>
          <table:table-cell table:style-name="t7.D3" office:value-type="string">
            <text:p text:style-name="P30">$7-44</text:p>
          </table:table-cell>
          <table:table-cell table:style-name="t7.D3" office:value-type="string">
            <text:p text:style-name="P30">$7-54</text:p>
          </table:table-cell>
          <table:table-cell table:style-name="t7.D3" office:value-type="string">
            <text:p text:style-name="P30">$7-64</text:p>
          </table:table-cell>
          <table:table-cell table:style-name="t7.D3" office:value-type="string">
            <text:p text:style-name="P30">$7-74</text:p>
          </table:table-cell>
          <table:table-cell table:style-name="t7.D3" office:value-type="string">
            <text:p text:style-name="P30">$7-84</text:p>
          </table:table-cell>
          <table:table-cell table:style-name="t7.D3" office:value-type="string">
            <text:p text:style-name="P31">$7-04</text:p>
          </table:table-cell>
          <table:table-cell table:style-name="t7.D3" office:value-type="string">
            <text:p text:style-name="P30">$7-14</text:p>
          </table:table-cell>
          <table:table-cell table:style-name="t7.D3" office:value-type="string">
            <text:p text:style-name="P30">$7-24</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5</text:p>
          </table:table-cell>
          <table:table-cell table:style-name="t7.D3" office:value-type="string">
            <text:p text:style-name="P30">$7-45</text:p>
          </table:table-cell>
          <table:table-cell table:style-name="t7.D3" office:value-type="string">
            <text:p text:style-name="P30">$7-55</text:p>
          </table:table-cell>
          <table:table-cell table:style-name="t7.D3" office:value-type="string">
            <text:p text:style-name="P30">$7-65</text:p>
          </table:table-cell>
          <table:table-cell table:style-name="t7.D3" office:value-type="string">
            <text:p text:style-name="P30">$7-75</text:p>
          </table:table-cell>
          <table:table-cell table:style-name="t7.D3" office:value-type="string">
            <text:p text:style-name="P30">$7-85</text:p>
          </table:table-cell>
          <table:table-cell table:style-name="t7.D3" office:value-type="string">
            <text:p text:style-name="P31">$7-05</text:p>
          </table:table-cell>
          <table:table-cell table:style-name="t7.D3" office:value-type="string">
            <text:p text:style-name="P30">$7-15</text:p>
          </table:table-cell>
          <table:table-cell table:style-name="t7.D3" office:value-type="string">
            <text:p text:style-name="P30">$7-25</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6</text:p>
          </table:table-cell>
          <table:table-cell table:style-name="t7.D3" office:value-type="string">
            <text:p text:style-name="P30">$7-46</text:p>
          </table:table-cell>
          <table:table-cell table:style-name="t7.D3" office:value-type="string">
            <text:p text:style-name="P30">$7-56</text:p>
          </table:table-cell>
          <table:table-cell table:style-name="t7.D3" office:value-type="string">
            <text:p text:style-name="P30">$7-66</text:p>
          </table:table-cell>
          <table:table-cell table:style-name="t7.D3" office:value-type="string">
            <text:p text:style-name="P30">$7-76</text:p>
          </table:table-cell>
          <table:table-cell table:style-name="t7.D3" office:value-type="string">
            <text:p text:style-name="P30">$7-86</text:p>
          </table:table-cell>
          <table:table-cell table:style-name="t7.D3" office:value-type="string">
            <text:p text:style-name="P31">$7-06</text:p>
          </table:table-cell>
          <table:table-cell table:style-name="t7.D3" office:value-type="string">
            <text:p text:style-name="P30">$7-16</text:p>
          </table:table-cell>
          <table:table-cell table:style-name="t7.D3" office:value-type="string">
            <text:p text:style-name="P30">$7-26</text:p>
          </table:table-cell>
          <table:covered-table-cell/>
        </table:table-row>
        <table:table-row>
          <table:table-cell table:style-name="t7.A12" office:value-type="string">
            <text:p text:style-name="P17">0,7 <text:span text:style-name="T54">Гр</text:span>/ч</text:p>
          </table:table-cell>
          <table:table-cell table:style-name="t7.B12" office:value-type="string">
            <text:p text:style-name="P30">$7-3<text:span text:style-name="T54">7</text:span></text:p>
          </table:table-cell>
          <table:table-cell table:style-name="t7.B12" office:value-type="string">
            <text:p text:style-name="P30">$7-4<text:span text:style-name="T54">7</text:span></text:p>
          </table:table-cell>
          <table:table-cell table:style-name="t7.B12" office:value-type="string">
            <text:p text:style-name="P30">$7-5<text:span text:style-name="T54">7</text:span></text:p>
          </table:table-cell>
          <table:table-cell table:style-name="t7.B12" office:value-type="string">
            <text:p text:style-name="P30">$7-6<text:span text:style-name="T54">7</text:span></text:p>
          </table:table-cell>
          <table:table-cell table:style-name="t7.B12" office:value-type="string">
            <text:p text:style-name="P30">$7-7<text:span text:style-name="T54">7</text:span></text:p>
          </table:table-cell>
          <table:table-cell table:style-name="t7.B12" office:value-type="string">
            <text:p text:style-name="P30">$7-8<text:span text:style-name="T54">7</text:span></text:p>
          </table:table-cell>
          <table:table-cell table:style-name="t7.B12" office:value-type="string">
            <text:p text:style-name="P31">$7-0<text:span text:style-name="T54">7</text:span></text:p>
          </table:table-cell>
          <table:table-cell table:style-name="t7.B12" office:value-type="string">
            <text:p text:style-name="P30">$7-1<text:span text:style-name="T54">7</text:span></text:p>
          </table:table-cell>
          <table:table-cell table:style-name="t7.B12" office:value-type="string">
            <text:p text:style-name="P30">$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40"><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4">Фон, нЗв/ч</text:p>
          </table:table-cell>
          <table:table-cell table:style-name="t8.D3" table:number-columns-spanned="3" office:value-type="string">
            <text:p text:style-name="P44">Измеренное значение </text:p>
          </table:table-cell>
          <table:covered-table-cell/>
          <table:covered-table-cell/>
          <table:table-cell table:style-name="t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5"><text:span text:style-name="T38">H</text:span><text:span text:style-name="T42">1</text:span></text:p>
          </table:table-cell>
          <table:table-cell table:style-name="t8.D3" office:value-type="string">
            <text:p text:style-name="P44"><text:span text:style-name="T19">H</text:span><text:span text:style-name="T42">2</text:span></text:p>
          </table:table-cell>
          <table:table-cell table:style-name="t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7"><text:span text:style-name="T54">0,07</text:span> мкЗв/ч</text:p>
          </table:table-cell>
          <table:table-cell table:style-name="t8.D3" office:value-type="string">
            <text:p text:style-name="P30">$8-30</text:p>
          </table:table-cell>
          <table:table-cell table:style-name="t8.D3" office:value-type="string">
            <text:p text:style-name="P30">$8-40</text:p>
          </table:table-cell>
          <table:table-cell table:style-name="t8.D3" office:value-type="string">
            <text:p text:style-name="P30">$8-50</text:p>
          </table:table-cell>
          <table:table-cell table:style-name="t8.D3" office:value-type="string">
            <text:p text:style-name="P30">$8-60</text:p>
          </table:table-cell>
          <table:table-cell table:style-name="t8.D3" office:value-type="string">
            <text:p text:style-name="P30">$8-70</text:p>
          </table:table-cell>
          <table:table-cell table:style-name="t8.D3" office:value-type="string">
            <text:p text:style-name="P30">$8-80</text:p>
          </table:table-cell>
          <table:table-cell table:style-name="t8.D3" office:value-type="string">
            <text:p text:style-name="P31">$8-00</text:p>
          </table:table-cell>
          <table:table-cell table:style-name="t8.D3" office:value-type="string">
            <text:p text:style-name="P30">$8-10</text:p>
          </table:table-cell>
          <table:table-cell table:style-name="t8.D3" office:value-type="string">
            <text:p text:style-name="P30">$8-20</text:p>
          </table:table-cell>
          <table:table-cell table:style-name="t8.K5" table:number-rows-spanned="9" office:value-type="string">
            <text:p text:style-name="P23">±<text:span text:style-name="T18">15</text:span></text:p>
          </table:table-cell>
        </table:table-row>
        <table:table-row>
          <table:table-cell table:style-name="t8.A5" office:value-type="string">
            <text:p text:style-name="P17">0,7 мкЗв/ч</text:p>
          </table:table-cell>
          <table:table-cell table:style-name="t8.D3" office:value-type="string">
            <text:p text:style-name="P30">$8-31</text:p>
          </table:table-cell>
          <table:table-cell table:style-name="t8.D3" office:value-type="string">
            <text:p text:style-name="P30">$8-41</text:p>
          </table:table-cell>
          <table:table-cell table:style-name="t8.D3" office:value-type="string">
            <text:p text:style-name="P30">$8-51</text:p>
          </table:table-cell>
          <table:table-cell table:style-name="t8.D3" office:value-type="string">
            <text:p text:style-name="P30">$8-61</text:p>
          </table:table-cell>
          <table:table-cell table:style-name="t8.D3" office:value-type="string">
            <text:p text:style-name="P30">$8-71</text:p>
          </table:table-cell>
          <table:table-cell table:style-name="t8.D3" office:value-type="string">
            <text:p text:style-name="P30">$8-81</text:p>
          </table:table-cell>
          <table:table-cell table:style-name="t8.D3" office:value-type="string">
            <text:p text:style-name="P31">$8-01</text:p>
          </table:table-cell>
          <table:table-cell table:style-name="t8.D3" office:value-type="string">
            <text:p text:style-name="P30">$8-11</text:p>
          </table:table-cell>
          <table:table-cell table:style-name="t8.D3" office:value-type="string">
            <text:p text:style-name="P30">$8-21</text:p>
          </table:table-cell>
          <table:covered-table-cell/>
        </table:table-row>
        <table:table-row>
          <table:table-cell table:style-name="t8.A5" office:value-type="string">
            <text:p text:style-name="P17">7 мкЗв/ч</text:p>
          </table:table-cell>
          <table:table-cell table:style-name="t8.D3" office:value-type="string">
            <text:p text:style-name="P30">$8-32</text:p>
          </table:table-cell>
          <table:table-cell table:style-name="t8.D3" office:value-type="string">
            <text:p text:style-name="P30">$8-42</text:p>
          </table:table-cell>
          <table:table-cell table:style-name="t8.D3" office:value-type="string">
            <text:p text:style-name="P30">$8-52</text:p>
          </table:table-cell>
          <table:table-cell table:style-name="t8.D3" office:value-type="string">
            <text:p text:style-name="P30">$8-62</text:p>
          </table:table-cell>
          <table:table-cell table:style-name="t8.D3" office:value-type="string">
            <text:p text:style-name="P30">$8-72</text:p>
          </table:table-cell>
          <table:table-cell table:style-name="t8.D3" office:value-type="string">
            <text:p text:style-name="P30">$8-82</text:p>
          </table:table-cell>
          <table:table-cell table:style-name="t8.D3" office:value-type="string">
            <text:p text:style-name="P31">$8-02</text:p>
          </table:table-cell>
          <table:table-cell table:style-name="t8.D3" office:value-type="string">
            <text:p text:style-name="P30">$8-12</text:p>
          </table:table-cell>
          <table:table-cell table:style-name="t8.D3" office:value-type="string">
            <text:p text:style-name="P30">$8-22</text:p>
          </table:table-cell>
          <table:covered-table-cell/>
        </table:table-row>
        <table:table-row>
          <table:table-cell table:style-name="t8.A5" office:value-type="string">
            <text:p text:style-name="P17">70 мкЗв/ч</text:p>
          </table:table-cell>
          <table:table-cell table:style-name="t8.D3" office:value-type="string">
            <text:p text:style-name="P30">$8-33</text:p>
          </table:table-cell>
          <table:table-cell table:style-name="t8.D3" office:value-type="string">
            <text:p text:style-name="P30">$8-43</text:p>
          </table:table-cell>
          <table:table-cell table:style-name="t8.D3" office:value-type="string">
            <text:p text:style-name="P30">$8-53</text:p>
          </table:table-cell>
          <table:table-cell table:style-name="t8.D3" office:value-type="string">
            <text:p text:style-name="P30">$8-63</text:p>
          </table:table-cell>
          <table:table-cell table:style-name="t8.D3" office:value-type="string">
            <text:p text:style-name="P30">$8-73</text:p>
          </table:table-cell>
          <table:table-cell table:style-name="t8.D3" office:value-type="string">
            <text:p text:style-name="P30">$8-83</text:p>
          </table:table-cell>
          <table:table-cell table:style-name="t8.D3" office:value-type="string">
            <text:p text:style-name="P31">$8-03</text:p>
          </table:table-cell>
          <table:table-cell table:style-name="t8.D3" office:value-type="string">
            <text:p text:style-name="P30">$8-13</text:p>
          </table:table-cell>
          <table:table-cell table:style-name="t8.D3" office:value-type="string">
            <text:p text:style-name="P30">$8-23</text:p>
          </table:table-cell>
          <table:covered-table-cell/>
        </table:table-row>
        <table:table-row>
          <table:table-cell table:style-name="t8.A5" office:value-type="string">
            <text:p text:style-name="P17">0.7 мЗв/ч</text:p>
          </table:table-cell>
          <table:table-cell table:style-name="t8.D3" office:value-type="string">
            <text:p text:style-name="P30">$8-34</text:p>
          </table:table-cell>
          <table:table-cell table:style-name="t8.D3" office:value-type="string">
            <text:p text:style-name="P30">$8-44</text:p>
          </table:table-cell>
          <table:table-cell table:style-name="t8.D3" office:value-type="string">
            <text:p text:style-name="P30">$8-54</text:p>
          </table:table-cell>
          <table:table-cell table:style-name="t8.D3" office:value-type="string">
            <text:p text:style-name="P30">$8-64</text:p>
          </table:table-cell>
          <table:table-cell table:style-name="t8.D3" office:value-type="string">
            <text:p text:style-name="P30">$8-74</text:p>
          </table:table-cell>
          <table:table-cell table:style-name="t8.D3" office:value-type="string">
            <text:p text:style-name="P30">$8-84</text:p>
          </table:table-cell>
          <table:table-cell table:style-name="t8.D3" office:value-type="string">
            <text:p text:style-name="P31">$8-04</text:p>
          </table:table-cell>
          <table:table-cell table:style-name="t8.D3" office:value-type="string">
            <text:p text:style-name="P30">$8-14</text:p>
          </table:table-cell>
          <table:table-cell table:style-name="t8.D3" office:value-type="string">
            <text:p text:style-name="P30">$8-24</text:p>
          </table:table-cell>
          <table:covered-table-cell/>
        </table:table-row>
        <table:table-row>
          <table:table-cell table:style-name="t8.A5" office:value-type="string">
            <text:p text:style-name="P17">7,0 мЗв/ч</text:p>
          </table:table-cell>
          <table:table-cell table:style-name="t8.D3" office:value-type="string">
            <text:p text:style-name="P30">$8-35</text:p>
          </table:table-cell>
          <table:table-cell table:style-name="t8.D3" office:value-type="string">
            <text:p text:style-name="P30">$8-45</text:p>
          </table:table-cell>
          <table:table-cell table:style-name="t8.D3" office:value-type="string">
            <text:p text:style-name="P30">$8-55</text:p>
          </table:table-cell>
          <table:table-cell table:style-name="t8.D3" office:value-type="string">
            <text:p text:style-name="P30">$8-65</text:p>
          </table:table-cell>
          <table:table-cell table:style-name="t8.D3" office:value-type="string">
            <text:p text:style-name="P30">$8-75</text:p>
          </table:table-cell>
          <table:table-cell table:style-name="t8.D3" office:value-type="string">
            <text:p text:style-name="P30">$8-85</text:p>
          </table:table-cell>
          <table:table-cell table:style-name="t8.D3" office:value-type="string">
            <text:p text:style-name="P31">$8-05</text:p>
          </table:table-cell>
          <table:table-cell table:style-name="t8.D3" office:value-type="string">
            <text:p text:style-name="P30">$8-15</text:p>
          </table:table-cell>
          <table:table-cell table:style-name="t8.D3" office:value-type="string">
            <text:p text:style-name="P30">$8-25</text:p>
          </table:table-cell>
          <table:covered-table-cell/>
        </table:table-row>
        <table:table-row>
          <table:table-cell table:style-name="t8.A5" office:value-type="string">
            <text:p text:style-name="P17">70 мЗв/ч</text:p>
          </table:table-cell>
          <table:table-cell table:style-name="t8.D3" office:value-type="string">
            <text:p text:style-name="P30">$8-36</text:p>
          </table:table-cell>
          <table:table-cell table:style-name="t8.D3" office:value-type="string">
            <text:p text:style-name="P30">$8-46</text:p>
          </table:table-cell>
          <table:table-cell table:style-name="t8.D3" office:value-type="string">
            <text:p text:style-name="P30">$8-56</text:p>
          </table:table-cell>
          <table:table-cell table:style-name="t8.D3" office:value-type="string">
            <text:p text:style-name="P30">$8-66</text:p>
          </table:table-cell>
          <table:table-cell table:style-name="t8.D3" office:value-type="string">
            <text:p text:style-name="P30">$8-76</text:p>
          </table:table-cell>
          <table:table-cell table:style-name="t8.D3" office:value-type="string">
            <text:p text:style-name="P30">$8-86</text:p>
          </table:table-cell>
          <table:table-cell table:style-name="t8.D3" office:value-type="string">
            <text:p text:style-name="P31">$8-06</text:p>
          </table:table-cell>
          <table:table-cell table:style-name="t8.D3" office:value-type="string">
            <text:p text:style-name="P30">$8-16</text:p>
          </table:table-cell>
          <table:table-cell table:style-name="t8.D3" office:value-type="string">
            <text:p text:style-name="P30">$8-26</text:p>
          </table:table-cell>
          <table:covered-table-cell/>
        </table:table-row>
        <table:table-row>
          <table:table-cell table:style-name="t8.A5" office:value-type="string">
            <text:p text:style-name="P17">0,<text:span text:style-name="T54">35</text:span> Зв/ч</text:p>
          </table:table-cell>
          <table:table-cell table:style-name="t8.D3" office:value-type="string">
            <text:p text:style-name="P30">$8-37</text:p>
          </table:table-cell>
          <table:table-cell table:style-name="t8.D3" office:value-type="string">
            <text:p text:style-name="P30">$8-47</text:p>
          </table:table-cell>
          <table:table-cell table:style-name="t8.D3" office:value-type="string">
            <text:p text:style-name="P30">$8-57</text:p>
          </table:table-cell>
          <table:table-cell table:style-name="t8.D3" office:value-type="string">
            <text:p text:style-name="P30">$8-67</text:p>
          </table:table-cell>
          <table:table-cell table:style-name="t8.D3" office:value-type="string">
            <text:p text:style-name="P30">$8-77</text:p>
          </table:table-cell>
          <table:table-cell table:style-name="t8.D3" office:value-type="string">
            <text:p text:style-name="P30">$8-87</text:p>
          </table:table-cell>
          <table:table-cell table:style-name="t8.D3" office:value-type="string">
            <text:p text:style-name="P31">$8-07</text:p>
          </table:table-cell>
          <table:table-cell table:style-name="t8.D3" office:value-type="string">
            <text:p text:style-name="P30">$8-17</text:p>
          </table:table-cell>
          <table:table-cell table:style-name="t8.D3" office:value-type="string">
            <text:p text:style-name="P30">$8-27</text:p>
          </table:table-cell>
          <table:covered-table-cell/>
        </table:table-row>
        <table:table-row>
          <table:table-cell table:style-name="t8.A13" office:value-type="string">
            <text:p text:style-name="P17"><text:span text:style-name="T54">0</text:span>,<text:span text:style-name="T54">5 </text:span>Зв/ч</text:p>
          </table:table-cell>
          <table:table-cell table:style-name="t8.B13" office:value-type="string">
            <text:p text:style-name="P30">$8-38</text:p>
          </table:table-cell>
          <table:table-cell table:style-name="t8.B13" office:value-type="string">
            <text:p text:style-name="P30">$8-48</text:p>
          </table:table-cell>
          <table:table-cell table:style-name="t8.B13" office:value-type="string">
            <text:p text:style-name="P30">$8-58</text:p>
          </table:table-cell>
          <table:table-cell table:style-name="t8.B13" office:value-type="string">
            <text:p text:style-name="P30">$8-68</text:p>
          </table:table-cell>
          <table:table-cell table:style-name="t8.B13" office:value-type="string">
            <text:p text:style-name="P30">$8-78</text:p>
          </table:table-cell>
          <table:table-cell table:style-name="t8.B13" office:value-type="string">
            <text:p text:style-name="P30">$8-88</text:p>
          </table:table-cell>
          <table:table-cell table:style-name="t8.B13" office:value-type="string">
            <text:p text:style-name="P31">$8-08</text:p>
          </table:table-cell>
          <table:table-cell table:style-name="t8.B13" office:value-type="string">
            <text:p text:style-name="P30">$8-18</text:p>
          </table:table-cell>
          <table:table-cell table:style-name="t8.B13" office:value-type="string">
            <text:p text:style-name="P30">$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1"><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7">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6">Фон</text:p>
            <text:p text:style-name="P16"><text:span text:style-name="T18">R=</text:span>2<text:span text:style-name="T18">,0</text:span>м</text:p>
          </table:table-cell>
          <table:table-cell table:style-name="t9.B2" office:value-type="string">
            <text:p text:style-name="P17">ИБН-<text:span text:style-name="T18">8-3</text:span></text:p>
            <text:p text:style-name="P16">№<text:span text:style-name="T18">027</text:span></text:p>
            <text:p text:style-name="P16"><text:span text:style-name="T18">R=2,0</text:span>м</text:p>
            <text:p text:style-name="P19">B(R)=0,600</text:p>
            <text:p text:style-name="P16"><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7">ИБН-<text:span text:style-name="T18">8-6</text:span></text:p>
            <text:p text:style-name="P16">№0<text:span text:style-name="T18">10</text:span></text:p>
            <text:p text:style-name="P16"><text:span text:style-name="T18">R=2,0</text:span>м</text:p>
            <text:p text:style-name="P19">B(R)=0,600</text:p>
            <text:p text:style-name="P16"><text:span text:style-name="T20"></text:span><text:span text:style-name="T44">0i</text:span><text:span text:style-name="T18">=57,</text:span>0</text:p>
            <text:p text:style-name="P16">20-100</text:p>
          </table:table-cell>
          <table:table-cell table:style-name="t9.B2" office:value-type="string">
            <text:p text:style-name="P56">ИБН-8-6</text:p>
            <text:p text:style-name="P55"><text:span text:style-name="T18"><text:s text:c="3"/></text:span>№<text:span text:style-name="T18">010</text:span></text:p>
            <text:p text:style-name="P55"><text:span text:style-name="T18">R=1,0</text:span>м</text:p>
            <text:p text:style-name="P57">B(R)=0,863</text:p>
            <text:p text:style-name="P55"><text:span text:style-name="T20"></text:span><text:span text:style-name="T44">0i</text:span><text:span text:style-name="T18">=235</text:span></text:p>
            <text:p text:style-name="P56">210<text:span text:style-name="T34">2</text:span> - 10<text:span text:style-name="T34">3</text:span></text:p>
          </table:table-cell>
          <table:table-cell table:style-name="t9.F2" office:value-type="string">
            <text:p text:style-name="P56">ИБН-8-6</text:p>
            <text:p text:style-name="P55"><text:span text:style-name="T18"><text:s text:c="3"/></text:span>№<text:span text:style-name="T18">010</text:span></text:p>
            <text:p text:style-name="P55"><text:span text:style-name="T18">R=0,5</text:span>м</text:p>
            <text:p text:style-name="P57">B(R)=0,957</text:p>
            <text:p text:style-name="P55"><text:span text:style-name="T20"></text:span><text:span text:style-name="T44">0i</text:span><text:span text:style-name="T18">=1019</text:span></text:p>
            <text:p text:style-name="P56">210<text:span text:style-name="T34">3</text:span> - 10<text:span text:style-name="T34">4</text:span></text:p>
          </table:table-cell>
        </table:table-row>
        <table:table-row>
          <table:table-cell table:style-name="t9.A3" office:value-type="string">
            <text:p text:style-name="P18">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7"/>
          </table:table-cell>
          <table:table-cell table:style-name="t9.B3" office:value-type="string">
            <text:p text:style-name="P20">$9-61</text:p>
            <text:p text:style-name="P20">$9-71</text:p>
            <text:p text:style-name="P20">$9-81</text:p>
          </table:table-cell>
          <table:table-cell table:style-name="t9.B3" office:value-type="string">
            <text:p text:style-name="P20">$9-62</text:p>
            <text:p text:style-name="P20">$9-72</text:p>
            <text:p text:style-name="P20">$9-82</text:p>
          </table:table-cell>
          <table:table-cell table:style-name="t9.B3" office:value-type="string">
            <text:p text:style-name="P20">$9-63</text:p>
            <text:p text:style-name="P20">$9-73</text:p>
            <text:p text:style-name="P20">$9-83</text:p>
          </table:table-cell>
          <table:table-cell table:style-name="t9.F3" office:value-type="string">
            <text:p text:style-name="P20">$9-64</text:p>
            <text:p text:style-name="P20">$9-74</text:p>
            <text:p text:style-name="P20">$9-84</text:p>
          </table:table-cell>
        </table:table-row>
        <table:table-row>
          <table:table-cell table:style-name="t9.A3" office:value-type="string">
            <text:p text:style-name="P18">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20">$9-00</text:p>
          </table:table-cell>
          <table:table-cell table:style-name="t9.B3" office:value-type="string">
            <text:p text:style-name="P20">$9-01</text:p>
          </table:table-cell>
          <table:table-cell table:style-name="t9.B3" office:value-type="string">
            <text:p text:style-name="P20">$9-02</text:p>
          </table:table-cell>
          <table:table-cell table:style-name="t9.B3" office:value-type="string">
            <text:p text:style-name="P20">$9-03</text:p>
          </table:table-cell>
          <table:table-cell table:style-name="t9.F3" office:value-type="string">
            <text:p text:style-name="P20">$9-04</text:p>
          </table:table-cell>
        </table:table-row>
        <table:table-row>
          <table:table-cell table:style-name="t9.A3" office:value-type="string">
            <text:p text:style-name="P18">Результат измерения плотности потока в поверяемой точке</text:p>
            <text:p text:style-name="P15"><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7"/>
          </table:table-cell>
          <table:table-cell table:style-name="t9.B3" office:value-type="string">
            <text:p text:style-name="P20">$9-n21</text:p>
          </table:table-cell>
          <table:table-cell table:style-name="t9.B3" office:value-type="string">
            <text:p text:style-name="P20">$9-n22</text:p>
          </table:table-cell>
          <table:table-cell table:style-name="t9.B3" office:value-type="string">
            <text:p text:style-name="P20">$9-n23</text:p>
          </table:table-cell>
          <table:table-cell table:style-name="t9.F3" office:value-type="string">
            <text:p text:style-name="P20">$9-n24</text:p>
          </table:table-cell>
        </table:table-row>
        <table:table-row>
          <table:table-cell table:style-name="t9.A3" office:value-type="string">
            <text:p text:style-name="P18">Основная относительная погрешность измерения, <text:span text:style-name="T76">Δ</text:span><text:span text:style-name="T21">i</text:span>%</text:p>
          </table:table-cell>
          <table:table-cell table:style-name="t9.B3" office:value-type="string">
            <text:p text:style-name="P17"/>
          </table:table-cell>
          <table:table-cell table:style-name="t9.B3" office:value-type="string">
            <text:p text:style-name="P20">$9-n31</text:p>
          </table:table-cell>
          <table:table-cell table:style-name="t9.B3" office:value-type="string">
            <text:p text:style-name="P20">$9-n32</text:p>
          </table:table-cell>
          <table:table-cell table:style-name="t9.B3" office:value-type="string">
            <text:p text:style-name="P20">$9-n33</text:p>
          </table:table-cell>
          <table:table-cell table:style-name="t9.F3" office:value-type="string">
            <text:p text:style-name="P20">$9-n34</text:p>
          </table:table-cell>
        </table:table-row>
        <table:table-row>
          <table:table-cell table:style-name="t9.A3" office:value-type="string">
            <text:p text:style-name="P18">Доверительная граница основной относительной погрешности <text:span text:style-name="T76">Δ</text:span><text:span text:style-name="T21">i</text:span>, %</text:p>
          </table:table-cell>
          <table:table-cell table:style-name="t9.B3" office:value-type="string">
            <text:p text:style-name="P17"/>
            <text:p text:style-name="P16"/>
          </table:table-cell>
          <table:table-cell table:style-name="t9.B3" office:value-type="string">
            <text:p text:style-name="P20">$9-n41</text:p>
          </table:table-cell>
          <table:table-cell table:style-name="t9.B3" office:value-type="string">
            <text:p text:style-name="P20">$9-n42</text:p>
          </table:table-cell>
          <table:table-cell table:style-name="t9.B3" office:value-type="string">
            <text:p text:style-name="P20">$9-n43</text:p>
          </table:table-cell>
          <table:table-cell table:style-name="t9.F3" office:value-type="string">
            <text:p text:style-name="P20">$9-n44</text:p>
          </table:table-cell>
        </table:table-row>
        <table:table-row table:style-name="t9.8">
          <table:table-cell table:style-name="t9.A8" office:value-type="string">
            <text:p text:style-name="P54"><text:span text:style-name="T61">Пределосновной </text:span>относительной погрешности ,%</text:p>
          </table:table-cell>
          <table:table-cell table:style-name="t9.B8" office:value-type="string">
            <text:p text:style-name="P17"/>
          </table:table-cell>
          <table:table-cell table:style-name="t9.C8" table:number-columns-spanned="4" office:value-type="string">
            <text:p text:style-name="P17">±<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1"><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8"><text:span text:style-name="T54">Мощность дозы</text:span> в поверяемой точке</text:p>
            <text:p text:style-name="P25"><text:span text:style-name="T78">H*</text:span><text:span text:style-name="T83">oi</text:span><text:span text:style-name="T81">(10)</text:span></text:p>
          </table:table-cell>
          <table:table-cell table:style-name="t10.B2" office:value-type="string">
            <text:p text:style-name="P16">Фон</text:p>
            <text:p text:style-name="P16"><text:span text:style-name="T18">R=</text:span>2<text:span text:style-name="T18">,0</text:span>м</text:p>
          </table:table-cell>
          <table:table-cell table:style-name="t10.B2" office:value-type="string">
            <text:p text:style-name="P17">ИБН-<text:span text:style-name="T18">8-3</text:span></text:p>
            <text:p text:style-name="P16">№<text:span text:style-name="T18">027</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7">ИБН-<text:span text:style-name="T18">8-6</text:span></text:p>
            <text:p text:style-name="P16">№0<text:span text:style-name="T18">10</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0</text:span></text:p>
            <text:p text:style-name="P20">20-100</text:p>
          </table:table-cell>
          <table:table-cell table:style-name="t10.B2" office:value-type="string">
            <text:p text:style-name="P56">ИБН-8-6</text:p>
            <text:p text:style-name="P55">№<text:span text:style-name="T18">010</text:span></text:p>
            <text:p text:style-name="P55"><text:span text:style-name="T18">R=1,0</text:span>м</text:p>
            <text:p text:style-name="P55"><text:span text:style-name="T18">B(R)=0,</text:span>957</text:p>
            <text:p text:style-name="P55"><text:span text:style-name="T78">H</text:span><text:span text:style-name="T88">*</text:span><text:span text:style-name="T83">oi</text:span><text:span text:style-name="T81">(10)</text:span><text:span text:style-name="T18">=</text:span><text:span text:style-name="T54">331</text:span></text:p>
            <text:p text:style-name="P58">2<text:span text:style-name="T103">·</text:span>10<text:span text:style-name="T34">2</text:span>-10<text:span text:style-name="T34">3</text:span></text:p>
          </table:table-cell>
          <table:table-cell table:style-name="t10.F2" office:value-type="string">
            <text:p text:style-name="P56">ИБН-8-6</text:p>
            <text:p text:style-name="P55">№<text:span text:style-name="T18">010</text:span></text:p>
            <text:p text:style-name="P55"><text:span text:style-name="T18">R=0,5</text:span>м</text:p>
            <text:p text:style-name="P55"><text:span text:style-name="T18">B(R)=0,9</text:span>91</text:p>
            <text:p text:style-name="P55"><text:span text:style-name="T78">H</text:span><text:span text:style-name="T88">*</text:span><text:span text:style-name="T83">oi</text:span><text:span text:style-name="T81">(10)</text:span><text:span text:style-name="T18">=</text:span><text:span text:style-name="T54">1434</text:span></text:p>
            <text:p text:style-name="P58">2<text:span text:style-name="T103">·</text:span>10<text:span text:style-name="T34">3</text:span>-10<text:span text:style-name="T34">4</text:span></text:p>
          </table:table-cell>
        </table:table-row>
        <table:table-row>
          <table:table-cell table:style-name="t10.A3" office:value-type="string">
            <text:p text:style-name="P22">Показания прибора в поверяемой точке</text:p>
            <text:p text:style-name="P21"><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7"/>
          </table:table-cell>
          <table:table-cell table:style-name="t10.B3" office:value-type="string">
            <text:p text:style-name="P20">$10-61</text:p>
            <text:p text:style-name="P20">$10-71</text:p>
            <text:p text:style-name="P20">$10-81</text:p>
          </table:table-cell>
          <table:table-cell table:style-name="t10.B3" office:value-type="string">
            <text:p text:style-name="P20">$10-62</text:p>
            <text:p text:style-name="P20">$10-72</text:p>
            <text:p text:style-name="P20">$10-82</text:p>
          </table:table-cell>
          <table:table-cell table:style-name="t10.B3" office:value-type="string">
            <text:p text:style-name="P20">$10-63</text:p>
            <text:p text:style-name="P20">$10-73</text:p>
            <text:p text:style-name="P20">$10-83</text:p>
          </table:table-cell>
          <table:table-cell table:style-name="t10.F3" office:value-type="string">
            <text:p text:style-name="P20">$10-64</text:p>
            <text:p text:style-name="P20">$10-74</text:p>
            <text:p text:style-name="P20">$10-84</text:p>
          </table:table-cell>
        </table:table-row>
        <table:table-row>
          <table:table-cell table:style-name="t10.A3" office:value-type="string">
            <text:p text:style-name="P22">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20">$<text:span text:style-name="T54">10</text:span>-00</text:p>
          </table:table-cell>
          <table:table-cell table:style-name="t10.B4" office:value-type="string">
            <text:p text:style-name="P20">$<text:span text:style-name="T54">10</text:span>-01</text:p>
          </table:table-cell>
          <table:table-cell table:style-name="t10.B4" office:value-type="string">
            <text:p text:style-name="P20">$<text:span text:style-name="T54">10</text:span>-02</text:p>
          </table:table-cell>
          <table:table-cell table:style-name="t10.B4" office:value-type="string">
            <text:p text:style-name="P20">$<text:span text:style-name="T54">10</text:span>-03</text:p>
          </table:table-cell>
          <table:table-cell table:style-name="t10.F3" office:value-type="string">
            <text:p text:style-name="P20">$<text:span text:style-name="T54">10</text:span>-04</text:p>
          </table:table-cell>
        </table:table-row>
        <table:table-row>
          <table:table-cell table:style-name="t10.A3" office:value-type="string">
            <text:p text:style-name="P22">Результат измерения мощности дозы в поверяемой точке</text:p>
            <text:p text:style-name="P21"><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7"/>
          </table:table-cell>
          <table:table-cell table:style-name="t10.B4" office:value-type="string">
            <text:p text:style-name="P20">$10-n21</text:p>
          </table:table-cell>
          <table:table-cell table:style-name="t10.B4" office:value-type="string">
            <text:p text:style-name="P20">$10-n22</text:p>
          </table:table-cell>
          <table:table-cell table:style-name="t10.B4" office:value-type="string">
            <text:p text:style-name="P20">$10-n23</text:p>
          </table:table-cell>
          <table:table-cell table:style-name="t10.F3" office:value-type="string">
            <text:p text:style-name="P20">$10-n24</text:p>
          </table:table-cell>
        </table:table-row>
        <table:table-row>
          <table:table-cell table:style-name="t10.A3" office:value-type="string">
            <text:p text:style-name="P18">Основная относительная погрешность измерения, </text:p>
            <text:p text:style-name="P18"><text:span text:style-name="T40">θ</text:span><text:span text:style-name="T53">пр</text:span><text:span text:style-name="T46">i</text:span>, %</text:p>
          </table:table-cell>
          <table:table-cell table:style-name="t10.B4" office:value-type="string">
            <text:p text:style-name="P17"/>
          </table:table-cell>
          <table:table-cell table:style-name="t10.B4" office:value-type="string">
            <text:p text:style-name="P20">$10-n31</text:p>
          </table:table-cell>
          <table:table-cell table:style-name="t10.B4" office:value-type="string">
            <text:p text:style-name="P20">$10-n32</text:p>
          </table:table-cell>
          <table:table-cell table:style-name="t10.B4" office:value-type="string">
            <text:p text:style-name="P20">$10-n33</text:p>
          </table:table-cell>
          <table:table-cell table:style-name="t10.F3" office:value-type="string">
            <text:p text:style-name="P20">$10-n34</text:p>
          </table:table-cell>
        </table:table-row>
        <table:table-row>
          <table:table-cell table:style-name="t10.A3" office:value-type="string">
            <text:p text:style-name="P18">Доверительная граница основной относительной погрешности, <text:span text:style-name="T76">Δ</text:span><text:span text:style-name="T47">i</text:span>, %</text:p>
          </table:table-cell>
          <table:table-cell table:style-name="t10.B4" office:value-type="string">
            <text:p text:style-name="P17"/>
            <text:p text:style-name="P16"/>
          </table:table-cell>
          <table:table-cell table:style-name="t10.B4" office:value-type="string">
            <text:p text:style-name="P20">$10-n41</text:p>
          </table:table-cell>
          <table:table-cell table:style-name="t10.B4" office:value-type="string">
            <text:p text:style-name="P20">$10-n42</text:p>
          </table:table-cell>
          <table:table-cell table:style-name="t10.B4" office:value-type="string">
            <text:p text:style-name="P20">$10-n43</text:p>
          </table:table-cell>
          <table:table-cell table:style-name="t10.F3" office:value-type="string">
            <text:p text:style-name="P20">$10-n44</text:p>
          </table:table-cell>
        </table:table-row>
        <table:table-row table:style-name="t10.8">
          <table:table-cell table:style-name="t10.A8" office:value-type="string">
            <text:p text:style-name="P54"><text:span text:style-name="T61">Пределосновной </text:span>относительной погрешности , %</text:p>
          </table:table-cell>
          <table:table-cell table:style-name="t10.B8" office:value-type="string">
            <text:p text:style-name="P17"/>
          </table:table-cell>
          <table:table-cell table:style-name="t10.C8" table:number-columns-spanned="4" office:value-type="string">
            <text:p text:style-name="P17">±<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40"><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9"><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1.B2" table:number-rows-spanned="3" office:value-type="string">
            <text:p text:style-name="P51">Номер источ-ника</text:p>
          </table:table-cell>
          <table:table-cell table:style-name="t11.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1.3">
          <table:covered-table-cell/>
          <table:covered-table-cell/>
          <table:table-cell table:style-name="t11.C3" table:number-rows-spanned="2" office:value-type="string">
            <text:p text:style-name="P44">Фон</text:p>
          </table:table-cell>
          <table:table-cell table:style-name="t11.C3" table:number-columns-spanned="3" office:value-type="string">
            <text:p text:style-name="P44">Измеренное значение </text:p>
          </table:table-cell>
          <table:covered-table-cell/>
          <table:covered-table-cell/>
          <table:table-cell table:style-name="t11.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5"><text:span text:style-name="T69"></text:span><text:span text:style-name="T42">1</text:span></text:p>
          </table:table-cell>
          <table:table-cell table:style-name="t11.D4" office:value-type="string">
            <text:p text:style-name="P44"><text:span text:style-name="T70"></text:span><text:span text:style-name="T42">2</text:span></text:p>
          </table:table-cell>
          <table:table-cell table:style-name="t11.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1.A5" office:value-type="string">
            <text:p text:style-name="P20">$1<text:span text:style-name="T54">1</text:span>-90</text:p>
          </table:table-cell>
          <table:table-cell table:style-name="t11.B5" office:value-type="float" office:value="1179">
            <text:p text:style-name="P32">1179</text:p>
          </table:table-cell>
          <table:table-cell table:style-name="t11.C3" office:value-type="string">
            <text:p text:style-name="P30">$s_bg</text:p>
          </table:table-cell>
          <table:table-cell table:style-name="t11.C3" office:value-type="string">
            <text:p text:style-name="P30">$11-60</text:p>
          </table:table-cell>
          <table:table-cell table:style-name="t11.C3" office:value-type="string">
            <text:p text:style-name="P30">$11-70</text:p>
          </table:table-cell>
          <table:table-cell table:style-name="t11.C3" office:value-type="string">
            <text:p text:style-name="P30">$11-80</text:p>
          </table:table-cell>
          <table:table-cell table:style-name="t11.C3" office:value-type="string">
            <text:p text:style-name="P31">$11-00</text:p>
          </table:table-cell>
          <table:table-cell table:style-name="t11.C3" office:value-type="string">
            <text:p text:style-name="P30">$11-10</text:p>
          </table:table-cell>
          <table:table-cell table:style-name="t11.C3" office:value-type="string">
            <text:p text:style-name="P30">$11-20</text:p>
          </table:table-cell>
          <table:table-cell table:style-name="t11.J5" table:number-rows-spanned="4" office:value-type="string">
            <text:p text:style-name="P23">±<text:span text:style-name="T18">20</text:span></text:p>
          </table:table-cell>
        </table:table-row>
        <table:table-row>
          <table:table-cell table:style-name="t11.A5" office:value-type="string">
            <text:p text:style-name="P20">$1<text:span text:style-name="T54">1</text:span>-9<text:span text:style-name="T54">1</text:span></text:p>
          </table:table-cell>
          <table:table-cell table:style-name="t11.B5" office:value-type="float" office:value="1180">
            <text:p text:style-name="P32">1180</text:p>
          </table:table-cell>
          <table:table-cell table:style-name="t11.C3" office:value-type="string">
            <text:p text:style-name="P30">---</text:p>
          </table:table-cell>
          <table:table-cell table:style-name="t11.C3" office:value-type="string">
            <text:p text:style-name="P30">$11-61</text:p>
          </table:table-cell>
          <table:table-cell table:style-name="t11.C3" office:value-type="string">
            <text:p text:style-name="P30">$11-71</text:p>
          </table:table-cell>
          <table:table-cell table:style-name="t11.C3" office:value-type="string">
            <text:p text:style-name="P30">$11-81</text:p>
          </table:table-cell>
          <table:table-cell table:style-name="t11.C3" office:value-type="string">
            <text:p text:style-name="P31">$11-01</text:p>
          </table:table-cell>
          <table:table-cell table:style-name="t11.C3" office:value-type="string">
            <text:p text:style-name="P30">$11-11</text:p>
          </table:table-cell>
          <table:table-cell table:style-name="t11.C3" office:value-type="string">
            <text:p text:style-name="P30">$11-21</text:p>
          </table:table-cell>
          <table:covered-table-cell/>
        </table:table-row>
        <table:table-row>
          <table:table-cell table:style-name="t11.A5" office:value-type="string">
            <text:p text:style-name="P20">$1<text:span text:style-name="T54">1</text:span>-9<text:span text:style-name="T54">2</text:span></text:p>
          </table:table-cell>
          <table:table-cell table:style-name="t11.B5" office:value-type="float" office:value="1181">
            <text:p text:style-name="P32">1181</text:p>
          </table:table-cell>
          <table:table-cell table:style-name="t11.C3" office:value-type="string">
            <text:p text:style-name="P30">---</text:p>
          </table:table-cell>
          <table:table-cell table:style-name="t11.C3" office:value-type="string">
            <text:p text:style-name="P30">$11-62</text:p>
          </table:table-cell>
          <table:table-cell table:style-name="t11.C3" office:value-type="string">
            <text:p text:style-name="P30">$11-72</text:p>
          </table:table-cell>
          <table:table-cell table:style-name="t11.C3" office:value-type="string">
            <text:p text:style-name="P30">$11-82</text:p>
          </table:table-cell>
          <table:table-cell table:style-name="t11.C3" office:value-type="string">
            <text:p text:style-name="P31">$11-02</text:p>
          </table:table-cell>
          <table:table-cell table:style-name="t11.C3" office:value-type="string">
            <text:p text:style-name="P30">$11-12</text:p>
          </table:table-cell>
          <table:table-cell table:style-name="t11.C3" office:value-type="string">
            <text:p text:style-name="P30">$11-22</text:p>
          </table:table-cell>
          <table:covered-table-cell/>
        </table:table-row>
        <table:table-row>
          <table:table-cell table:style-name="t11.A8" office:value-type="string">
            <text:p text:style-name="P20">$1<text:span text:style-name="T54">1</text:span>-9<text:span text:style-name="T54">3</text:span></text:p>
          </table:table-cell>
          <table:table-cell table:style-name="t11.B8" office:value-type="float" office:value="1182">
            <text:p text:style-name="P32">1182</text:p>
          </table:table-cell>
          <table:table-cell table:style-name="t11.C8" office:value-type="string">
            <text:p text:style-name="P30">---</text:p>
          </table:table-cell>
          <table:table-cell table:style-name="t11.C8" office:value-type="string">
            <text:p text:style-name="P30">$11-63</text:p>
          </table:table-cell>
          <table:table-cell table:style-name="t11.C8" office:value-type="string">
            <text:p text:style-name="P30">$11-73</text:p>
          </table:table-cell>
          <table:table-cell table:style-name="t11.C8" office:value-type="string">
            <text:p text:style-name="P30">$11-83</text:p>
          </table:table-cell>
          <table:table-cell table:style-name="t11.C8" office:value-type="string">
            <text:p text:style-name="P31">$11-03</text:p>
          </table:table-cell>
          <table:table-cell table:style-name="t11.C8" office:value-type="string">
            <text:p text:style-name="P30">$11-13</text:p>
          </table:table-cell>
          <table:table-cell table:style-name="t11.C8" office:value-type="string">
            <text:p text:style-name="P30">$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40"><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ext:p text:style-name="P61"/>
          </table:table-cell>
          <table:table-cell table:style-name="t12.B2" table:number-rows-spanned="3" office:value-type="string">
            <text:p text:style-name="P51">Номер источ-ника</text:p>
          </table:table-cell>
          <table:table-cell table:style-name="t12.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2.3">
          <table:covered-table-cell/>
          <table:covered-table-cell/>
          <table:table-cell table:style-name="t12.C3" table:number-rows-spanned="2" office:value-type="string">
            <text:p text:style-name="P44">Фон</text:p>
          </table:table-cell>
          <table:table-cell table:style-name="t12.C3" table:number-columns-spanned="3" office:value-type="string">
            <text:p text:style-name="P44">Измеренное значение </text:p>
          </table:table-cell>
          <table:covered-table-cell/>
          <table:covered-table-cell/>
          <table:table-cell table:style-name="t12.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5"><text:span text:style-name="T69"></text:span><text:span text:style-name="T42">1</text:span></text:p>
          </table:table-cell>
          <table:table-cell table:style-name="t12.D4" office:value-type="string">
            <text:p text:style-name="P44"><text:span text:style-name="T70"></text:span><text:span text:style-name="T42">2</text:span></text:p>
          </table:table-cell>
          <table:table-cell table:style-name="t12.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2.A5" office:value-type="string">
            <text:p text:style-name="P20">$1<text:span text:style-name="T54">2</text:span>-90</text:p>
          </table:table-cell>
          <table:table-cell table:style-name="t12.B5" office:value-type="float" office:value="651">
            <text:p text:style-name="P33">0651</text:p>
          </table:table-cell>
          <table:table-cell table:style-name="t12.C3" office:value-type="string">
            <text:p text:style-name="P30">$s_bg</text:p>
          </table:table-cell>
          <table:table-cell table:style-name="t12.C3" office:value-type="string">
            <text:p text:style-name="P30">$12-60</text:p>
          </table:table-cell>
          <table:table-cell table:style-name="t12.C3" office:value-type="string">
            <text:p text:style-name="P30">$12-70</text:p>
          </table:table-cell>
          <table:table-cell table:style-name="t12.C3" office:value-type="string">
            <text:p text:style-name="P30">$12-80</text:p>
          </table:table-cell>
          <table:table-cell table:style-name="t12.C3" office:value-type="string">
            <text:p text:style-name="P31">$12-00</text:p>
          </table:table-cell>
          <table:table-cell table:style-name="t12.C3" office:value-type="string">
            <text:p text:style-name="P30">$12-10</text:p>
          </table:table-cell>
          <table:table-cell table:style-name="t12.C3" office:value-type="string">
            <text:p text:style-name="P30">$12-20</text:p>
          </table:table-cell>
          <table:table-cell table:style-name="t12.J5" table:number-rows-spanned="4" office:value-type="string">
            <text:p text:style-name="P23">±<text:span text:style-name="T18">20</text:span></text:p>
          </table:table-cell>
        </table:table-row>
        <table:table-row>
          <table:table-cell table:style-name="t12.A5" office:value-type="string">
            <text:p text:style-name="P20">$1<text:span text:style-name="T54">2</text:span>-9<text:span text:style-name="T54">1</text:span></text:p>
          </table:table-cell>
          <table:table-cell table:style-name="t12.B5" office:value-type="float" office:value="653">
            <text:p text:style-name="P33">0652</text:p>
          </table:table-cell>
          <table:table-cell table:style-name="t12.C3" office:value-type="string">
            <text:p text:style-name="P30">---</text:p>
          </table:table-cell>
          <table:table-cell table:style-name="t12.C3" office:value-type="string">
            <text:p text:style-name="P30">$12-61</text:p>
          </table:table-cell>
          <table:table-cell table:style-name="t12.C3" office:value-type="string">
            <text:p text:style-name="P30">$12-71</text:p>
          </table:table-cell>
          <table:table-cell table:style-name="t12.C3" office:value-type="string">
            <text:p text:style-name="P30">$12-81</text:p>
          </table:table-cell>
          <table:table-cell table:style-name="t12.C3" office:value-type="string">
            <text:p text:style-name="P31">$12-01</text:p>
          </table:table-cell>
          <table:table-cell table:style-name="t12.C3" office:value-type="string">
            <text:p text:style-name="P30">$12-11</text:p>
          </table:table-cell>
          <table:table-cell table:style-name="t12.C3" office:value-type="string">
            <text:p text:style-name="P30">$12-21</text:p>
          </table:table-cell>
          <table:covered-table-cell/>
        </table:table-row>
        <table:table-row>
          <table:table-cell table:style-name="t12.A5" office:value-type="string">
            <text:p text:style-name="P20">$1<text:span text:style-name="T54">2</text:span>-9<text:span text:style-name="T54">2</text:span></text:p>
          </table:table-cell>
          <table:table-cell table:style-name="t12.B5" office:value-type="float" office:value="0">
            <text:p text:style-name="P33">0653</text:p>
          </table:table-cell>
          <table:table-cell table:style-name="t12.C3" office:value-type="string">
            <text:p text:style-name="P30">---</text:p>
          </table:table-cell>
          <table:table-cell table:style-name="t12.C3" office:value-type="string">
            <text:p text:style-name="P30">$12-62</text:p>
          </table:table-cell>
          <table:table-cell table:style-name="t12.C3" office:value-type="string">
            <text:p text:style-name="P30">$12-72</text:p>
          </table:table-cell>
          <table:table-cell table:style-name="t12.C3" office:value-type="string">
            <text:p text:style-name="P30">$12-82</text:p>
          </table:table-cell>
          <table:table-cell table:style-name="t12.C3" office:value-type="string">
            <text:p text:style-name="P31">$12-02</text:p>
          </table:table-cell>
          <table:table-cell table:style-name="t12.C3" office:value-type="string">
            <text:p text:style-name="P30">$12-12</text:p>
          </table:table-cell>
          <table:table-cell table:style-name="t12.C3" office:value-type="string">
            <text:p text:style-name="P30">$12-22</text:p>
          </table:table-cell>
          <table:covered-table-cell/>
        </table:table-row>
        <table:table-row>
          <table:table-cell table:style-name="t12.A8" office:value-type="string">
            <text:p text:style-name="P20">$1<text:span text:style-name="T54">2</text:span>-9<text:span text:style-name="T54">3</text:span></text:p>
          </table:table-cell>
          <table:table-cell table:style-name="t12.B8" office:value-type="float" office:value="0">
            <text:p text:style-name="P33">0655</text:p>
          </table:table-cell>
          <table:table-cell table:style-name="t12.C8" office:value-type="string">
            <text:p text:style-name="P30">---</text:p>
          </table:table-cell>
          <table:table-cell table:style-name="t12.C8" office:value-type="string">
            <text:p text:style-name="P30">$12-63</text:p>
          </table:table-cell>
          <table:table-cell table:style-name="t12.C8" office:value-type="string">
            <text:p text:style-name="P30">$12-73</text:p>
          </table:table-cell>
          <table:table-cell table:style-name="t12.C8" office:value-type="string">
            <text:p text:style-name="P30">$12-83</text:p>
          </table:table-cell>
          <table:table-cell table:style-name="t12.C8" office:value-type="string">
            <text:p text:style-name="P31">$12-03</text:p>
          </table:table-cell>
          <table:table-cell table:style-name="t12.C8" office:value-type="string">
            <text:p text:style-name="P30">$12-13</text:p>
          </table:table-cell>
          <table:table-cell table:style-name="t12.C8" office:value-type="string">
            <text:p text:style-name="P30">$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0"><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3.B2" table:number-rows-spanned="3" office:value-type="string">
            <text:p text:style-name="P51">Номер источ-ника</text:p>
          </table:table-cell>
          <table:table-cell table:style-name="t13.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3">
          <table:covered-table-cell/>
          <table:covered-table-cell/>
          <table:table-cell table:style-name="t13.C3" table:number-rows-spanned="2" office:value-type="string">
            <text:p text:style-name="P44">Фон</text:p>
          </table:table-cell>
          <table:table-cell table:style-name="t13.C3" table:number-columns-spanned="3" office:value-type="string">
            <text:p text:style-name="P44">Измеренное значение </text:p>
          </table:table-cell>
          <table:covered-table-cell/>
          <table:covered-table-cell/>
          <table:table-cell table:style-name="t13.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5"><text:span text:style-name="T69"></text:span><text:span text:style-name="T42">1</text:span></text:p>
          </table:table-cell>
          <table:table-cell table:style-name="t13.D4" office:value-type="string">
            <text:p text:style-name="P44"><text:span text:style-name="T70"></text:span><text:span text:style-name="T42">2</text:span></text:p>
          </table:table-cell>
          <table:table-cell table:style-name="t13.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3.A5" office:value-type="string">
            <text:p text:style-name="P20">$1<text:span text:style-name="T54">3</text:span>-90</text:p>
          </table:table-cell>
          <table:table-cell table:style-name="t13.B5" office:value-type="float" office:value="660">
            <text:p text:style-name="P32">0660</text:p>
          </table:table-cell>
          <table:table-cell table:style-name="t13.C3" office:value-type="string">
            <text:p text:style-name="P30">$<text:span text:style-name="T18">b_bg</text:span></text:p>
          </table:table-cell>
          <table:table-cell table:style-name="t13.C3" office:value-type="string">
            <text:p text:style-name="P30">$13-60</text:p>
          </table:table-cell>
          <table:table-cell table:style-name="t13.C3" office:value-type="string">
            <text:p text:style-name="P30">$13-70</text:p>
          </table:table-cell>
          <table:table-cell table:style-name="t13.C3" office:value-type="string">
            <text:p text:style-name="P30">$13-80</text:p>
          </table:table-cell>
          <table:table-cell table:style-name="t13.C3" office:value-type="string">
            <text:p text:style-name="P31">$13-00</text:p>
          </table:table-cell>
          <table:table-cell table:style-name="t13.C3" office:value-type="string">
            <text:p text:style-name="P30">$13-10</text:p>
          </table:table-cell>
          <table:table-cell table:style-name="t13.C3" office:value-type="string">
            <text:p text:style-name="P30">$13-20</text:p>
          </table:table-cell>
          <table:table-cell table:style-name="t13.J5" table:number-rows-spanned="6" office:value-type="string">
            <text:p text:style-name="P23">±<text:span text:style-name="T18">20</text:span></text:p>
          </table:table-cell>
        </table:table-row>
        <table:table-row>
          <table:table-cell table:style-name="t13.A5" office:value-type="string">
            <text:p text:style-name="P20">$1<text:span text:style-name="T54">3</text:span>-9<text:span text:style-name="T54">1</text:span></text:p>
          </table:table-cell>
          <table:table-cell table:style-name="t13.B5" office:value-type="float" office:value="0">
            <text:p text:style-name="P32">6905</text:p>
          </table:table-cell>
          <table:table-cell table:style-name="t13.C3" office:value-type="string">
            <text:p text:style-name="P30">---</text:p>
          </table:table-cell>
          <table:table-cell table:style-name="t13.C3" office:value-type="string">
            <text:p text:style-name="P30">$13-61</text:p>
          </table:table-cell>
          <table:table-cell table:style-name="t13.C3" office:value-type="string">
            <text:p text:style-name="P30">$13-71</text:p>
          </table:table-cell>
          <table:table-cell table:style-name="t13.C3" office:value-type="string">
            <text:p text:style-name="P30">$13-81</text:p>
          </table:table-cell>
          <table:table-cell table:style-name="t13.C3" office:value-type="string">
            <text:p text:style-name="P31">$13-01</text:p>
          </table:table-cell>
          <table:table-cell table:style-name="t13.C3" office:value-type="string">
            <text:p text:style-name="P30">$13-11</text:p>
          </table:table-cell>
          <table:table-cell table:style-name="t13.C3" office:value-type="string">
            <text:p text:style-name="P30">$13-21</text:p>
          </table:table-cell>
          <table:covered-table-cell/>
        </table:table-row>
        <table:table-row>
          <table:table-cell table:style-name="t13.A5" office:value-type="string">
            <text:p text:style-name="P20">$1<text:span text:style-name="T54">3</text:span>-9<text:span text:style-name="T54">2</text:span></text:p>
          </table:table-cell>
          <table:table-cell table:style-name="t13.B5" office:value-type="float" office:value="0">
            <text:p text:style-name="P32">0661</text:p>
          </table:table-cell>
          <table:table-cell table:style-name="t13.C3" office:value-type="string">
            <text:p text:style-name="P30">---</text:p>
          </table:table-cell>
          <table:table-cell table:style-name="t13.C3" office:value-type="string">
            <text:p text:style-name="P30">$13-62</text:p>
          </table:table-cell>
          <table:table-cell table:style-name="t13.C3" office:value-type="string">
            <text:p text:style-name="P30">$13-72</text:p>
          </table:table-cell>
          <table:table-cell table:style-name="t13.C3" office:value-type="string">
            <text:p text:style-name="P30">$13-82</text:p>
          </table:table-cell>
          <table:table-cell table:style-name="t13.C3" office:value-type="string">
            <text:p text:style-name="P31">$13-02</text:p>
          </table:table-cell>
          <table:table-cell table:style-name="t13.C3" office:value-type="string">
            <text:p text:style-name="P30">$13-12</text:p>
          </table:table-cell>
          <table:table-cell table:style-name="t13.C3" office:value-type="string">
            <text:p text:style-name="P30">$13-22</text:p>
          </table:table-cell>
          <table:covered-table-cell/>
        </table:table-row>
        <table:table-row>
          <table:table-cell table:style-name="t13.A5" office:value-type="string">
            <text:p text:style-name="P20">$1<text:span text:style-name="T54">3</text:span>-9<text:span text:style-name="T54">3</text:span></text:p>
          </table:table-cell>
          <table:table-cell table:style-name="t13.B5" office:value-type="float" office:value="0">
            <text:p text:style-name="P32">0662</text:p>
          </table:table-cell>
          <table:table-cell table:style-name="t13.C3" office:value-type="string">
            <text:p text:style-name="P30">---</text:p>
          </table:table-cell>
          <table:table-cell table:style-name="t13.C3" office:value-type="string">
            <text:p text:style-name="P30">$13-63</text:p>
          </table:table-cell>
          <table:table-cell table:style-name="t13.C3" office:value-type="string">
            <text:p text:style-name="P30">$13-73</text:p>
          </table:table-cell>
          <table:table-cell table:style-name="t13.C3" office:value-type="string">
            <text:p text:style-name="P30">$13-83</text:p>
          </table:table-cell>
          <table:table-cell table:style-name="t13.C3" office:value-type="string">
            <text:p text:style-name="P31">$13-03</text:p>
          </table:table-cell>
          <table:table-cell table:style-name="t13.C3" office:value-type="string">
            <text:p text:style-name="P30">$13-13</text:p>
          </table:table-cell>
          <table:table-cell table:style-name="t13.C3" office:value-type="string">
            <text:p text:style-name="P30">$13-23</text:p>
          </table:table-cell>
          <table:covered-table-cell/>
        </table:table-row>
        <table:table-row>
          <table:table-cell table:style-name="t13.A5" office:value-type="string">
            <text:p text:style-name="P20">$1<text:span text:style-name="T54">3</text:span>-9<text:span text:style-name="T54">4</text:span></text:p>
          </table:table-cell>
          <table:table-cell table:style-name="t13.B5" office:value-type="float" office:value="0">
            <text:p text:style-name="P32">16437</text:p>
          </table:table-cell>
          <table:table-cell table:style-name="t13.C3" office:value-type="string">
            <text:p text:style-name="P30">---</text:p>
          </table:table-cell>
          <table:table-cell table:style-name="t13.C3" office:value-type="string">
            <text:p text:style-name="P30">$13-64</text:p>
          </table:table-cell>
          <table:table-cell table:style-name="t13.C3" office:value-type="string">
            <text:p text:style-name="P30">$13-74</text:p>
          </table:table-cell>
          <table:table-cell table:style-name="t13.C3" office:value-type="string">
            <text:p text:style-name="P30">$13-84</text:p>
          </table:table-cell>
          <table:table-cell table:style-name="t13.C3" office:value-type="string">
            <text:p text:style-name="P31">$13-04</text:p>
          </table:table-cell>
          <table:table-cell table:style-name="t13.C3" office:value-type="string">
            <text:p text:style-name="P30">$13-14</text:p>
          </table:table-cell>
          <table:table-cell table:style-name="t13.C3" office:value-type="string">
            <text:p text:style-name="P30">$13-24</text:p>
          </table:table-cell>
          <table:covered-table-cell/>
        </table:table-row>
        <table:table-row>
          <table:table-cell table:style-name="t13.A10" office:value-type="string">
            <text:p text:style-name="P20">$1<text:span text:style-name="T54">3</text:span>-9<text:span text:style-name="T54">5</text:span></text:p>
          </table:table-cell>
          <table:table-cell table:style-name="t13.B10" office:value-type="float" office:value="0">
            <text:p text:style-name="P32">15014</text:p>
          </table:table-cell>
          <table:table-cell table:style-name="t13.C10" office:value-type="string">
            <text:p text:style-name="P30">---</text:p>
          </table:table-cell>
          <table:table-cell table:style-name="t13.C10" office:value-type="string">
            <text:p text:style-name="P30">$13-65</text:p>
          </table:table-cell>
          <table:table-cell table:style-name="t13.C10" office:value-type="string">
            <text:p text:style-name="P30">$13-75</text:p>
          </table:table-cell>
          <table:table-cell table:style-name="t13.C10" office:value-type="string">
            <text:p text:style-name="P30">$13-85</text:p>
          </table:table-cell>
          <table:table-cell table:style-name="t13.C10" office:value-type="string">
            <text:p text:style-name="P31">$13-05</text:p>
          </table:table-cell>
          <table:table-cell table:style-name="t13.C10" office:value-type="string">
            <text:p text:style-name="P30">$13-15</text:p>
          </table:table-cell>
          <table:table-cell table:style-name="t13.C10" office:value-type="string">
            <text:p text:style-name="P30">$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40"><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4.3">
          <table:covered-table-cell/>
          <table:covered-table-cell/>
          <table:table-cell table:style-name="t14.C3" table:number-rows-spanned="2" office:value-type="string">
            <text:p text:style-name="P44">Фон</text:p>
          </table:table-cell>
          <table:table-cell table:style-name="t14.C3" table:number-columns-spanned="3" office:value-type="string">
            <text:p text:style-name="P44">Измеренное значение </text:p>
          </table:table-cell>
          <table:covered-table-cell/>
          <table:covered-table-cell/>
          <table:table-cell table:style-name="t14.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5"><text:span text:style-name="T69"></text:span><text:span text:style-name="T42">1</text:span></text:p>
          </table:table-cell>
          <table:table-cell table:style-name="t14.D4" office:value-type="string">
            <text:p text:style-name="P44"><text:span text:style-name="T70"></text:span><text:span text:style-name="T42">2</text:span></text:p>
          </table:table-cell>
          <table:table-cell table:style-name="t14.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4.A5" office:value-type="string">
            <text:p text:style-name="P20">$1<text:span text:style-name="T54">4</text:span>-90</text:p>
          </table:table-cell>
          <table:table-cell table:style-name="t14.B5" office:value-type="float" office:value="660">
            <text:p text:style-name="P32">0663</text:p>
          </table:table-cell>
          <table:table-cell table:style-name="t14.C3" office:value-type="string">
            <text:p text:style-name="P30">$<text:span text:style-name="T18">b2_bg</text:span></text:p>
          </table:table-cell>
          <table:table-cell table:style-name="t14.C3" office:value-type="string">
            <text:p text:style-name="P30">$14-60</text:p>
          </table:table-cell>
          <table:table-cell table:style-name="t14.C3" office:value-type="string">
            <text:p text:style-name="P30">$14-70</text:p>
          </table:table-cell>
          <table:table-cell table:style-name="t14.C3" office:value-type="string">
            <text:p text:style-name="P30">$14-80</text:p>
          </table:table-cell>
          <table:table-cell table:style-name="t14.C3" office:value-type="string">
            <text:p text:style-name="P31">$14-00</text:p>
          </table:table-cell>
          <table:table-cell table:style-name="t14.C3" office:value-type="string">
            <text:p text:style-name="P30">$14-10</text:p>
          </table:table-cell>
          <table:table-cell table:style-name="t14.C3" office:value-type="string">
            <text:p text:style-name="P30">$14-20</text:p>
          </table:table-cell>
          <table:table-cell table:style-name="t14.J5" table:number-rows-spanned="5" office:value-type="string">
            <text:p text:style-name="P23">±<text:span text:style-name="T18">20</text:span></text:p>
          </table:table-cell>
        </table:table-row>
        <table:table-row>
          <table:table-cell table:style-name="t14.A5" office:value-type="string">
            <text:p text:style-name="P20">$1<text:span text:style-name="T54">4</text:span>-9<text:span text:style-name="T54">1</text:span></text:p>
          </table:table-cell>
          <table:table-cell table:style-name="t14.B5" office:value-type="float" office:value="0">
            <text:p text:style-name="P32">0664</text:p>
          </table:table-cell>
          <table:table-cell table:style-name="t14.C3" office:value-type="string">
            <text:p text:style-name="P30">---</text:p>
          </table:table-cell>
          <table:table-cell table:style-name="t14.C3" office:value-type="string">
            <text:p text:style-name="P30">$14-61</text:p>
          </table:table-cell>
          <table:table-cell table:style-name="t14.C3" office:value-type="string">
            <text:p text:style-name="P30">$14-71</text:p>
          </table:table-cell>
          <table:table-cell table:style-name="t14.C3" office:value-type="string">
            <text:p text:style-name="P30">$14-81</text:p>
          </table:table-cell>
          <table:table-cell table:style-name="t14.C3" office:value-type="string">
            <text:p text:style-name="P31">$14-01</text:p>
          </table:table-cell>
          <table:table-cell table:style-name="t14.C3" office:value-type="string">
            <text:p text:style-name="P30">$14-11</text:p>
          </table:table-cell>
          <table:table-cell table:style-name="t14.C3" office:value-type="string">
            <text:p text:style-name="P30">$14-21</text:p>
          </table:table-cell>
          <table:covered-table-cell/>
        </table:table-row>
        <table:table-row>
          <table:table-cell table:style-name="t14.A5" office:value-type="string">
            <text:p text:style-name="P20">$1<text:span text:style-name="T54">4</text:span>-9<text:span text:style-name="T54">2</text:span></text:p>
          </table:table-cell>
          <table:table-cell table:style-name="t14.B5" office:value-type="float" office:value="0">
            <text:p text:style-name="P32">0665</text:p>
          </table:table-cell>
          <table:table-cell table:style-name="t14.C3" office:value-type="string">
            <text:p text:style-name="P30">---</text:p>
          </table:table-cell>
          <table:table-cell table:style-name="t14.C3" office:value-type="string">
            <text:p text:style-name="P30">$14-62</text:p>
          </table:table-cell>
          <table:table-cell table:style-name="t14.C3" office:value-type="string">
            <text:p text:style-name="P30">$14-72</text:p>
          </table:table-cell>
          <table:table-cell table:style-name="t14.C3" office:value-type="string">
            <text:p text:style-name="P30">$14-82</text:p>
          </table:table-cell>
          <table:table-cell table:style-name="t14.C3" office:value-type="string">
            <text:p text:style-name="P31">$14-02</text:p>
          </table:table-cell>
          <table:table-cell table:style-name="t14.C3" office:value-type="string">
            <text:p text:style-name="P30">$14-12</text:p>
          </table:table-cell>
          <table:table-cell table:style-name="t14.C3" office:value-type="string">
            <text:p text:style-name="P30">$14-22</text:p>
          </table:table-cell>
          <table:covered-table-cell/>
        </table:table-row>
        <table:table-row>
          <table:table-cell table:style-name="t14.A5" office:value-type="string">
            <text:p text:style-name="P20">$1<text:span text:style-name="T54">4</text:span>-9<text:span text:style-name="T54">3</text:span></text:p>
          </table:table-cell>
          <table:table-cell table:style-name="t14.B5" office:value-type="float" office:value="0">
            <text:p text:style-name="P32">0661</text:p>
          </table:table-cell>
          <table:table-cell table:style-name="t14.C3" office:value-type="string">
            <text:p text:style-name="P30">---</text:p>
          </table:table-cell>
          <table:table-cell table:style-name="t14.C3" office:value-type="string">
            <text:p text:style-name="P30">$14-63</text:p>
          </table:table-cell>
          <table:table-cell table:style-name="t14.C3" office:value-type="string">
            <text:p text:style-name="P30">$14-73</text:p>
          </table:table-cell>
          <table:table-cell table:style-name="t14.C3" office:value-type="string">
            <text:p text:style-name="P30">$14-83</text:p>
          </table:table-cell>
          <table:table-cell table:style-name="t14.C3" office:value-type="string">
            <text:p text:style-name="P31">$14-03</text:p>
          </table:table-cell>
          <table:table-cell table:style-name="t14.C3" office:value-type="string">
            <text:p text:style-name="P30">$14-13</text:p>
          </table:table-cell>
          <table:table-cell table:style-name="t14.C3" office:value-type="string">
            <text:p text:style-name="P30">$14-23</text:p>
          </table:table-cell>
          <table:covered-table-cell/>
        </table:table-row>
        <table:table-row>
          <table:table-cell table:style-name="t14.A9" office:value-type="string">
            <text:p text:style-name="P20">$1<text:span text:style-name="T54">4</text:span>-9<text:span text:style-name="T54">4</text:span></text:p>
          </table:table-cell>
          <table:table-cell table:style-name="t14.B9" office:value-type="float" office:value="0">
            <text:p text:style-name="P32">0666</text:p>
          </table:table-cell>
          <table:table-cell table:style-name="t14.C9" office:value-type="string">
            <text:p text:style-name="P30">---</text:p>
          </table:table-cell>
          <table:table-cell table:style-name="t14.C9" office:value-type="string">
            <text:p text:style-name="P30">$14-64</text:p>
          </table:table-cell>
          <table:table-cell table:style-name="t14.C9" office:value-type="string">
            <text:p text:style-name="P30">$14-74</text:p>
          </table:table-cell>
          <table:table-cell table:style-name="t14.C9" office:value-type="string">
            <text:p text:style-name="P30">$14-84</text:p>
          </table:table-cell>
          <table:table-cell table:style-name="t14.C9" office:value-type="string">
            <text:p text:style-name="P31">$14-04</text:p>
          </table:table-cell>
          <table:table-cell table:style-name="t14.C9" office:value-type="string">
            <text:p text:style-name="P30">$14-14</text:p>
          </table:table-cell>
          <table:table-cell table:style-name="t14.C9" office:value-type="string">
            <text:p text:style-name="P30">$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40"><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4">Фон, нЗв/ч</text:p>
          </table:table-cell>
          <table:table-cell table:style-name="t18.D3" table:number-columns-spanned="3" office:value-type="string">
            <text:p text:style-name="P44">Измеренное значение </text:p>
          </table:table-cell>
          <table:covered-table-cell/>
          <table:covered-table-cell/>
          <table:table-cell table:style-name="t1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5"><text:span text:style-name="T38">H</text:span><text:span text:style-name="T42">1</text:span></text:p>
          </table:table-cell>
          <table:table-cell table:style-name="t18.D3" office:value-type="string">
            <text:p text:style-name="P44"><text:span text:style-name="T19">H</text:span><text:span text:style-name="T42">2</text:span></text:p>
          </table:table-cell>
          <table:table-cell table:style-name="t1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7"><text:span text:style-name="T18">0,07</text:span> мкЗв/ч</text:p>
          </table:table-cell>
          <table:table-cell table:style-name="t18.D3" office:value-type="string">
            <text:p text:style-name="P30">$18-30</text:p>
          </table:table-cell>
          <table:table-cell table:style-name="t18.D3" office:value-type="string">
            <text:p text:style-name="P30">$18-40</text:p>
          </table:table-cell>
          <table:table-cell table:style-name="t18.D3" office:value-type="string">
            <text:p text:style-name="P30">$18-50</text:p>
          </table:table-cell>
          <table:table-cell table:style-name="t18.D3" office:value-type="string">
            <text:p text:style-name="P30">$18-60</text:p>
          </table:table-cell>
          <table:table-cell table:style-name="t18.D3" office:value-type="string">
            <text:p text:style-name="P30">$18-70</text:p>
          </table:table-cell>
          <table:table-cell table:style-name="t18.D3" office:value-type="string">
            <text:p text:style-name="P30">$18-80</text:p>
          </table:table-cell>
          <table:table-cell table:style-name="t18.D3" office:value-type="string">
            <text:p text:style-name="P31">$18-00</text:p>
          </table:table-cell>
          <table:table-cell table:style-name="t18.D3" office:value-type="string">
            <text:p text:style-name="P30">$18-10</text:p>
          </table:table-cell>
          <table:table-cell table:style-name="t18.D3" office:value-type="string">
            <text:p text:style-name="P30">$18-20</text:p>
          </table:table-cell>
          <table:table-cell table:style-name="t18.K5" table:number-rows-spanned="4" office:value-type="string">
            <text:p text:style-name="P23">±<text:span text:style-name="T18">15</text:span></text:p>
          </table:table-cell>
        </table:table-row>
        <table:table-row>
          <table:table-cell table:style-name="t18.A5" office:value-type="string">
            <text:p text:style-name="P17">0,7 мкЗв/ч</text:p>
          </table:table-cell>
          <table:table-cell table:style-name="t18.D3" office:value-type="string">
            <text:p text:style-name="P30">$18-31</text:p>
          </table:table-cell>
          <table:table-cell table:style-name="t18.D3" office:value-type="string">
            <text:p text:style-name="P30">$18-41</text:p>
          </table:table-cell>
          <table:table-cell table:style-name="t18.D3" office:value-type="string">
            <text:p text:style-name="P30">$18-51</text:p>
          </table:table-cell>
          <table:table-cell table:style-name="t18.D3" office:value-type="string">
            <text:p text:style-name="P30">$18-61</text:p>
          </table:table-cell>
          <table:table-cell table:style-name="t18.D3" office:value-type="string">
            <text:p text:style-name="P30">$18-71</text:p>
          </table:table-cell>
          <table:table-cell table:style-name="t18.D3" office:value-type="string">
            <text:p text:style-name="P30">$18-81</text:p>
          </table:table-cell>
          <table:table-cell table:style-name="t18.D3" office:value-type="string">
            <text:p text:style-name="P31">$18-01</text:p>
          </table:table-cell>
          <table:table-cell table:style-name="t18.D3" office:value-type="string">
            <text:p text:style-name="P30">$18-11</text:p>
          </table:table-cell>
          <table:table-cell table:style-name="t18.D3" office:value-type="string">
            <text:p text:style-name="P30">$18-21</text:p>
          </table:table-cell>
          <table:covered-table-cell/>
        </table:table-row>
        <table:table-row>
          <table:table-cell table:style-name="t18.A5" office:value-type="string">
            <text:p text:style-name="P17">7 мкЗв/ч</text:p>
          </table:table-cell>
          <table:table-cell table:style-name="t18.D3" office:value-type="string">
            <text:p text:style-name="P30">$18-32</text:p>
          </table:table-cell>
          <table:table-cell table:style-name="t18.D3" office:value-type="string">
            <text:p text:style-name="P30">$18-42</text:p>
          </table:table-cell>
          <table:table-cell table:style-name="t18.D3" office:value-type="string">
            <text:p text:style-name="P30">$18-52</text:p>
          </table:table-cell>
          <table:table-cell table:style-name="t18.D3" office:value-type="string">
            <text:p text:style-name="P30">$18-62</text:p>
          </table:table-cell>
          <table:table-cell table:style-name="t18.D3" office:value-type="string">
            <text:p text:style-name="P30">$18-72</text:p>
          </table:table-cell>
          <table:table-cell table:style-name="t18.D3" office:value-type="string">
            <text:p text:style-name="P30">$18-82</text:p>
          </table:table-cell>
          <table:table-cell table:style-name="t18.D3" office:value-type="string">
            <text:p text:style-name="P31">$18-02</text:p>
          </table:table-cell>
          <table:table-cell table:style-name="t18.D3" office:value-type="string">
            <text:p text:style-name="P30">$18-12</text:p>
          </table:table-cell>
          <table:table-cell table:style-name="t18.D3" office:value-type="string">
            <text:p text:style-name="P30">$18-22</text:p>
          </table:table-cell>
          <table:covered-table-cell/>
        </table:table-row>
        <table:table-row>
          <table:table-cell table:style-name="t18.A8" office:value-type="string">
            <text:p text:style-name="P17">70 мкЗв/ч</text:p>
          </table:table-cell>
          <table:table-cell table:style-name="t18.B8" office:value-type="string">
            <text:p text:style-name="P30">$18-33</text:p>
          </table:table-cell>
          <table:table-cell table:style-name="t18.B8" office:value-type="string">
            <text:p text:style-name="P30">$18-43</text:p>
          </table:table-cell>
          <table:table-cell table:style-name="t18.B8" office:value-type="string">
            <text:p text:style-name="P30">$18-53</text:p>
          </table:table-cell>
          <table:table-cell table:style-name="t18.B8" office:value-type="string">
            <text:p text:style-name="P30">$18-63</text:p>
          </table:table-cell>
          <table:table-cell table:style-name="t18.B8" office:value-type="string">
            <text:p text:style-name="P30">$18-73</text:p>
          </table:table-cell>
          <table:table-cell table:style-name="t18.B8" office:value-type="string">
            <text:p text:style-name="P30">$18-83</text:p>
          </table:table-cell>
          <table:table-cell table:style-name="t18.B8" office:value-type="string">
            <text:p text:style-name="P31">$18-03</text:p>
          </table:table-cell>
          <table:table-cell table:style-name="t18.B8" office:value-type="string">
            <text:p text:style-name="P30">$18-13</text:p>
          </table:table-cell>
          <table:table-cell table:style-name="t18.B8" office:value-type="string">
            <text:p text:style-name="P30">$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0"><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9.B2" table:number-rows-spanned="3" office:value-type="string">
            <text:p text:style-name="P51">Номер источ-ника</text:p>
          </table:table-cell>
          <table:table-cell table:style-name="t19.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9.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9.3">
          <table:covered-table-cell/>
          <table:covered-table-cell/>
          <table:table-cell table:style-name="t19.C3" table:number-rows-spanned="2" office:value-type="string">
            <text:p text:style-name="P44">Фон</text:p>
          </table:table-cell>
          <table:table-cell table:style-name="t19.C3" table:number-columns-spanned="3" office:value-type="string">
            <text:p text:style-name="P44">Измеренное значение </text:p>
          </table:table-cell>
          <table:covered-table-cell/>
          <table:covered-table-cell/>
          <table:table-cell table:style-name="t19.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5"><text:span text:style-name="T69"></text:span><text:span text:style-name="T42">1</text:span></text:p>
          </table:table-cell>
          <table:table-cell table:style-name="t19.D4" office:value-type="string">
            <text:p text:style-name="P44"><text:span text:style-name="T70"></text:span><text:span text:style-name="T42">2</text:span></text:p>
          </table:table-cell>
          <table:table-cell table:style-name="t19.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9.A5" office:value-type="string">
            <text:p text:style-name="P20">$1<text:span text:style-name="T54">9</text:span>-90</text:p>
          </table:table-cell>
          <table:table-cell table:style-name="t19.B5" office:value-type="float" office:value="1179">
            <text:p text:style-name="P32">1179</text:p>
          </table:table-cell>
          <table:table-cell table:style-name="t19.C3" office:value-type="string">
            <text:p text:style-name="P30">$19-50</text:p>
          </table:table-cell>
          <table:table-cell table:style-name="t19.C3" office:value-type="string">
            <text:p text:style-name="P30">$19-60</text:p>
          </table:table-cell>
          <table:table-cell table:style-name="t19.C3" office:value-type="string">
            <text:p text:style-name="P30">$19-70</text:p>
          </table:table-cell>
          <table:table-cell table:style-name="t19.C3" office:value-type="string">
            <text:p text:style-name="P30">$19-80</text:p>
          </table:table-cell>
          <table:table-cell table:style-name="t19.C3" office:value-type="string">
            <text:p text:style-name="P31">$19-00</text:p>
          </table:table-cell>
          <table:table-cell table:style-name="t19.C3" office:value-type="string">
            <text:p text:style-name="P30">$19-10</text:p>
          </table:table-cell>
          <table:table-cell table:style-name="t19.C3" office:value-type="string">
            <text:p text:style-name="P30">$19-20</text:p>
          </table:table-cell>
          <table:table-cell table:style-name="t19.J5" table:number-rows-spanned="5" office:value-type="string">
            <text:p text:style-name="P23">±<text:span text:style-name="T18">20</text:span></text:p>
          </table:table-cell>
        </table:table-row>
        <table:table-row>
          <table:table-cell table:style-name="t19.A5" office:value-type="string">
            <text:p text:style-name="P20">$1<text:span text:style-name="T54">9</text:span>-9<text:span text:style-name="T54">1</text:span></text:p>
          </table:table-cell>
          <table:table-cell table:style-name="t19.B5" office:value-type="float" office:value="1180">
            <text:p text:style-name="P32">1180</text:p>
          </table:table-cell>
          <table:table-cell table:style-name="t19.C3" office:value-type="string">
            <text:p text:style-name="P30">$19-51</text:p>
          </table:table-cell>
          <table:table-cell table:style-name="t19.C3" office:value-type="string">
            <text:p text:style-name="P30">$19-61</text:p>
          </table:table-cell>
          <table:table-cell table:style-name="t19.C3" office:value-type="string">
            <text:p text:style-name="P30">$19-71</text:p>
          </table:table-cell>
          <table:table-cell table:style-name="t19.C3" office:value-type="string">
            <text:p text:style-name="P30">$19-81</text:p>
          </table:table-cell>
          <table:table-cell table:style-name="t19.C3" office:value-type="string">
            <text:p text:style-name="P31">$19-01</text:p>
          </table:table-cell>
          <table:table-cell table:style-name="t19.C3" office:value-type="string">
            <text:p text:style-name="P30">$19-11</text:p>
          </table:table-cell>
          <table:table-cell table:style-name="t19.C3" office:value-type="string">
            <text:p text:style-name="P30">$19-21</text:p>
          </table:table-cell>
          <table:covered-table-cell/>
        </table:table-row>
        <table:table-row>
          <table:table-cell table:style-name="t19.A5" office:value-type="string">
            <text:p text:style-name="P20">$1<text:span text:style-name="T54">9</text:span>-9<text:span text:style-name="T54">2</text:span></text:p>
          </table:table-cell>
          <table:table-cell table:style-name="t19.B5" office:value-type="float" office:value="1181">
            <text:p text:style-name="P32">1181</text:p>
          </table:table-cell>
          <table:table-cell table:style-name="t19.C3" office:value-type="string">
            <text:p text:style-name="P30">$19-52</text:p>
          </table:table-cell>
          <table:table-cell table:style-name="t19.C3" office:value-type="string">
            <text:p text:style-name="P30">$19-62</text:p>
          </table:table-cell>
          <table:table-cell table:style-name="t19.C3" office:value-type="string">
            <text:p text:style-name="P30">$19-72</text:p>
          </table:table-cell>
          <table:table-cell table:style-name="t19.C3" office:value-type="string">
            <text:p text:style-name="P30">$19-82</text:p>
          </table:table-cell>
          <table:table-cell table:style-name="t19.C3" office:value-type="string">
            <text:p text:style-name="P31">$19-02</text:p>
          </table:table-cell>
          <table:table-cell table:style-name="t19.C3" office:value-type="string">
            <text:p text:style-name="P30">$19-12</text:p>
          </table:table-cell>
          <table:table-cell table:style-name="t19.C3" office:value-type="string">
            <text:p text:style-name="P30">$19-22</text:p>
          </table:table-cell>
          <table:covered-table-cell/>
        </table:table-row>
        <table:table-row>
          <table:table-cell table:style-name="t19.A5" office:value-type="string">
            <text:p text:style-name="P20">$1<text:span text:style-name="T54">9</text:span>-9<text:span text:style-name="T54">3</text:span></text:p>
          </table:table-cell>
          <table:table-cell table:style-name="t19.B5" office:value-type="float" office:value="1182">
            <text:p text:style-name="P32">1182</text:p>
          </table:table-cell>
          <table:table-cell table:style-name="t19.C3" office:value-type="string">
            <text:p text:style-name="P30">$19-53</text:p>
          </table:table-cell>
          <table:table-cell table:style-name="t19.C3" office:value-type="string">
            <text:p text:style-name="P30">$19-63</text:p>
          </table:table-cell>
          <table:table-cell table:style-name="t19.C3" office:value-type="string">
            <text:p text:style-name="P30">$19-73</text:p>
          </table:table-cell>
          <table:table-cell table:style-name="t19.C3" office:value-type="string">
            <text:p text:style-name="P30">$19-83</text:p>
          </table:table-cell>
          <table:table-cell table:style-name="t19.C3" office:value-type="string">
            <text:p text:style-name="P31">$19-03</text:p>
          </table:table-cell>
          <table:table-cell table:style-name="t19.C3" office:value-type="string">
            <text:p text:style-name="P30">$19-13</text:p>
          </table:table-cell>
          <table:table-cell table:style-name="t19.C3" office:value-type="string">
            <text:p text:style-name="P30">$19-23</text:p>
          </table:table-cell>
          <table:covered-table-cell/>
        </table:table-row>
        <table:table-row>
          <table:table-cell table:style-name="t19.A9" office:value-type="string">
            <text:p text:style-name="P20">$1<text:span text:style-name="T54">9</text:span>-9<text:span text:style-name="T54">4</text:span></text:p>
          </table:table-cell>
          <table:table-cell table:style-name="t19.B9" office:value-type="float" office:value="1183">
            <text:p text:style-name="P32">1183</text:p>
          </table:table-cell>
          <table:table-cell table:style-name="t19.C9" office:value-type="string">
            <text:p text:style-name="P30">$19-54</text:p>
          </table:table-cell>
          <table:table-cell table:style-name="t19.C9" office:value-type="string">
            <text:p text:style-name="P30">$19-64</text:p>
          </table:table-cell>
          <table:table-cell table:style-name="t19.C9" office:value-type="string">
            <text:p text:style-name="P30">$19-74</text:p>
          </table:table-cell>
          <table:table-cell table:style-name="t19.C9" office:value-type="string">
            <text:p text:style-name="P30">$19-84</text:p>
          </table:table-cell>
          <table:table-cell table:style-name="t19.C9" office:value-type="string">
            <text:p text:style-name="P31">$19-04</text:p>
          </table:table-cell>
          <table:table-cell table:style-name="t19.C9" office:value-type="string">
            <text:p text:style-name="P30">$19-14</text:p>
          </table:table-cell>
          <table:table-cell table:style-name="t19.C9" office:value-type="string">
            <text:p text:style-name="P30">$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40"><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0.3">
          <table:covered-table-cell/>
          <table:covered-table-cell/>
          <table:table-cell table:style-name="t20.C3" table:number-rows-spanned="2" office:value-type="string">
            <text:p text:style-name="P44">Фон</text:p>
          </table:table-cell>
          <table:table-cell table:style-name="t20.C3" table:number-columns-spanned="3" office:value-type="string">
            <text:p text:style-name="P44">Измеренное значение </text:p>
          </table:table-cell>
          <table:covered-table-cell/>
          <table:covered-table-cell/>
          <table:table-cell table:style-name="t20.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5"><text:span text:style-name="T69"></text:span><text:span text:style-name="T42">1</text:span></text:p>
          </table:table-cell>
          <table:table-cell table:style-name="t20.D4" office:value-type="string">
            <text:p text:style-name="P44"><text:span text:style-name="T70"></text:span><text:span text:style-name="T42">2</text:span></text:p>
          </table:table-cell>
          <table:table-cell table:style-name="t20.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20.A5" office:value-type="string">
            <text:p text:style-name="P20">$<text:span text:style-name="T54">20</text:span>-90</text:p>
          </table:table-cell>
          <table:table-cell table:style-name="t20.B5" office:value-type="float" office:value="660">
            <text:p text:style-name="P32">0660</text:p>
          </table:table-cell>
          <table:table-cell table:style-name="t20.C3" office:value-type="string">
            <text:p text:style-name="P30">$20-50</text:p>
          </table:table-cell>
          <table:table-cell table:style-name="t20.C3" office:value-type="string">
            <text:p text:style-name="P30">$20-60</text:p>
          </table:table-cell>
          <table:table-cell table:style-name="t20.C3" office:value-type="string">
            <text:p text:style-name="P30">$20-70</text:p>
          </table:table-cell>
          <table:table-cell table:style-name="t20.C3" office:value-type="string">
            <text:p text:style-name="P30">$20-80</text:p>
          </table:table-cell>
          <table:table-cell table:style-name="t20.C3" office:value-type="string">
            <text:p text:style-name="P31">$20-00</text:p>
          </table:table-cell>
          <table:table-cell table:style-name="t20.C3" office:value-type="string">
            <text:p text:style-name="P30">$20-10</text:p>
          </table:table-cell>
          <table:table-cell table:style-name="t20.C3" office:value-type="string">
            <text:p text:style-name="P30">$20-20</text:p>
          </table:table-cell>
          <table:table-cell table:style-name="t20.J5" table:number-rows-spanned="5" office:value-type="string">
            <text:p text:style-name="P23">±<text:span text:style-name="T18">20</text:span></text:p>
          </table:table-cell>
        </table:table-row>
        <table:table-row>
          <table:table-cell table:style-name="t20.A5" office:value-type="string">
            <text:p text:style-name="P20">$<text:span text:style-name="T54">20</text:span>-9<text:span text:style-name="T54">1</text:span></text:p>
          </table:table-cell>
          <table:table-cell table:style-name="t20.B5" office:value-type="float" office:value="0">
            <text:p text:style-name="P32">6905</text:p>
          </table:table-cell>
          <table:table-cell table:style-name="t20.C3" office:value-type="string">
            <text:p text:style-name="P30">$20-51</text:p>
          </table:table-cell>
          <table:table-cell table:style-name="t20.C3" office:value-type="string">
            <text:p text:style-name="P30">$20-61</text:p>
          </table:table-cell>
          <table:table-cell table:style-name="t20.C3" office:value-type="string">
            <text:p text:style-name="P30">$20-71</text:p>
          </table:table-cell>
          <table:table-cell table:style-name="t20.C3" office:value-type="string">
            <text:p text:style-name="P30">$20-81</text:p>
          </table:table-cell>
          <table:table-cell table:style-name="t20.C3" office:value-type="string">
            <text:p text:style-name="P31">$20-01</text:p>
          </table:table-cell>
          <table:table-cell table:style-name="t20.C3" office:value-type="string">
            <text:p text:style-name="P30">$20-11</text:p>
          </table:table-cell>
          <table:table-cell table:style-name="t20.C3" office:value-type="string">
            <text:p text:style-name="P30">$20-21</text:p>
          </table:table-cell>
          <table:covered-table-cell/>
        </table:table-row>
        <table:table-row>
          <table:table-cell table:style-name="t20.A5" office:value-type="string">
            <text:p text:style-name="P20">$<text:span text:style-name="T54">20</text:span>-9<text:span text:style-name="T54">2</text:span></text:p>
          </table:table-cell>
          <table:table-cell table:style-name="t20.B5" office:value-type="float" office:value="0">
            <text:p text:style-name="P32">0661</text:p>
          </table:table-cell>
          <table:table-cell table:style-name="t20.C3" office:value-type="string">
            <text:p text:style-name="P30">$20-52</text:p>
          </table:table-cell>
          <table:table-cell table:style-name="t20.C3" office:value-type="string">
            <text:p text:style-name="P30">$20-62</text:p>
          </table:table-cell>
          <table:table-cell table:style-name="t20.C3" office:value-type="string">
            <text:p text:style-name="P30">$20-72</text:p>
          </table:table-cell>
          <table:table-cell table:style-name="t20.C3" office:value-type="string">
            <text:p text:style-name="P30">$20-82</text:p>
          </table:table-cell>
          <table:table-cell table:style-name="t20.C3" office:value-type="string">
            <text:p text:style-name="P31">$20-02</text:p>
          </table:table-cell>
          <table:table-cell table:style-name="t20.C3" office:value-type="string">
            <text:p text:style-name="P30">$20-12</text:p>
          </table:table-cell>
          <table:table-cell table:style-name="t20.C3" office:value-type="string">
            <text:p text:style-name="P30">$20-22</text:p>
          </table:table-cell>
          <table:covered-table-cell/>
        </table:table-row>
        <table:table-row>
          <table:table-cell table:style-name="t20.A5" office:value-type="string">
            <text:p text:style-name="P20">$<text:span text:style-name="T54">20</text:span>-9<text:span text:style-name="T54">3</text:span></text:p>
          </table:table-cell>
          <table:table-cell table:style-name="t20.B5" office:value-type="float" office:value="0">
            <text:p text:style-name="P32">0662</text:p>
          </table:table-cell>
          <table:table-cell table:style-name="t20.C3" office:value-type="string">
            <text:p text:style-name="P30">$20-53</text:p>
          </table:table-cell>
          <table:table-cell table:style-name="t20.C3" office:value-type="string">
            <text:p text:style-name="P30">$20-63</text:p>
          </table:table-cell>
          <table:table-cell table:style-name="t20.C3" office:value-type="string">
            <text:p text:style-name="P30">$20-73</text:p>
          </table:table-cell>
          <table:table-cell table:style-name="t20.C3" office:value-type="string">
            <text:p text:style-name="P30">$20-83</text:p>
          </table:table-cell>
          <table:table-cell table:style-name="t20.C3" office:value-type="string">
            <text:p text:style-name="P31">$20-03</text:p>
          </table:table-cell>
          <table:table-cell table:style-name="t20.C3" office:value-type="string">
            <text:p text:style-name="P30">$20-13</text:p>
          </table:table-cell>
          <table:table-cell table:style-name="t20.C3" office:value-type="string">
            <text:p text:style-name="P30">$20-23</text:p>
          </table:table-cell>
          <table:covered-table-cell/>
        </table:table-row>
        <table:table-row>
          <table:table-cell table:style-name="t20.A9" office:value-type="string">
            <text:p text:style-name="P20">$<text:span text:style-name="T54">20</text:span>-9<text:span text:style-name="T54">4</text:span></text:p>
          </table:table-cell>
          <table:table-cell table:style-name="t20.B9" office:value-type="float" office:value="0">
            <text:p text:style-name="P32">15014</text:p>
          </table:table-cell>
          <table:table-cell table:style-name="t20.C9" office:value-type="string">
            <text:p text:style-name="P30">$20-54</text:p>
          </table:table-cell>
          <table:table-cell table:style-name="t20.C9" office:value-type="string">
            <text:p text:style-name="P30">$20-64</text:p>
          </table:table-cell>
          <table:table-cell table:style-name="t20.C9" office:value-type="string">
            <text:p text:style-name="P30">$20-74</text:p>
          </table:table-cell>
          <table:table-cell table:style-name="t20.C9" office:value-type="string">
            <text:p text:style-name="P30">$20-84</text:p>
          </table:table-cell>
          <table:table-cell table:style-name="t20.C9" office:value-type="string">
            <text:p text:style-name="P31">$20-04</text:p>
          </table:table-cell>
          <table:table-cell table:style-name="t20.C9" office:value-type="string">
            <text:p text:style-name="P30">$20-14</text:p>
          </table:table-cell>
          <table:table-cell table:style-name="t20.C9" office:value-type="string">
            <text:p text:style-name="P30">$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40"><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1">Номер источ-ника</text:p>
          </table:table-cell>
          <table:table-cell table:style-name="t21.B2" table:number-rows-spanned="3" office:value-type="string">
            <text:p text:style-name="P51">Рассто-яние до источ-ника, </text:p>
            <text:p text:style-name="P52">R, см</text:p>
          </table:table-cell>
          <table:table-cell table:style-name="t2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1.3">
          <table:covered-table-cell/>
          <table:covered-table-cell/>
          <table:covered-table-cell/>
          <table:table-cell table:style-name="t21.D3" table:number-rows-spanned="2" office:value-type="string">
            <text:p text:style-name="P44">Фон, нЗв/ч</text:p>
          </table:table-cell>
          <table:table-cell table:style-name="t21.D3" table:number-columns-spanned="3" office:value-type="string">
            <text:p text:style-name="P44">Измеренное значение </text:p>
          </table:table-cell>
          <table:covered-table-cell/>
          <table:covered-table-cell/>
          <table:table-cell table:style-name="t2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5"><text:span text:style-name="T38">H</text:span><text:span text:style-name="T42">1</text:span></text:p>
          </table:table-cell>
          <table:table-cell table:style-name="t21.D3" office:value-type="string">
            <text:p text:style-name="P44"><text:span text:style-name="T19">H</text:span><text:span text:style-name="T42">2</text:span></text:p>
          </table:table-cell>
          <table:table-cell table:style-name="t2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7">0,7 мкЗв/ч</text:p>
          </table:table-cell>
          <table:table-cell table:style-name="t21.D3" office:value-type="string">
            <text:p text:style-name="P30">$21-30</text:p>
          </table:table-cell>
          <table:table-cell table:style-name="t21.D3" office:value-type="string">
            <text:p text:style-name="P30">$21-40</text:p>
          </table:table-cell>
          <table:table-cell table:style-name="t21.D3" office:value-type="string">
            <text:p text:style-name="P30">$21-50</text:p>
          </table:table-cell>
          <table:table-cell table:style-name="t21.D3" office:value-type="string">
            <text:p text:style-name="P30">$21-60</text:p>
          </table:table-cell>
          <table:table-cell table:style-name="t21.D3" office:value-type="string">
            <text:p text:style-name="P30">$21-70</text:p>
          </table:table-cell>
          <table:table-cell table:style-name="t21.D3" office:value-type="string">
            <text:p text:style-name="P30">$21-80</text:p>
          </table:table-cell>
          <table:table-cell table:style-name="t21.D3" office:value-type="string">
            <text:p text:style-name="P31">$21-00</text:p>
          </table:table-cell>
          <table:table-cell table:style-name="t21.D3" office:value-type="string">
            <text:p text:style-name="P30">$21-10</text:p>
          </table:table-cell>
          <table:table-cell table:style-name="t21.D3" office:value-type="string">
            <text:p text:style-name="P30">$21-20</text:p>
          </table:table-cell>
          <table:table-cell table:style-name="t21.K5" table:number-rows-spanned="6" office:value-type="string">
            <text:p text:style-name="P23">±<text:span text:style-name="T54">20</text:span></text:p>
          </table:table-cell>
        </table:table-row>
        <table:table-row>
          <table:table-cell table:style-name="t21.A5" office:value-type="string">
            <text:p text:style-name="P17">7 мкЗв/ч</text:p>
          </table:table-cell>
          <table:table-cell table:style-name="t21.D3" office:value-type="string">
            <text:p text:style-name="P30">$21-31</text:p>
          </table:table-cell>
          <table:table-cell table:style-name="t21.D3" office:value-type="string">
            <text:p text:style-name="P30">$21-41</text:p>
          </table:table-cell>
          <table:table-cell table:style-name="t21.D3" office:value-type="string">
            <text:p text:style-name="P30">$21-51</text:p>
          </table:table-cell>
          <table:table-cell table:style-name="t21.D3" office:value-type="string">
            <text:p text:style-name="P30">$21-61</text:p>
          </table:table-cell>
          <table:table-cell table:style-name="t21.D3" office:value-type="string">
            <text:p text:style-name="P30">$21-71</text:p>
          </table:table-cell>
          <table:table-cell table:style-name="t21.D3" office:value-type="string">
            <text:p text:style-name="P30">$21-81</text:p>
          </table:table-cell>
          <table:table-cell table:style-name="t21.D3" office:value-type="string">
            <text:p text:style-name="P31">$21-01</text:p>
          </table:table-cell>
          <table:table-cell table:style-name="t21.D3" office:value-type="string">
            <text:p text:style-name="P30">$21-11</text:p>
          </table:table-cell>
          <table:table-cell table:style-name="t21.D3" office:value-type="string">
            <text:p text:style-name="P30">$21-21</text:p>
          </table:table-cell>
          <table:covered-table-cell/>
        </table:table-row>
        <table:table-row>
          <table:table-cell table:style-name="t21.A5" office:value-type="string">
            <text:p text:style-name="P17">70 мкЗв/ч</text:p>
          </table:table-cell>
          <table:table-cell table:style-name="t21.D3" office:value-type="string">
            <text:p text:style-name="P30">$21-32</text:p>
          </table:table-cell>
          <table:table-cell table:style-name="t21.D3" office:value-type="string">
            <text:p text:style-name="P30">$21-42</text:p>
          </table:table-cell>
          <table:table-cell table:style-name="t21.D3" office:value-type="string">
            <text:p text:style-name="P30">$21-52</text:p>
          </table:table-cell>
          <table:table-cell table:style-name="t21.D3" office:value-type="string">
            <text:p text:style-name="P30">$21-62</text:p>
          </table:table-cell>
          <table:table-cell table:style-name="t21.D3" office:value-type="string">
            <text:p text:style-name="P30">$21-72</text:p>
          </table:table-cell>
          <table:table-cell table:style-name="t21.D3" office:value-type="string">
            <text:p text:style-name="P30">$21-82</text:p>
          </table:table-cell>
          <table:table-cell table:style-name="t21.D3" office:value-type="string">
            <text:p text:style-name="P31">$21-02</text:p>
          </table:table-cell>
          <table:table-cell table:style-name="t21.D3" office:value-type="string">
            <text:p text:style-name="P30">$21-12</text:p>
          </table:table-cell>
          <table:table-cell table:style-name="t21.D3" office:value-type="string">
            <text:p text:style-name="P30">$21-22</text:p>
          </table:table-cell>
          <table:covered-table-cell/>
        </table:table-row>
        <table:table-row>
          <table:table-cell table:style-name="t21.A5" office:value-type="string">
            <text:p text:style-name="P17">0.7 мЗв/ч</text:p>
          </table:table-cell>
          <table:table-cell table:style-name="t21.D3" office:value-type="string">
            <text:p text:style-name="P30">$21-33</text:p>
          </table:table-cell>
          <table:table-cell table:style-name="t21.D3" office:value-type="string">
            <text:p text:style-name="P30">$21-43</text:p>
          </table:table-cell>
          <table:table-cell table:style-name="t21.D3" office:value-type="string">
            <text:p text:style-name="P30">$21-53</text:p>
          </table:table-cell>
          <table:table-cell table:style-name="t21.D3" office:value-type="string">
            <text:p text:style-name="P30">$21-63</text:p>
          </table:table-cell>
          <table:table-cell table:style-name="t21.D3" office:value-type="string">
            <text:p text:style-name="P30">$21-73</text:p>
          </table:table-cell>
          <table:table-cell table:style-name="t21.D3" office:value-type="string">
            <text:p text:style-name="P30">$21-83</text:p>
          </table:table-cell>
          <table:table-cell table:style-name="t21.D3" office:value-type="string">
            <text:p text:style-name="P31">$21-03</text:p>
          </table:table-cell>
          <table:table-cell table:style-name="t21.D3" office:value-type="string">
            <text:p text:style-name="P30">$21-13</text:p>
          </table:table-cell>
          <table:table-cell table:style-name="t21.D3" office:value-type="string">
            <text:p text:style-name="P30">$21-23</text:p>
          </table:table-cell>
          <table:covered-table-cell/>
        </table:table-row>
        <table:table-row>
          <table:table-cell table:style-name="t21.A5" office:value-type="string">
            <text:p text:style-name="P17">7,0 мЗв/ч</text:p>
          </table:table-cell>
          <table:table-cell table:style-name="t21.D3" office:value-type="string">
            <text:p text:style-name="P30">$21-34</text:p>
          </table:table-cell>
          <table:table-cell table:style-name="t21.D3" office:value-type="string">
            <text:p text:style-name="P30">$21-44</text:p>
          </table:table-cell>
          <table:table-cell table:style-name="t21.D3" office:value-type="string">
            <text:p text:style-name="P30">$21-54</text:p>
          </table:table-cell>
          <table:table-cell table:style-name="t21.D3" office:value-type="string">
            <text:p text:style-name="P30">$21-64</text:p>
          </table:table-cell>
          <table:table-cell table:style-name="t21.D3" office:value-type="string">
            <text:p text:style-name="P30">$21-74</text:p>
          </table:table-cell>
          <table:table-cell table:style-name="t21.D3" office:value-type="string">
            <text:p text:style-name="P30">$21-84</text:p>
          </table:table-cell>
          <table:table-cell table:style-name="t21.D3" office:value-type="string">
            <text:p text:style-name="P31">$21-04</text:p>
          </table:table-cell>
          <table:table-cell table:style-name="t21.D3" office:value-type="string">
            <text:p text:style-name="P30">$21-14</text:p>
          </table:table-cell>
          <table:table-cell table:style-name="t21.D3" office:value-type="string">
            <text:p text:style-name="P30">$21-24</text:p>
          </table:table-cell>
          <table:covered-table-cell/>
        </table:table-row>
        <table:table-row>
          <table:table-cell table:style-name="t21.A10" office:value-type="string">
            <text:p text:style-name="P17">20 мЗв/ч</text:p>
          </table:table-cell>
          <table:table-cell table:style-name="t21.B10" office:value-type="string">
            <text:p text:style-name="P30">$21-3<text:span text:style-name="T18">5</text:span></text:p>
          </table:table-cell>
          <table:table-cell table:style-name="t21.B10" office:value-type="string">
            <text:p text:style-name="P30">$21-4<text:span text:style-name="T18">5</text:span></text:p>
          </table:table-cell>
          <table:table-cell table:style-name="t21.B10" office:value-type="string">
            <text:p text:style-name="P30">$21-5<text:span text:style-name="T18">5</text:span></text:p>
          </table:table-cell>
          <table:table-cell table:style-name="t21.B10" office:value-type="string">
            <text:p text:style-name="P30">$21-6<text:span text:style-name="T18">5</text:span></text:p>
          </table:table-cell>
          <table:table-cell table:style-name="t21.B10" office:value-type="string">
            <text:p text:style-name="P30">$21-7<text:span text:style-name="T18">5</text:span></text:p>
          </table:table-cell>
          <table:table-cell table:style-name="t21.B10" office:value-type="string">
            <text:p text:style-name="P30">$21-8<text:span text:style-name="T18">5</text:span></text:p>
          </table:table-cell>
          <table:table-cell table:style-name="t21.B10" office:value-type="string">
            <text:p text:style-name="P31">$21-05</text:p>
          </table:table-cell>
          <table:table-cell table:style-name="t21.B10" office:value-type="string">
            <text:p text:style-name="P30">$21-1<text:span text:style-name="T18">5</text:span></text:p>
          </table:table-cell>
          <table:table-cell table:style-name="t21.B10" office:value-type="string">
            <text:p text:style-name="P30">$21-2<text:span text:style-name="T18">5</text:span></text:p>
          </table:table-cell>
          <table:covered-table-cell/>
        </table:table-row>
      </table:table>
      <text:p text:style-name="P4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8">Проверку произвел:</text:p>
          </table:table-cell>
          <table:table-cell table:style-name="Таблица1.A1" office:value-type="string">
            <text:p text:style-name="P36">$calibrat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A2" office:value-type="string">
            <text:p text:style-name="P42"/>
          </table:table-cell>
          <table:table-cell table:style-name="Таблица1.C2" office:value-type="string">
            <text:p text:style-name="P37">(<text:span text:style-name="T105">подпись</text:span>)</text:p>
          </table:table-cell>
        </table:table-row>
        <table:table-row>
          <table:table-cell table:style-name="Таблица1.A1" office:value-type="string">
            <text:p text:style-name="P38">Технический контроль: </text:p>
          </table:table-cell>
          <table:table-cell table:style-name="Таблица1.A1" office:value-type="string">
            <text:p text:style-name="P35">$controll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B4" office:value-type="string">
            <text:p text:style-name="P42"/>
          </table:table-cell>
          <table:table-cell table:style-name="Таблица1.C2" office:value-type="string">
            <text:p text:style-name="P37">(<text:span text:style-name="T105">подпись</text:span>)</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1-12T15:04:07.01</dc:date>
    <meta:print-date>2019-04-03T15:18:00</meta:print-date>
    <meta:editing-cycles>75</meta:editing-cycles>
    <meta:editing-duration>PT5H17M33S</meta:editing-duration>
    <meta:generator>OpenOffice/4.1.6$Win32 OpenOffice.org_project/416m1$Build-9790</meta:generator>
    <meta:document-statistic meta:table-count="82" meta:image-count="0" meta:object-count="1" meta:page-count="13" meta:paragraph-count="1796" meta:word-count="3186" meta:character-count="19185"/>
  </office:meta>
</office:document-meta>
</file>